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Arial Unicode MS" svg:font-family="'Arial Unicode MS'"/>
    <style:font-face style:name="DejaVu Sans1" svg:font-family="'DejaVu Sans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, 'MS Mincho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4" style:family="table">
      <style:table-properties style:width="16.898cm" table:align="left" style:writing-mode="lr-tb"/>
    </style:style>
    <style:style style:name="Tabel4.A" style:family="table-column">
      <style:table-column-properties style:column-width="2.568cm"/>
    </style:style>
    <style:style style:name="Tabel4.B" style:family="table-column">
      <style:table-column-properties style:column-width="14.33cm"/>
    </style:style>
    <style:style style:name="Tabel4.1" style:family="table-row">
      <style:table-row-properties fo:keep-together="auto"/>
    </style:style>
    <style:style style:name="Tabel4.A1" style:family="table-cell">
      <style:table-cell-properties style:vertical-align="top" fo:padding="0.097cm" fo:border="none" style:writing-mode="lr-tb"/>
    </style:style>
    <style:style style:name="Tabel4.14" style:family="table-row">
      <style:table-row-properties style:min-row-height="0.517cm" fo:keep-together="auto"/>
    </style:style>
    <style:style style:name="Tabel5" style:family="table">
      <style:table-properties style:width="16.89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5.A" style:family="table-column">
      <style:table-column-properties style:column-width="2.697cm"/>
    </style:style>
    <style:style style:name="Tabel5.B" style:family="table-column">
      <style:table-column-properties style:column-width="1.111cm"/>
    </style:style>
    <style:style style:name="Tabel5.C" style:family="table-column">
      <style:table-column-properties style:column-width="11.994cm"/>
    </style:style>
    <style:style style:name="Tabel5.D" style:family="table-column">
      <style:table-column-properties style:column-width="1.095cm"/>
    </style:style>
    <style:style style:name="Tabel5.1" style:family="table-row">
      <style:table-row-properties fo:keep-together="auto"/>
    </style:style>
    <style:style style:name="Tabel5.A1" style:family="table-cell">
      <style:table-cell-properties style:vertical-align="top" fo:background-color="#c0c0c0" fo:padding="0.097cm" fo:border="none" style:writing-mode="lr-tb">
        <style:background-image/>
      </style:table-cell-properties>
    </style:style>
    <style:style style:name="Tabel5.A2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el5.18" style:family="table-row">
      <style:table-row-properties fo:background-color="transparent" fo:keep-together="auto">
        <style:background-image/>
      </style:table-row-properties>
    </style:style>
    <style:style style:name="Tabel5.A24" style:family="table-cell">
      <style:table-cell-properties style:vertical-align="top" fo:padding="0.097cm" fo:border="none" style:writing-mode="lr-tb"/>
    </style:style>
    <style:style style:name="Tabel5.B24" style:family="table-cell">
      <style:table-cell-properties style:vertical-align="top" fo:padding="0.097cm" fo:border="none" style:writing-mode="lr-tb"/>
    </style:style>
    <style:style style:name="Tabel5.C24" style:family="table-cell">
      <style:table-cell-properties style:vertical-align="top" fo:padding="0.097cm" fo:border="none" style:writing-mode="lr-tb"/>
    </style:style>
    <style:style style:name="Tabel5.D24" style:family="table-cell">
      <style:table-cell-properties style:vertical-align="top" fo:padding="0.097cm" fo:border="none" style:writing-mode="lr-tb"/>
    </style:style>
    <style:style style:name="Tabel5.A25" style:family="table-cell">
      <style:table-cell-properties style:vertical-align="top" fo:padding="0.097cm" fo:border="none" style:writing-mode="lr-tb"/>
    </style:style>
    <style:style style:name="Tabel5.B25" style:family="table-cell">
      <style:table-cell-properties style:vertical-align="top" fo:padding="0.097cm" fo:border="none" style:writing-mode="lr-tb"/>
    </style:style>
    <style:style style:name="Tabel5.C25" style:family="table-cell">
      <style:table-cell-properties style:vertical-align="top" fo:padding="0.097cm" fo:border="none" style:writing-mode="lr-tb"/>
    </style:style>
    <style:style style:name="Tabel5.D25" style:family="table-cell">
      <style:table-cell-properties style:vertical-align="top" fo:padding="0.097cm" fo:border="none" style:writing-mode="lr-tb"/>
    </style:style>
    <style:style style:name="Tabel5.A26" style:family="table-cell">
      <style:table-cell-properties style:vertical-align="top" fo:padding="0.097cm" fo:border="none" style:writing-mode="lr-tb"/>
    </style:style>
    <style:style style:name="Tabel5.B26" style:family="table-cell">
      <style:table-cell-properties style:vertical-align="top" fo:padding="0.097cm" fo:border="none" style:writing-mode="lr-tb"/>
    </style:style>
    <style:style style:name="Tabel5.C26" style:family="table-cell">
      <style:table-cell-properties style:vertical-align="top" fo:padding="0.097cm" fo:border="none" style:writing-mode="lr-tb"/>
    </style:style>
    <style:style style:name="Tabel5.D26" style:family="table-cell">
      <style:table-cell-properties style:vertical-align="top" fo:padding="0.097cm" fo:border="none" style:writing-mode="lr-tb"/>
    </style:style>
    <style:style style:name="Tabel5.A27" style:family="table-cell">
      <style:table-cell-properties style:vertical-align="top" fo:padding="0.097cm" fo:border="none" style:writing-mode="lr-tb"/>
    </style:style>
    <style:style style:name="Tabel5.B27" style:family="table-cell">
      <style:table-cell-properties style:vertical-align="top" fo:padding="0.097cm" fo:border="none" style:writing-mode="lr-tb"/>
    </style:style>
    <style:style style:name="Tabel5.C27" style:family="table-cell">
      <style:table-cell-properties style:vertical-align="top" fo:padding="0.097cm" fo:border="none" style:writing-mode="lr-tb"/>
    </style:style>
    <style:style style:name="Tabel5.D27" style:family="table-cell">
      <style:table-cell-properties style:vertical-align="top" fo:padding="0.097cm" fo:border="none" style:writing-mode="lr-tb"/>
    </style:style>
    <style:style style:name="Tabel5.A28" style:family="table-cell">
      <style:table-cell-properties style:vertical-align="top" fo:padding="0.097cm" fo:border="none" style:writing-mode="lr-tb"/>
    </style:style>
    <style:style style:name="Tabel5.B28" style:family="table-cell">
      <style:table-cell-properties style:vertical-align="top" fo:padding="0.097cm" fo:border="none" style:writing-mode="lr-tb"/>
    </style:style>
    <style:style style:name="Tabel5.C28" style:family="table-cell">
      <style:table-cell-properties style:vertical-align="top" fo:padding="0.097cm" fo:border="none" style:writing-mode="lr-tb"/>
    </style:style>
    <style:style style:name="Tabel5.D28" style:family="table-cell">
      <style:table-cell-properties style:vertical-align="top" fo:padding="0.097cm" fo:border="none" style:writing-mode="lr-tb"/>
    </style:style>
    <style:style style:name="Tabel5.A29" style:family="table-cell">
      <style:table-cell-properties style:vertical-align="top" fo:padding="0.097cm" fo:border="none" style:writing-mode="lr-tb"/>
    </style:style>
    <style:style style:name="Tabel5.B29" style:family="table-cell">
      <style:table-cell-properties style:vertical-align="top" fo:padding="0.097cm" fo:border="none" style:writing-mode="lr-tb"/>
    </style:style>
    <style:style style:name="Tabel5.C29" style:family="table-cell">
      <style:table-cell-properties style:vertical-align="top" fo:padding="0.097cm" fo:border="none" style:writing-mode="lr-tb"/>
    </style:style>
    <style:style style:name="Tabel5.D29" style:family="table-cell">
      <style:table-cell-properties style:vertical-align="top" fo:padding="0.097cm" fo:border="none" style:writing-mode="lr-tb"/>
    </style:style>
    <style:style style:name="Tabel5.A30" style:family="table-cell">
      <style:table-cell-properties style:vertical-align="top" fo:padding="0.097cm" fo:border="none" style:writing-mode="lr-tb"/>
    </style:style>
    <style:style style:name="Tabel5.B30" style:family="table-cell">
      <style:table-cell-properties style:vertical-align="top" fo:padding="0.097cm" fo:border="none" style:writing-mode="lr-tb"/>
    </style:style>
    <style:style style:name="Tabel5.C30" style:family="table-cell">
      <style:table-cell-properties style:vertical-align="top" fo:padding="0.097cm" fo:border="none" style:writing-mode="lr-tb"/>
    </style:style>
    <style:style style:name="Tabel5.D30" style:family="table-cell">
      <style:table-cell-properties style:vertical-align="top" fo:padding="0.097cm" fo:border="none" style:writing-mode="lr-tb"/>
    </style:style>
    <style:style style:name="Tabel5.A31" style:family="table-cell">
      <style:table-cell-properties style:vertical-align="top" fo:padding="0.097cm" fo:border="none" style:writing-mode="lr-tb"/>
    </style:style>
    <style:style style:name="Tabel5.B31" style:family="table-cell">
      <style:table-cell-properties style:vertical-align="top" fo:padding="0.097cm" fo:border="none" style:writing-mode="lr-tb"/>
    </style:style>
    <style:style style:name="Tabel5.C31" style:family="table-cell">
      <style:table-cell-properties style:vertical-align="top" fo:padding="0.097cm" fo:border="none" style:writing-mode="lr-tb"/>
    </style:style>
    <style:style style:name="Tabel5.D31" style:family="table-cell">
      <style:table-cell-properties style:vertical-align="top" fo:padding="0.097cm" fo:border="none" style:writing-mode="lr-tb"/>
    </style:style>
    <style:style style:name="Tabel5.A32" style:family="table-cell">
      <style:table-cell-properties style:vertical-align="top" fo:padding="0.097cm" fo:border="none" style:writing-mode="lr-tb"/>
    </style:style>
    <style:style style:name="Tabel5.B32" style:family="table-cell">
      <style:table-cell-properties style:vertical-align="top" fo:padding="0.097cm" fo:border="none" style:writing-mode="lr-tb"/>
    </style:style>
    <style:style style:name="Tabel5.C32" style:family="table-cell">
      <style:table-cell-properties style:vertical-align="top" fo:padding="0.097cm" fo:border="none" style:writing-mode="lr-tb"/>
    </style:style>
    <style:style style:name="Tabel5.D32" style:family="table-cell">
      <style:table-cell-properties style:vertical-align="top" fo:padding="0.097cm" fo:border="none" style:writing-mode="lr-tb"/>
    </style:style>
    <style:style style:name="Tabel5.A33" style:family="table-cell">
      <style:table-cell-properties style:vertical-align="top" fo:padding="0.097cm" fo:border="none" style:writing-mode="lr-tb"/>
    </style:style>
    <style:style style:name="Tabel5.B33" style:family="table-cell">
      <style:table-cell-properties style:vertical-align="top" fo:padding="0.097cm" fo:border="none" style:writing-mode="lr-tb"/>
    </style:style>
    <style:style style:name="Tabel5.C33" style:family="table-cell">
      <style:table-cell-properties style:vertical-align="top" fo:padding="0.097cm" fo:border="none" style:writing-mode="lr-tb"/>
    </style:style>
    <style:style style:name="Tabel5.D33" style:family="table-cell">
      <style:table-cell-properties style:vertical-align="top" fo:padding="0.097cm" fo:border="none" style:writing-mode="lr-tb"/>
    </style:style>
    <style:style style:name="Tabel5.A34" style:family="table-cell">
      <style:table-cell-properties style:vertical-align="top" fo:padding="0.097cm" fo:border="none" style:writing-mode="lr-tb"/>
    </style:style>
    <style:style style:name="Tabel5.B34" style:family="table-cell">
      <style:table-cell-properties style:vertical-align="top" fo:padding="0.097cm" fo:border="none" style:writing-mode="lr-tb"/>
    </style:style>
    <style:style style:name="Tabel5.C34" style:family="table-cell">
      <style:table-cell-properties style:vertical-align="top" fo:padding="0.097cm" fo:border="none" style:writing-mode="lr-tb"/>
    </style:style>
    <style:style style:name="Tabel5.D34" style:family="table-cell">
      <style:table-cell-properties style:vertical-align="top" fo:padding="0.097cm" fo:border="none" style:writing-mode="lr-tb"/>
    </style:style>
    <style:style style:name="Tabel5.A35" style:family="table-cell">
      <style:table-cell-properties style:vertical-align="top" fo:padding="0.097cm" fo:border="none" style:writing-mode="lr-tb"/>
    </style:style>
    <style:style style:name="Tabel5.B35" style:family="table-cell">
      <style:table-cell-properties style:vertical-align="top" fo:padding="0.097cm" fo:border="none" style:writing-mode="lr-tb"/>
    </style:style>
    <style:style style:name="Tabel5.C35" style:family="table-cell">
      <style:table-cell-properties style:vertical-align="top" fo:padding="0.097cm" fo:border="none" style:writing-mode="lr-tb"/>
    </style:style>
    <style:style style:name="Tabel5.D35" style:family="table-cell">
      <style:table-cell-properties style:vertical-align="top" fo:padding="0.097cm" fo:border="none" style:writing-mode="lr-tb"/>
    </style:style>
    <style:style style:name="Tabel5.A36" style:family="table-cell">
      <style:table-cell-properties style:vertical-align="top" fo:padding="0.097cm" fo:border="none" style:writing-mode="lr-tb"/>
    </style:style>
    <style:style style:name="Tabel5.B36" style:family="table-cell">
      <style:table-cell-properties style:vertical-align="top" fo:padding="0.097cm" fo:border="none" style:writing-mode="lr-tb"/>
    </style:style>
    <style:style style:name="Tabel5.C36" style:family="table-cell">
      <style:table-cell-properties style:vertical-align="top" fo:padding="0.097cm" fo:border="none" style:writing-mode="lr-tb"/>
    </style:style>
    <style:style style:name="Tabel5.D36" style:family="table-cell">
      <style:table-cell-properties style:vertical-align="top" fo:padding="0.097cm" fo:border="none" style:writing-mode="lr-tb"/>
    </style:style>
    <style:style style:name="Tabel5.A37" style:family="table-cell">
      <style:table-cell-properties style:vertical-align="top" fo:padding="0.097cm" fo:border="none" style:writing-mode="lr-tb"/>
    </style:style>
    <style:style style:name="Tabel5.B37" style:family="table-cell">
      <style:table-cell-properties style:vertical-align="top" fo:padding="0.097cm" fo:border="none" style:writing-mode="lr-tb"/>
    </style:style>
    <style:style style:name="Tabel5.C37" style:family="table-cell">
      <style:table-cell-properties style:vertical-align="top" fo:padding="0.097cm" fo:border="none" style:writing-mode="lr-tb"/>
    </style:style>
    <style:style style:name="Tabel5.D37" style:family="table-cell">
      <style:table-cell-properties style:vertical-align="top" fo:padding="0.097cm" fo:border="none" style:writing-mode="lr-tb"/>
    </style:style>
    <style:style style:name="Tabel5.A38" style:family="table-cell">
      <style:table-cell-properties style:vertical-align="top" fo:padding="0.097cm" fo:border="none" style:writing-mode="lr-tb"/>
    </style:style>
    <style:style style:name="Tabel5.B38" style:family="table-cell">
      <style:table-cell-properties style:vertical-align="top" fo:padding="0.097cm" fo:border="none" style:writing-mode="lr-tb"/>
    </style:style>
    <style:style style:name="Tabel5.C38" style:family="table-cell">
      <style:table-cell-properties style:vertical-align="top" fo:padding="0.097cm" fo:border="none" style:writing-mode="lr-tb"/>
    </style:style>
    <style:style style:name="Tabel5.D38" style:family="table-cell">
      <style:table-cell-properties style:vertical-align="top" fo:padding="0.097cm" fo:border="none" style:writing-mode="lr-tb"/>
    </style:style>
    <style:style style:name="Tabel5.A39" style:family="table-cell">
      <style:table-cell-properties style:vertical-align="top" fo:padding="0.097cm" fo:border="none" style:writing-mode="lr-tb"/>
    </style:style>
    <style:style style:name="Tabel5.C39" style:family="table-cell">
      <style:table-cell-properties style:vertical-align="top" fo:padding="0.097cm" fo:border="none" style:writing-mode="lr-tb"/>
    </style:style>
    <style:style style:name="P1" style:family="paragraph" style:parent-style-name="Footnote">
      <style:text-properties officeooo:rsid="00137645" officeooo:paragraph-rsid="0007bf9b"/>
    </style:style>
    <style:style style:name="P2" style:family="paragraph" style:parent-style-name="Footnote">
      <style:text-properties officeooo:paragraph-rsid="000b011a"/>
    </style:style>
    <style:style style:name="P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Arial1" fo:font-size="10pt" fo:language="en" fo:country="AU" officeooo:paragraph-rsid="009b0f9e" style:letter-kerning="true" style:font-size-asian="10pt" style:language-asian="zh" style:country-asian="CN" style:font-size-complex="10pt" style:language-complex="hi" style:country-complex="IN" fo:hyphenate="false" fo:hyphenation-remain-char-count="2" fo:hyphenation-push-char-count="2" loext:hyphenation-no-caps="false"/>
    </style:style>
    <style:style style:name="P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0pt" fo:language="en" fo:country="AU" fo:font-weight="normal" officeooo:rsid="00146e57" officeooo:paragraph-rsid="009b0f9e" style:letter-kerning="true" style:font-size-asian="10pt" style:language-asian="zh" style:country-asian="CN" style:font-weight-asian="normal" style:font-size-complex="10pt" style:language-complex="hi" style:country-complex="IN" style:font-weight-complex="normal" fo:hyphenate="false" fo:hyphenation-remain-char-count="2" fo:hyphenation-push-char-count="2" loext:hyphenation-no-caps="false"/>
    </style:style>
    <style:style style:name="P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0pt" fo:language="en" fo:country="AU" fo:font-weight="normal" officeooo:rsid="0015b584" officeooo:paragraph-rsid="009b0f9e" style:letter-kerning="true" style:font-name-asian="DejaVu Sans" style:font-size-asian="10pt" style:language-asian="zh" style:country-asian="CN" style:font-weight-asian="normal" style:font-name-complex="DejaVu Sans" style:font-size-complex="10pt" style:language-complex="hi" style:country-complex="IN" style:font-weight-complex="normal" fo:hyphenate="false" fo:hyphenation-remain-char-count="2" fo:hyphenation-push-char-count="2" loext:hyphenation-no-caps="false"/>
    </style:style>
    <style:style style:name="P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0pt" fo:language="en" fo:country="AU" fo:font-weight="normal" officeooo:paragraph-rsid="009b0f9e" style:letter-kerning="true" style:font-name-asian="DejaVu Sans" style:font-size-asian="10pt" style:language-asian="zh" style:country-asian="CN" style:font-weight-asian="normal" style:font-name-complex="DejaVu Sans" style:font-size-complex="10pt" style:language-complex="hi" style:country-complex="IN" style:font-weight-complex="normal" fo:hyphenate="false" fo:hyphenation-remain-char-count="2" fo:hyphenation-push-char-count="2" loext:hyphenation-no-caps="false"/>
    </style:style>
    <style:style style:name="P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0pt" fo:language="en" fo:country="AU" fo:font-style="normal" officeooo:rsid="001fdccf" officeooo:paragraph-rsid="009b0f9e" style:letter-kerning="true" fo:background-color="#ffffff" style:font-name-asian="DejaVu Sans" style:font-size-asian="10pt" style:language-asian="zh" style:country-asian="CN" style:font-style-asian="normal" style:font-name-complex="DejaVu Sans" style:font-size-complex="10pt" style:language-complex="hi" style:country-complex="IN" style:font-style-complex="normal" fo:hyphenate="false" fo:hyphenation-remain-char-count="2" fo:hyphenation-push-char-count="2" loext:hyphenation-no-caps="false"/>
    </style:style>
    <style:style style:name="P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Arial1" fo:font-size="10pt" fo:language="en" fo:country="AU" fo:font-style="normal" officeooo:paragraph-rsid="009b0f9e" style:letter-kerning="true" style:font-size-asian="10pt" style:language-asian="zh" style:country-asian="CN" style:font-style-asian="normal" style:font-size-complex="10pt" style:language-complex="hi" style:country-complex="IN" style:font-style-complex="normal" fo:hyphenate="false" fo:hyphenation-remain-char-count="2" fo:hyphenation-push-char-count="2" loext:hyphenation-no-caps="false"/>
    </style:style>
    <style:style style:name="P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0pt" fo:language="en" fo:country="AU" fo:font-style="normal" officeooo:paragraph-rsid="009b0f9e" style:letter-kerning="true" style:font-size-asian="10pt" style:language-asian="zh" style:country-asian="CN" style:font-style-asian="normal" style:font-size-complex="10pt" style:language-complex="hi" style:country-complex="IN" style:font-style-complex="normal"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0pt" fo:language="en" fo:country="AU" fo:font-style="normal" fo:font-weight="normal" officeooo:paragraph-rsid="009b0f9e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P1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0pt" fo:language="en" fo:country="AU" fo:font-style="normal" fo:font-weight="normal" officeooo:paragraph-rsid="009b0f9e" style:letter-kerning="true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P1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font-name="Arial1" fo:font-size="10pt" fo:language="en" fo:country="AU" officeooo:paragraph-rsid="009b0f9e" style:font-size-asian="10pt" style:font-size-complex="10pt" fo:hyphenate="false" fo:hyphenation-remain-char-count="2" fo:hyphenation-push-char-count="2" loext:hyphenation-no-caps="false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color="#000000" style:font-name="Arial1" fo:font-size="10pt" fo:language="en" fo:country="AU" officeooo:rsid="004b9c36" officeooo:paragraph-rsid="009b0f9e" style:font-size-asian="10pt" style:font-size-complex="10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Arial1" fo:font-size="10pt" fo:language="en" fo:country="AU" officeooo:paragraph-rsid="009b0f9e" style:font-size-asian="10pt" style:font-size-complex="10pt"/>
    </style:style>
    <style:style style:name="P15" style:family="paragraph" style:parent-style-name="Table_20_Contents">
      <style:text-properties fo:color="#000000" style:font-name="Arial1" fo:font-size="10pt" fo:language="en" fo:country="AU" fo:font-style="normal" officeooo:paragraph-rsid="009b0f9e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style:snap-to-layout-grid="false"/>
      <style:text-properties fo:color="#000000" style:font-name="Arial1" fo:font-size="10pt" fo:language="en" fo:country="AU" fo:font-style="normal" officeooo:paragraph-rsid="009b0f9e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fo:color="#000000" style:font-name="Arial1" fo:font-size="10pt" fo:language="en" fo:country="AU" fo:font-style="normal" officeooo:paragraph-rsid="009b0f9e" style:letter-kerning="true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paragraph-rsid="009b0f9e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rsid="0058a17e" officeooo:paragraph-rsid="009b0f9e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style:snap-to-layout-grid="false"/>
      <style:text-properties fo:color="#000000" style:font-name="Arial1" fo:font-size="10pt" fo:language="en" fo:country="AU" fo:font-weight="bold" officeooo:paragraph-rsid="009b0f9e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language="en" fo:country="AU" officeooo:paragraph-rsid="009b0f9e" style:font-size-asian="10pt" style:font-size-complex="10pt"/>
    </style:style>
    <style:style style:name="P22" style:family="paragraph" style:parent-style-name="Heading_20_3">
      <style:paragraph-properties fo:margin-left="0cm" fo:margin-right="0.131cm" fo:margin-top="0.212cm" fo:margin-bottom="0.106cm" loext:contextual-spacing="false" fo:text-indent="0cm" style:auto-text-indent="false"/>
      <style:text-properties fo:font-variant="normal" fo:text-transform="none" fo:color="#000000" style:font-name="Arial1" fo:font-size="10pt" fo:language="en" fo:country="GB" fo:font-style="normal" style:text-underline-style="none" fo:font-weight="bold" officeooo:rsid="004a275c" officeooo:paragraph-rsid="009b0f9e" style:font-name-asian="Arial2" style:font-size-asian="10pt" style:language-asian="en" style:country-asian="US" style:font-style-asian="normal" style:font-weight-asian="bold" style:font-name-complex="Arial2" style:font-size-complex="10pt" style:font-style-complex="normal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fo:color="#000000" style:font-name="Arial1" fo:font-size="10pt" fo:language="en" fo:country="AU" fo:font-style="normal" style:text-underline-style="none" fo:font-weight="normal" officeooo:rsid="009035cc" officeooo:paragraph-rsid="009b0f9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4" style:family="paragraph" style:parent-style-name="Standard">
      <style:text-properties fo:color="#000000" style:font-name="Arial1" fo:font-size="10pt" fo:language="en" fo:country="AU" fo:font-style="normal" fo:font-weight="bold" officeooo:paragraph-rsid="009b0f9e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style:snap-to-layout-grid="false"/>
      <style:text-properties fo:color="#000000" style:font-name="Arial1" fo:font-size="10pt" fo:language="en" fo:country="AU" officeooo:paragraph-rsid="009b0f9e" style:font-name-asian="Arial1" style:font-size-asian="10pt" style:font-name-complex="Arial1" style:font-size-complex="10pt"/>
    </style:style>
    <style:style style:name="P26" style:family="paragraph" style:parent-style-name="Standard">
      <style:paragraph-properties style:snap-to-layout-grid="false"/>
      <style:text-properties fo:color="#000000" style:font-name="Arial1" fo:font-size="10pt" fo:language="en" fo:country="AU" officeooo:paragraph-rsid="009b0f9e" style:letter-kerning="true" style:font-size-asian="10pt" style:language-asian="zh" style:country-asian="CN" style:font-size-complex="10pt" style:language-complex="hi" style:country-complex="IN"/>
    </style:style>
    <style:style style:name="P27" style:family="paragraph" style:parent-style-name="Standard">
      <style:paragraph-properties style:snap-to-layout-grid="false"/>
      <style:text-properties fo:color="#000000" style:font-name="Arial1" fo:font-size="10pt" fo:language="en" fo:country="AU" officeooo:paragraph-rsid="009b0f9e" style:font-size-asian="10pt" style:font-name-complex="Arial1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fo:language="en" fo:country="AU" officeooo:paragraph-rsid="009b0f9e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fo:language="en" fo:country="AU" fo:font-style="italic" officeooo:paragraph-rsid="009b0f9e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rsid="0011a674" officeooo:paragraph-rsid="009b0f9e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rsid="004b9c36" officeooo:paragraph-rsid="009b0f9e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rsid="00141476" officeooo:paragraph-rsid="009b0f9e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rsid="00508262" officeooo:paragraph-rsid="009b0f9e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paragraph-rsid="009b0f9e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rsid="0005895b" officeooo:paragraph-rsid="009b0f9e" fo:background-color="transparent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rsid="0003adf3" officeooo:paragraph-rsid="009b0f9e" fo:background-color="transparent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text-align="end" style:justify-single-word="false" style:snap-to-layout-grid="false"/>
      <style:text-properties fo:color="#000000" style:font-name="Arial1" fo:font-size="10pt" fo:language="en" fo:country="AU" fo:font-style="italic" officeooo:rsid="0011a674" officeooo:paragraph-rsid="009b0f9e" fo:background-color="transparent" style:font-size-asian="10pt" style:font-style-asian="italic" style:font-size-complex="10pt" style:font-style-complex="italic"/>
    </style:style>
    <style:style style:name="P38" style:family="paragraph" style:parent-style-name="Standard">
      <style:paragraph-properties style:snap-to-layout-grid="false"/>
      <style:text-properties fo:color="#000000" style:font-name="Arial1" fo:font-size="10pt" fo:language="en" fo:country="AU" officeooo:rsid="0010826c" officeooo:paragraph-rsid="009b0f9e" fo:background-color="#ffffff" style:font-size-asian="10pt" style:font-size-complex="10pt"/>
    </style:style>
    <style:style style:name="P39" style:family="paragraph" style:parent-style-name="Standard">
      <style:paragraph-properties style:snap-to-layout-grid="false"/>
      <style:text-properties fo:color="#000000" style:font-name="Arial1" fo:font-size="10pt" fo:language="en" fo:country="AU" fo:font-weight="bold" officeooo:rsid="0010826c" officeooo:paragraph-rsid="009b0f9e" fo:background-color="#ffffff" style:font-size-asian="10pt" style:font-weight-asian="bold" style:font-size-complex="10pt" style:font-weight-complex="bold"/>
    </style:style>
    <style:style style:name="P40" style:family="paragraph" style:parent-style-name="Standard">
      <style:paragraph-properties style:snap-to-layout-grid="false"/>
      <style:text-properties fo:color="#000000" style:font-name="Arial1" fo:font-size="10pt" fo:language="en" fo:country="AU" fo:font-weight="bold" officeooo:paragraph-rsid="009b0f9e" style:font-size-asian="10pt" style:font-weight-asian="bold" style:font-size-complex="10pt" style:font-weight-complex="bold"/>
    </style:style>
    <style:style style:name="P41" style:family="paragraph" style:parent-style-name="Standard">
      <style:text-properties fo:font-variant="normal" fo:text-transform="none" fo:color="#000000" style:font-name="Arial1" fo:font-size="10pt" fo:language="en" fo:country="GB" style:text-underline-style="none" fo:font-weight="bold" officeooo:rsid="004a275c" officeooo:paragraph-rsid="009b0f9e" style:font-name-asian="Arial2" style:font-size-asian="10pt" style:language-asian="en" style:country-asian="US" style:font-weight-asian="bold" style:font-name-complex="Arial2" style:font-size-complex="10pt" style:font-weight-complex="bold"/>
    </style:style>
    <style:style style:name="P42" style:family="paragraph" style:parent-style-name="Standard">
      <style:text-properties fo:font-variant="normal" fo:text-transform="none" fo:color="#3366ff" style:font-name="Arial1" fo:font-size="12pt" fo:language="en" fo:country="AU" style:text-underline-style="none" fo:font-weight="normal" officeooo:rsid="008e9bfb" officeooo:paragraph-rsid="009b0f9e" style:font-name-asian="Arial2" style:font-size-asian="12pt" style:language-asian="zxx" style:country-asian="none" style:font-weight-asian="normal" style:font-name-complex="Arial2" style:font-size-complex="12pt" style:font-weight-complex="bold"/>
    </style:style>
    <style:style style:name="P43" style:family="paragraph" style:parent-style-name="Standard">
      <style:text-properties fo:font-variant="normal" fo:text-transform="none" fo:color="#2323dc" style:font-name="Arial1" fo:font-size="10pt" fo:language="en" fo:country="AU" fo:font-style="normal" style:text-underline-style="none" fo:font-weight="bold" officeooo:rsid="004d0156" officeooo:paragraph-rsid="009b0f9e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4c4c4c" style:text-line-through-style="none" style:text-line-through-type="none" style:text-position="0% 100%" style:font-name="Arial1" fo:font-size="10pt" fo:language="en" fo:country="AU" fo:font-style="normal" style:text-underline-style="none" fo:font-weight="normal" officeooo:paragraph-rsid="009b0f9e" style:letter-kerning="true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weight-complex="normal"/>
    </style:style>
    <style:style style:name="P45" style:family="paragraph" style:parent-style-name="Standard">
      <style:text-properties fo:color="#2323dc" style:font-name="Arial1" fo:font-size="12pt" fo:language="en" fo:country="AU" style:text-underline-style="none" fo:font-weight="bold" officeooo:paragraph-rsid="00056049" style:font-size-asian="12pt" style:font-weight-asian="bold" style:font-name-complex="Arial1" style:font-size-complex="12pt" style:font-weight-complex="bold"/>
    </style:style>
    <style:style style:name="P46" style:family="paragraph" style:parent-style-name="Standard">
      <style:text-properties style:font-name="Arial1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Arial1" officeooo:paragraph-rsid="009b0f9e"/>
    </style:style>
    <style:style style:name="P48" style:family="paragraph" style:parent-style-name="Standard">
      <style:paragraph-properties fo:text-align="end" style:justify-single-word="false" style:snap-to-layout-grid="false"/>
      <style:text-properties style:font-name="Arial1" officeooo:paragraph-rsid="009b0f9e" fo:background-color="transparent"/>
    </style:style>
    <style:style style:name="P49" style:family="paragraph" style:parent-style-name="Standard">
      <style:paragraph-properties fo:text-align="start" style:justify-single-word="false" style:snap-to-layout-grid="false"/>
      <style:text-properties style:font-name="Arial1" fo:font-size="10pt" fo:language="en" fo:country="AU" officeooo:paragraph-rsid="009b0f9e" fo:background-color="#ffffff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style:font-name="Arial1" fo:font-size="10pt" fo:language="en" fo:country="AU" officeooo:paragraph-rsid="009b0f9e" style:font-size-asian="10pt" style:font-size-complex="10pt"/>
    </style:style>
    <style:style style:name="P51" style:family="paragraph" style:parent-style-name="Standard">
      <style:paragraph-properties style:snap-to-layout-grid="false"/>
      <style:text-properties style:font-name="Arial1" fo:font-size="10pt" fo:language="en" fo:country="AU" officeooo:paragraph-rsid="009b0f9e" style:font-size-asian="10pt" style:font-size-complex="10pt"/>
    </style:style>
    <style:style style:name="P52" style:family="paragraph" style:parent-style-name="Standard">
      <style:paragraph-properties style:snap-to-layout-grid="false"/>
      <style:text-properties fo:color="#4c4c4c" style:font-name="Arial1" fo:font-size="10pt" fo:language="en" fo:country="AU" fo:font-style="normal" officeooo:rsid="001fdccf" officeooo:paragraph-rsid="009b0f9e" style:letter-kerning="true" fo:background-color="#ffffff" style:font-name-asian="DejaVu Sans" style:font-size-asian="10pt" style:language-asian="zh" style:country-asian="CN" style:font-style-asian="normal" style:font-name-complex="DejaVu Sans" style:font-size-complex="10pt" style:language-complex="hi" style:country-complex="IN" style:font-style-complex="normal"/>
    </style:style>
    <style:style style:name="P53" style:family="paragraph" style:parent-style-name="Standard">
      <style:paragraph-properties style:snap-to-layout-grid="false"/>
      <style:text-properties fo:color="#4c4c4c" style:font-name="Arial1" fo:font-size="10pt" fo:language="en" fo:country="AU" fo:font-style="normal" fo:font-weight="normal" officeooo:rsid="001a9d4d" officeooo:paragraph-rsid="009b0f9e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margin-top="0cm" fo:margin-bottom="0cm" loext:contextual-spacing="true" fo:text-align="justify" style:justify-single-word="false"/>
      <style:text-properties style:font-name="Arial1" fo:font-size="10pt" fo:language="en" fo:country="AU" officeooo:paragraph-rsid="009b0f9e" style:font-size-asian="10pt" style:font-name-complex="Arial1" style:font-size-complex="10pt"/>
    </style:style>
    <style:style style:name="P55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1" fo:font-size="10pt" fo:language="en" fo:country="AU" officeooo:rsid="00449bfb" officeooo:paragraph-rsid="009b0f9e" style:font-size-asian="10pt" style:font-size-complex="10pt"/>
    </style:style>
    <style:style style:name="P56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1" fo:font-size="10pt" fo:language="en" fo:country="AU" officeooo:paragraph-rsid="009b0f9e" style:font-size-asian="10pt" style:font-size-complex="10pt"/>
    </style:style>
    <style:style style:name="P57" style:family="paragraph" style:parent-style-name="Standard">
      <style:paragraph-properties fo:margin-top="0cm" fo:margin-bottom="0cm" loext:contextual-spacing="true"/>
      <style:text-properties style:font-name="Arial1" fo:font-size="10pt" fo:language="en" fo:country="AU" officeooo:paragraph-rsid="009b0f9e" style:font-size-asian="10pt" style:font-size-complex="10pt"/>
    </style:style>
    <style:style style:name="P58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1" officeooo:paragraph-rsid="009b0f9e"/>
    </style:style>
    <style:style style:name="P59" style:family="paragraph" style:parent-style-name="Standard">
      <style:paragraph-properties fo:margin-top="0cm" fo:margin-bottom="0cm" loext:contextual-spacing="true" fo:text-align="start" style:justify-single-word="false" style:snap-to-layout-grid="false"/>
      <style:text-properties style:font-name="Arial1" officeooo:paragraph-rsid="009b0f9e"/>
    </style:style>
    <style:style style:name="P60" style:family="paragraph" style:parent-style-name="Standard">
      <style:paragraph-properties fo:margin-top="0cm" fo:margin-bottom="0cm" loext:contextual-spacing="true" style:snap-to-layout-grid="false"/>
      <style:text-properties fo:color="#000000" style:font-name="Arial1" fo:font-size="10pt" fo:language="en" fo:country="AU" officeooo:rsid="0095892b" officeooo:paragraph-rsid="009b0f9e" style:font-name-asian="Arial2" style:font-size-asian="10pt" style:font-name-complex="Arial2" style:font-size-complex="10pt"/>
    </style:style>
    <style:style style:name="P61" style:family="paragraph" style:parent-style-name="Standard">
      <style:paragraph-properties fo:margin-top="0cm" fo:margin-bottom="0cm" loext:contextual-spacing="true" style:snap-to-layout-grid="false"/>
      <style:text-properties fo:color="#000000" style:font-name="Arial1" fo:font-size="10pt" fo:language="en" fo:country="AU" officeooo:rsid="00994135" officeooo:paragraph-rsid="009b0f9e" style:font-name-asian="Arial2" style:font-size-asian="10pt" style:font-name-complex="Arial2" style:font-size-complex="10pt"/>
    </style:style>
    <style:style style:name="P62" style:family="paragraph" style:parent-style-name="Standard">
      <style:paragraph-properties fo:margin-top="0cm" fo:margin-bottom="0cm" loext:contextual-spacing="true" style:snap-to-layout-grid="false"/>
      <style:text-properties fo:color="#000000" style:font-name="Arial1" fo:font-size="10pt" fo:language="en" fo:country="AU" officeooo:rsid="008714c7" officeooo:paragraph-rsid="009b0f9e" style:font-name-asian="Arial2" style:font-size-asian="10pt" style:font-name-complex="Arial2" style:font-size-complex="10pt"/>
    </style:style>
    <style:style style:name="P63" style:family="paragraph" style:parent-style-name="Standard">
      <style:paragraph-properties fo:margin-top="0cm" fo:margin-bottom="0cm" loext:contextual-spacing="true" style:snap-to-layout-grid="false"/>
      <style:text-properties fo:color="#000000" style:font-name="Arial1" fo:font-size="10pt" fo:language="en" fo:country="AU" officeooo:rsid="0052e0a0" officeooo:paragraph-rsid="009b0f9e" style:font-name-asian="Arial2" style:font-size-asian="10pt" style:font-name-complex="Arial2" style:font-size-complex="10pt"/>
    </style:style>
    <style:style style:name="P64" style:family="paragraph" style:parent-style-name="Standard">
      <style:paragraph-properties fo:margin-top="0cm" fo:margin-bottom="0cm" loext:contextual-spacing="true" style:snap-to-layout-grid="false"/>
      <style:text-properties fo:color="#000000" style:font-name="Arial1" fo:font-size="10pt" fo:language="en" fo:country="AU" officeooo:rsid="00482356" officeooo:paragraph-rsid="009b0f9e" style:font-name-asian="Arial2" style:font-size-asian="10pt" style:font-name-complex="Arial2" style:font-size-complex="10pt"/>
    </style:style>
    <style:style style:name="P65" style:family="paragraph" style:parent-style-name="Standard">
      <style:paragraph-properties fo:margin-top="0cm" fo:margin-bottom="0cm" loext:contextual-spacing="true" style:snap-to-layout-grid="false"/>
      <style:text-properties fo:color="#000000" style:font-name="Arial1" fo:font-size="10pt" fo:language="en" fo:country="AU" officeooo:paragraph-rsid="009b0f9e" style:font-name-asian="Arial1" style:font-size-asian="10pt" style:font-name-complex="Arial1" style:font-size-complex="10pt"/>
    </style:style>
    <style:style style:name="P66" style:family="paragraph" style:parent-style-name="Standard">
      <style:paragraph-properties fo:margin-top="0cm" fo:margin-bottom="0cm" loext:contextual-spacing="true" fo:text-align="start" style:justify-single-word="false" style:snap-to-layout-grid="false"/>
      <style:text-properties fo:color="#000000" style:font-name="Arial1" fo:font-size="10pt" fo:language="en" fo:country="AU" fo:font-weight="bold" officeooo:rsid="00449bfb" officeooo:paragraph-rsid="009b0f9e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true" fo:text-align="start" style:justify-single-word="false" style:snap-to-layout-grid="false"/>
      <style:text-properties fo:color="#000000" style:font-name="Arial1" fo:font-size="10pt" fo:language="en" fo:country="AU" fo:font-weight="bold" officeooo:rsid="004b9c36" officeooo:paragraph-rsid="009b0f9e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true" fo:text-align="start" style:justify-single-word="false" style:snap-to-layout-grid="false"/>
      <style:text-properties fo:color="#000000" style:font-name="Arial1" fo:font-size="10pt" fo:language="en" fo:country="AU" fo:font-weight="normal" officeooo:rsid="004b9c36" officeooo:paragraph-rsid="009b0f9e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cm" fo:margin-bottom="0cm" loext:contextual-spacing="true" fo:text-align="start" style:justify-single-word="false" style:snap-to-layout-grid="false"/>
      <style:text-properties fo:color="#000000" style:font-name="Arial1" fo:font-size="10pt" fo:language="en" fo:country="AU" officeooo:rsid="0010826c" officeooo:paragraph-rsid="009b0f9e" style:font-size-asian="10pt" style:font-size-complex="10pt"/>
    </style:style>
    <style:style style:name="P70" style:family="paragraph" style:parent-style-name="Standard">
      <style:paragraph-properties fo:margin-top="0cm" fo:margin-bottom="0cm" loext:contextual-spacing="true" fo:text-align="center" style:justify-single-word="false"/>
      <style:text-properties fo:font-variant="normal" fo:text-transform="none" fo:color="#000000" style:font-name="Arial1" fo:font-size="10pt" fo:language="en" fo:country="AU" officeooo:paragraph-rsid="009b0f9e" style:font-name-asian="Arial2" style:font-size-asian="10pt" style:font-name-complex="Arial2" style:font-size-complex="10pt"/>
    </style:style>
    <style:style style:name="P71" style:family="paragraph" style:parent-style-name="Standard">
      <style:paragraph-properties fo:margin-top="0cm" fo:margin-bottom="0cm" loext:contextual-spacing="true" fo:text-align="center" style:justify-single-word="false"/>
      <style:text-properties fo:font-variant="normal" fo:text-transform="none" fo:color="#4c4c4c" style:font-name="Arial1" fo:font-size="10pt" fo:language="en" fo:country="AU" officeooo:paragraph-rsid="009b0f9e" style:font-name-asian="Arial2" style:font-size-asian="10pt" style:font-name-complex="Arial2" style:font-size-complex="10pt"/>
    </style:style>
    <style:style style:name="P72" style:family="paragraph" style:parent-style-name="Standard">
      <style:paragraph-properties fo:margin-top="0cm" fo:margin-bottom="0cm" loext:contextual-spacing="true" fo:text-align="center" style:justify-single-word="false"/>
      <style:text-properties fo:color="#4c4c4c" style:font-name="Arial1" fo:font-size="10pt" fo:language="en" fo:country="AU" officeooo:rsid="00449bfb" officeooo:paragraph-rsid="009b0f9e" style:font-name-asian="Arial2" style:font-size-asian="10pt" style:font-name-complex="Arial2" style:font-size-complex="10pt"/>
    </style:style>
    <style:style style:name="P73" style:family="paragraph" style:parent-style-name="Standard">
      <style:paragraph-properties fo:margin-top="0cm" fo:margin-bottom="0cm" loext:contextual-spacing="true" fo:text-align="start" style:justify-single-word="false" style:snap-to-layout-grid="false" style:writing-mode="lr-tb"/>
      <style:text-properties fo:color="#000000" style:font-name="Arial1" fo:font-size="10pt" fo:language="en" fo:country="AU" fo:font-weight="bold" officeooo:rsid="00449bfb" officeooo:paragraph-rsid="009b0f9e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true" fo:text-align="start" style:justify-single-word="false" style:snap-to-layout-grid="false" style:writing-mode="lr-tb"/>
      <style:text-properties style:font-name="Arial1" officeooo:paragraph-rsid="009b0f9e"/>
    </style:style>
    <style:style style:name="P75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10.16cm" style:leader-style="dotted" style:leader-text="."/>
          <style:tab-stop style:position="14.605cm" style:leader-style="dotted" style:leader-text="."/>
        </style:tab-stops>
      </style:paragraph-properties>
      <style:text-properties fo:color="#000000" style:font-name="Arial1" fo:font-size="10pt" fo:language="en" fo:country="GB" fo:font-weight="bold" officeooo:paragraph-rsid="009b0f9e" style:font-size-asian="10pt" style:font-weight-asian="bold" style:font-name-complex="Arial2"/>
    </style:style>
    <style:style style:name="P76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10.16cm" style:leader-style="dotted" style:leader-text="."/>
          <style:tab-stop style:position="14.605cm" style:leader-style="dotted" style:leader-text="."/>
        </style:tab-stops>
      </style:paragraph-properties>
      <style:text-properties style:font-name="Arial1" officeooo:paragraph-rsid="009b0f9e"/>
    </style:style>
    <style:style style:name="P77" style:family="paragraph" style:parent-style-name="Standard">
      <style:paragraph-properties fo:margin-left="1.27cm" fo:margin-right="0cm" fo:margin-top="0.106cm" fo:margin-bottom="0.106cm" loext:contextual-spacing="false" fo:text-align="justify" style:justify-single-word="false" fo:text-indent="0cm" style:auto-text-indent="false">
        <style:tab-stops>
          <style:tab-stop style:position="10.16cm" style:leader-style="dotted" style:leader-text="."/>
          <style:tab-stop style:position="14.605cm" style:leader-style="dotted" style:leader-text="."/>
        </style:tab-stops>
      </style:paragraph-properties>
      <style:text-properties fo:color="#000000" style:font-name="Arial1" fo:font-size="10pt" fo:language="en" fo:country="GB" fo:font-style="italic" fo:font-weight="normal" officeooo:rsid="0003adf3" officeooo:paragraph-rsid="009b0f9e" style:font-size-asian="10pt" style:language-asian="en" style:country-asian="US" style:font-style-asian="italic" style:font-weight-asian="normal" style:font-name-complex="Arial2" style:font-style-complex="italic" style:font-weight-complex="normal"/>
    </style:style>
    <style:style style:name="P78" style:family="paragraph" style:parent-style-name="Standard" style:list-style-name="WWNum27">
      <style:paragraph-properties fo:margin-left="0cm" fo:margin-right="0cm" fo:margin-top="0.106cm" fo:margin-bottom="0.106cm" loext:contextual-spacing="false" fo:text-align="justify" style:justify-single-word="false" fo:text-indent="0cm" style:auto-text-indent="false" style:punctuation-wrap="simple" style:vertical-align="auto">
        <style:tab-stops>
          <style:tab-stop style:position="10.16cm" style:leader-style="dotted" style:leader-text="."/>
          <style:tab-stop style:position="14.605cm" style:leader-style="dotted" style:leader-text="."/>
        </style:tab-stops>
      </style:paragraph-properties>
      <style:text-properties fo:color="#000000" style:font-name="Arial1" fo:font-size="10pt" fo:language="en" fo:country="GB" fo:font-weight="bold" officeooo:paragraph-rsid="009b0f9e" style:font-size-asian="10pt" style:font-weight-asian="bold" style:font-name-complex="Arial2" style:font-size-complex="10pt"/>
    </style:style>
    <style:style style:name="P7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1" fo:font-size="10pt" fo:language="en" fo:country="AU" fo:font-style="normal" style:text-underline-style="none" fo:font-weight="bold" officeooo:rsid="00959a01" officeooo:paragraph-rsid="009b0f9e" style:font-name-asian="Arial2" style:font-size-asian="10pt" style:font-style-asian="normal" style:font-weight-asian="bold" style:font-name-complex="Arial2" style:font-size-complex="10pt" style:font-weight-complex="bold"/>
    </style:style>
    <style:style style:name="P8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1" fo:font-size="10pt" fo:language="en" fo:country="AU" fo:font-style="normal" style:text-underline-style="none" fo:font-weight="bold" officeooo:rsid="00994135" officeooo:paragraph-rsid="009b0f9e" style:font-name-asian="Arial2" style:font-size-asian="10pt" style:font-style-asian="normal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1" fo:font-size="10pt" fo:language="en" fo:country="AU" fo:font-style="normal" style:text-underline-style="none" fo:font-weight="bold" officeooo:rsid="008714c7" officeooo:paragraph-rsid="009b0f9e" style:font-name-asian="Arial2" style:font-size-asian="10pt" style:font-style-asian="normal" style:font-weight-asian="bold" style:font-name-complex="Arial2" style:font-size-complex="10pt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1" fo:font-size="10pt" fo:language="en" fo:country="AU" fo:font-style="normal" style:text-underline-style="none" fo:font-weight="bold" officeooo:rsid="0052e0a0" officeooo:paragraph-rsid="009b0f9e" style:font-name-asian="Arial2" style:font-size-asian="10pt" style:font-style-asian="normal" style:font-weight-asian="bold" style:font-name-complex="Arial2" style:font-size-complex="10pt" style:font-weight-complex="bold"/>
    </style:style>
    <style:style style:name="P8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1" fo:font-size="10pt" fo:language="en" fo:country="AU" fo:font-style="normal" style:text-underline-style="none" fo:font-weight="bold" officeooo:rsid="0040d3a8" officeooo:paragraph-rsid="009b0f9e" style:font-name-asian="Arial2" style:font-size-asian="10pt" style:font-style-asian="normal" style:font-weight-asian="bold" style:font-name-complex="Arial2" style:font-size-complex="10pt" style:font-weight-complex="bold"/>
    </style:style>
    <style:style style:name="P8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1" fo:font-size="10pt" fo:language="en" fo:country="AU" fo:font-style="normal" style:text-underline-style="none" fo:font-weight="normal" officeooo:paragraph-rsid="009b0f9e" style:font-name-asian="Arial2" style:font-size-asian="10pt" style:font-style-asian="normal" style:font-weight-asian="normal" style:font-name-complex="Arial2" style:font-size-complex="10pt"/>
    </style:style>
    <style:style style:name="P8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4c4c4c" style:text-line-through-style="none" style:text-line-through-type="none" style:text-position="0% 100%" style:font-name="Arial1" fo:font-size="10pt" fo:language="en" fo:country="AU" fo:font-style="normal" style:text-underline-style="none" fo:font-weight="normal" officeooo:rsid="0049d9bd" officeooo:paragraph-rsid="009b0f9e" style:font-name-asian="Arial2" style:font-size-asian="10pt" style:font-style-asian="normal" style:font-weight-asian="normal" style:font-name-complex="Arial2" style:font-size-complex="10pt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4c4c4c" style:text-line-through-style="none" style:text-line-through-type="none" style:text-position="0% 100%" style:font-name="Arial1" fo:font-size="10pt" fo:language="en" fo:country="AU" fo:font-style="normal" style:text-underline-style="none" fo:font-weight="normal" officeooo:paragraph-rsid="009b0f9e" style:font-name-asian="Arial2" style:font-size-asian="10pt" style:font-style-asian="normal" style:font-weight-asian="normal" style:font-name-complex="Arial2" style:font-size-complex="10pt"/>
    </style:style>
    <style:style style:name="P8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4c4c4c" style:text-line-through-style="none" style:text-line-through-type="none" style:text-position="0% 100%" style:font-name="Arial1" fo:font-size="10pt" fo:language="en" fo:country="AU" fo:font-style="normal" style:text-underline-style="none" fo:font-weight="normal" officeooo:paragraph-rsid="009b0f9e" style:letter-kerning="true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style:use-window-font-color="true" style:text-line-through-style="none" style:text-line-through-type="none" style:text-position="0% 100%" style:font-name="Arial1" fo:font-size="10pt" fo:language="en" fo:country="AU" fo:font-style="normal" style:text-underline-style="none" fo:font-weight="bold" officeooo:rsid="004b9c36" officeooo:paragraph-rsid="009b0f9e" style:font-name-asian="Arial2" style:font-size-asian="10pt" style:font-style-asian="normal" style:font-weight-asian="bold" style:font-name-complex="Arial2" style:font-size-complex="10pt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style:font-name="Arial1" fo:font-size="10pt" fo:language="en" fo:country="AU" officeooo:rsid="0040d3a8" officeooo:paragraph-rsid="009b0f9e" style:font-size-asian="10pt" style:font-size-complex="10pt"/>
    </style:style>
    <style:style style:name="P9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style:font-name="Arial1" fo:font-size="10pt" fo:language="en" fo:country="AU" officeooo:paragraph-rsid="009b0f9e" style:font-size-asian="10pt" style:font-size-complex="10pt"/>
    </style:style>
    <style:style style:name="P9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style:font-name="Arial1" fo:font-size="10pt" fo:language="en" fo:country="AU" officeooo:paragraph-rsid="009b0f9e" style:font-size-asian="10pt" style:font-size-complex="10pt"/>
    </style:style>
    <style:style style:name="P9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 style:snap-to-layout-grid="false"/>
      <style:text-properties fo:color="#000000" style:font-name="Arial1" fo:font-size="10pt" fo:language="en" fo:country="AU" fo:font-weight="bold" officeooo:paragraph-rsid="009b0f9e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 style:snap-to-layout-grid="false"/>
      <style:text-properties fo:color="#000000" style:font-name="Arial1" fo:font-size="10pt" fo:language="en" fo:country="AU" fo:font-weight="bold" officeooo:paragraph-rsid="009b0f9e" style:letter-kerning="true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P9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 style:snap-to-layout-grid="false"/>
      <style:text-properties fo:color="#4c4c4c" style:font-name="Arial1" fo:font-size="10pt" fo:language="en" fo:country="AU" fo:font-weight="normal" officeooo:paragraph-rsid="009b0f9e" style:letter-kerning="true" style:font-name-asian="DejaVu Sans" style:font-size-asian="10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snap-to-layout-grid="false" style:writing-mode="lr-tb"/>
      <style:text-properties fo:color="#4c4c4c" style:font-name="Arial1" fo:font-size="10pt" fo:language="en" fo:country="AU" fo:font-style="normal" officeooo:paragraph-rsid="009b0f9e" style:letter-kerning="true" style:font-size-asian="10pt" style:language-asian="zh" style:country-asian="CN" style:font-style-asian="normal" style:font-size-complex="10pt" style:language-complex="hi" style:country-complex="IN" style:font-style-complex="normal" fo:hyphenate="false" fo:hyphenation-remain-char-count="2" fo:hyphenation-push-char-count="2" loext:hyphenation-no-caps="false"/>
    </style:style>
    <style:style style:name="P96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snap-to-layout-grid="false" style:writing-mode="lr-tb"/>
      <style:text-properties fo:color="#000000" style:font-name="Arial1" fo:font-size="10pt" fo:language="en" fo:country="AU" fo:font-style="normal" fo:font-weight="bold" officeooo:rsid="0058a17e" officeooo:paragraph-rsid="009b0f9e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 loext:hyphenation-no-caps="false"/>
    </style:style>
    <style:style style:name="P9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snap-to-layout-grid="false" style:writing-mode="lr-tb"/>
      <style:text-properties fo:color="#000000" style:font-name="Arial1" fo:font-size="10pt" fo:language="en" fo:country="AU" fo:font-style="normal" fo:font-weight="normal" officeooo:paragraph-rsid="009b0f9e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9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Arial1" fo:font-size="10pt" fo:language="en" fo:country="AU" fo:font-style="normal" style:text-underline-style="none" fo:font-weight="bold" officeooo:rsid="00994135" officeooo:paragraph-rsid="009b0f9e" style:font-name-asian="Arial2" style:font-size-asian="10pt" style:font-style-asian="normal" style:font-weight-asian="bold" style:font-name-complex="Arial2" style:font-size-complex="10pt" style:font-weight-complex="bold"/>
    </style:style>
    <style:style style:name="P9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Arial1" fo:font-size="10pt" fo:language="en" fo:country="AU" fo:font-style="normal" style:text-underline-style="none" fo:font-weight="bold" officeooo:rsid="0052e0a0" officeooo:paragraph-rsid="009b0f9e" style:font-name-asian="Arial2" style:font-size-asian="10pt" style:font-style-asian="normal" style:font-weight-asian="bold" style:font-name-complex="Arial2" style:font-size-complex="10pt" style:font-weight-complex="bold"/>
    </style:style>
    <style:style style:name="P10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4c4c4c" style:text-line-through-style="none" style:text-line-through-type="none" style:text-position="0% 100%" style:font-name="Arial1" fo:font-size="10pt" fo:language="en" fo:country="AU" fo:font-style="normal" style:text-underline-style="none" fo:font-weight="normal" officeooo:rsid="004b9c36" officeooo:paragraph-rsid="009b0f9e" style:font-name-asian="Arial2" style:font-size-asian="10pt" style:font-style-asian="normal" style:font-weight-asian="normal" style:font-name-complex="Arial2" style:font-size-complex="10pt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4c4c4c" style:text-line-through-style="none" style:text-line-through-type="none" style:text-position="0% 100%" style:font-name="Arial1" fo:font-size="10pt" fo:language="en" fo:country="AU" fo:font-style="normal" style:text-underline-style="none" fo:font-weight="normal" officeooo:rsid="0040d3a8" officeooo:paragraph-rsid="009b0f9e" style:font-name-asian="Arial2" style:font-size-asian="10pt" style:font-style-asian="normal" style:font-weight-asian="normal" style:font-name-complex="Arial2" style:font-size-complex="10pt" style:font-weight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4c4c4c" style:text-line-through-style="none" style:text-line-through-type="none" style:text-position="0% 100%" style:font-name="Arial1" fo:font-size="10pt" fo:language="en" fo:country="AU" fo:font-style="normal" style:text-underline-style="none" fo:font-weight="normal" officeooo:rsid="0040d3a8" officeooo:paragraph-rsid="009b0f9e" style:font-name-asian="Arial2" style:font-size-asian="10pt" style:font-style-asian="normal" style:font-weight-asian="normal" style:font-name-complex="Arial2" style:font-size-complex="10pt"/>
    </style:style>
    <style:style style:name="P103" style:family="paragraph" style:parent-style-name="Standard">
      <style:paragraph-properties fo:break-before="page"/>
      <style:text-properties fo:color="#2323dc" style:font-name="Arial1" fo:font-size="16pt" fo:language="en" fo:country="AU" fo:font-weight="bold" officeooo:paragraph-rsid="0007690c" style:font-size-asian="16pt" style:font-weight-asian="bold" style:font-name-complex="Arial1" style:font-size-complex="16pt" style:font-weight-complex="bold"/>
    </style:style>
    <style:style style:name="P104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000000" style:font-name="Arial1" fo:font-size="10pt" fo:language="en" fo:country="AU" fo:font-style="normal" officeooo:paragraph-rsid="009b0f9e" style:letter-kerning="true" style:font-name-asian="DejaVu Sans" style:font-size-asian="10pt" style:language-asian="zh" style:country-asian="CN" style:font-style-asian="normal" style:font-name-complex="DejaVu Sans" style:font-size-complex="10pt" style:language-complex="hi" style:country-complex="IN" style:font-style-complex="normal" fo:hyphenate="false" fo:hyphenation-remain-char-count="2" fo:hyphenation-push-char-count="2" loext:hyphenation-no-caps="false"/>
    </style:style>
    <style:style style:name="P105" style:family="paragraph">
      <loext:graphic-properties draw:fill="none" draw:fill-color="#ffffff"/>
      <style:paragraph-properties style:writing-mode="lr-tb"/>
    </style:style>
    <style:style style:name="P10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officeooo:rsid="001a9d4d" fo:background-color="#ffffff" loext:char-shading-value="0" style:font-weight-asian="bold" style:font-weight-complex="bold"/>
    </style:style>
    <style:style style:name="T2" style:family="text">
      <style:text-properties fo:font-weight="bold" officeooo:rsid="0010826c" fo:background-color="#ffffff" loext:char-shading-value="0" style:font-weight-asian="bold" style:font-weight-complex="bold"/>
    </style:style>
    <style:style style:name="T3" style:family="text">
      <style:text-properties fo:font-weight="bold" officeooo:rsid="0028333a" fo:background-color="#ffffff" loext:char-shading-value="0" style:font-weight-asian="bold" style:font-weight-complex="bold"/>
    </style:style>
    <style:style style:name="T4" style:family="text">
      <style:text-properties fo:font-weight="bold" officeooo:rsid="005dd134" fo:background-color="#ffffff" loext:char-shading-value="0" style:font-weight-asian="bold" style:font-weight-complex="bold"/>
    </style:style>
    <style:style style:name="T5" style:family="text">
      <style:text-properties fo:font-weight="bold" officeooo:rsid="005ca27f" fo:background-color="#ffffff" loext:char-shading-value="0" style:font-weight-asian="bold" style:font-weight-complex="bold"/>
    </style:style>
    <style:style style:name="T6" style:family="text">
      <style:text-properties fo:font-weight="bold" officeooo:rsid="00277baf" fo:background-color="#ffffff" loext:char-shading-value="0" style:font-name-asian="Times New Roman2" style:font-weight-asian="bold" style:font-name-complex="Times New Roman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9d4d" style:font-weight-asian="bold" style:font-weight-complex="bold"/>
    </style:style>
    <style:style style:name="T9" style:family="text">
      <style:text-properties fo:font-weight="bold" officeooo:rsid="00137645" style:font-weight-asian="bold" style:font-weight-complex="bold"/>
    </style:style>
    <style:style style:name="T10" style:family="text">
      <style:text-properties fo:font-weight="bold" officeooo:rsid="001f0ef5" style:font-weight-asian="bold" style:font-weight-complex="bold"/>
    </style:style>
    <style:style style:name="T11" style:family="text">
      <style:text-properties fo:font-weight="bold" officeooo:rsid="00277baf" style:font-weight-asian="bold" style:font-weight-complex="bold"/>
    </style:style>
    <style:style style:name="T12" style:family="text">
      <style:text-properties fo:font-weight="bold" officeooo:rsid="0032ca39" style:font-weight-asian="bold" style:font-weight-complex="bold"/>
    </style:style>
    <style:style style:name="T13" style:family="text">
      <style:text-properties fo:font-weight="bold" style:font-name-asian="Times New Roman2" style:font-weight-asian="bold" style:font-name-complex="Times New Roman2" style:font-weight-complex="bold"/>
    </style:style>
    <style:style style:name="T14" style:family="text">
      <style:text-properties fo:font-weight="bold" officeooo:rsid="00221b00" style:font-name-asian="Times New Roman2" style:font-weight-asian="bold" style:font-name-complex="Times New Roman2" style:font-weight-complex="bold"/>
    </style:style>
    <style:style style:name="T15" style:family="text">
      <style:text-properties fo:font-weight="bold" officeooo:rsid="005ca27f" style:letter-kerning="true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font-weight="bold" officeooo:rsid="0033321b" style:letter-kerning="true" style:language-asian="zh" style:country-asian="CN" style:font-weight-asian="bold" style:language-complex="hi" style:country-complex="IN" style:font-weight-complex="bold"/>
    </style:style>
    <style:style style:name="T17" style:family="text">
      <style:text-properties style:font-name-asian="Arial1"/>
    </style:style>
    <style:style style:name="T18" style:family="text">
      <style:text-properties style:font-name-asian="DejaVu Sans" style:font-name-complex="DejaVu Sans"/>
    </style:style>
    <style:style style:name="T19" style:family="text">
      <style:text-properties style:font-name-asian="Times New Roman2" style:font-name-complex="Times New Roman2"/>
    </style:style>
    <style:style style:name="T20" style:family="text">
      <style:text-properties officeooo:rsid="002c5f1d" style:font-name-asian="Times New Roman2" style:font-name-complex="Times New Roman2"/>
    </style:style>
    <style:style style:name="T21" style:family="text">
      <style:text-properties officeooo:rsid="002e76f6" style:font-name-asian="Times New Roman2" style:font-name-complex="Times New Roman2"/>
    </style:style>
    <style:style style:name="T22" style:family="text">
      <style:text-properties officeooo:rsid="002f8063" style:font-name-asian="Times New Roman2" style:font-name-complex="Times New Roman2"/>
    </style:style>
    <style:style style:name="T23" style:family="text">
      <style:text-properties officeooo:rsid="0030e83f" style:font-name-asian="Times New Roman2" style:font-name-complex="Times New Roman2"/>
    </style:style>
    <style:style style:name="T24" style:family="text">
      <style:text-properties officeooo:rsid="005b1a90" style:font-name-asian="Times New Roman2" style:font-name-complex="Times New Roman2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a9d4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28333a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5dd134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5dd134" style:font-name-asian="Times New Roman2" style:font-style-asian="normal" style:font-weight-asian="bold" style:font-name-complex="Times New Roman2" style:font-style-complex="normal" style:font-weight-complex="bold"/>
    </style:style>
    <style:style style:name="T30" style:family="text">
      <style:text-properties fo:font-style="normal" fo:font-weight="bold" officeooo:rsid="005ca27f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bold"/>
    </style:style>
    <style:style style:name="T31" style:family="text">
      <style:text-properties fo:font-style="normal" fo:font-weight="bold" officeooo:rsid="005ca27f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32" style:family="text">
      <style:text-properties fo:font-style="normal" officeooo:rsid="001a9d4d" style:font-style-asian="normal" style:font-style-complex="normal"/>
    </style:style>
    <style:style style:name="T33" style:family="text">
      <style:text-properties fo:font-style="normal" officeooo:rsid="005dd134" style:font-style-asian="normal" style:font-style-complex="normal"/>
    </style:style>
    <style:style style:name="T34" style:family="text">
      <style:text-properties fo:font-style="normal" officeooo:rsid="0010826c" fo:background-color="#ffffff" loext:char-shading-value="0" style:font-style-asian="normal" style:font-style-complex="normal"/>
    </style:style>
    <style:style style:name="T35" style:family="text">
      <style:text-properties fo:font-style="normal" officeooo:rsid="0028333a" fo:background-color="#ffffff" loext:char-shading-value="0" style:font-style-asian="normal" style:font-style-complex="normal"/>
    </style:style>
    <style:style style:name="T36" style:family="text">
      <style:text-properties fo:font-style="normal" style:font-name-asian="Times New Roman2" style:font-style-asian="normal" style:font-name-complex="Times New Roman2" style:font-style-complex="normal"/>
    </style:style>
    <style:style style:name="T37" style:family="text">
      <style:text-properties fo:font-style="normal" officeooo:rsid="005dd134" style:font-name-asian="Times New Roman2" style:font-style-asian="normal" style:font-name-complex="Times New Roman2" style:font-style-complex="normal"/>
    </style:style>
    <style:style style:name="T38" style:family="text">
      <style:text-properties fo:font-style="normal" officeooo:rsid="005ca27f" style:letter-kerning="true" style:font-name-asian="Times New Roman2" style:language-asian="zh" style:country-asian="CN" style:font-style-asian="normal" style:font-name-complex="Times New Roman2" style:language-complex="hi" style:country-complex="IN" style:font-style-complex="normal"/>
    </style:style>
    <style:style style:name="T39" style:family="text">
      <style:text-properties fo:font-style="normal" officeooo:rsid="0033321b" style:letter-kerning="true" style:font-name-asian="Times New Roman2" style:language-asian="zh" style:country-asian="CN" style:font-style-asian="normal" style:font-name-complex="Times New Roman2" style:language-complex="hi" style:country-complex="IN" style:font-style-complex="normal"/>
    </style:style>
    <style:style style:name="T40" style:family="text">
      <style:text-properties fo:font-style="normal" officeooo:rsid="005ca27f" style:letter-kerning="true" style:language-asian="zh" style:country-asian="CN" style:font-style-asian="normal" style:language-complex="hi" style:country-complex="IN" style:font-style-complex="normal"/>
    </style:style>
    <style:style style:name="T41" style:family="text">
      <style:text-properties fo:font-style="normal" style:font-name-asian="Cambria" style:font-style-asian="normal" style:font-name-complex="Cambria"/>
    </style:style>
    <style:style style:name="T42" style:family="text">
      <style:text-properties fo:font-style="normal" officeooo:rsid="00075d84" style:font-name-asian="Cambria" style:font-style-asian="normal" style:font-name-complex="Cambria"/>
    </style:style>
    <style:style style:name="T43" style:family="text">
      <style:text-properties fo:font-style="normal" officeooo:rsid="0005895b" style:font-name-asian="Cambria" style:font-style-asian="normal" style:font-name-complex="Cambria"/>
    </style:style>
    <style:style style:name="T44" style:family="text">
      <style:text-properties fo:font-style="normal" fo:font-weight="normal" officeooo:rsid="00075d84" style:font-name-asian="Cambria" style:font-style-asian="normal" style:font-weight-asian="normal" style:font-name-complex="Cambria"/>
    </style:style>
    <style:style style:name="T45" style:family="text">
      <style:text-properties fo:font-style="normal" fo:font-weight="normal" officeooo:rsid="0005895b" style:font-name-asian="Cambria" style:font-style-asian="normal" style:font-weight-asian="normal" style:font-name-complex="Cambria"/>
    </style:style>
    <style:style style:name="T46" style:family="text">
      <style:text-properties fo:color="#4c4c4c" fo:font-weight="normal" officeooo:rsid="001be463" style:letter-kerning="true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47" style:family="text">
      <style:text-properties fo:color="#4c4c4c" fo:font-weight="normal" style:font-weight-asian="normal" style:font-weight-complex="normal"/>
    </style:style>
    <style:style style:name="T48" style:family="text">
      <style:text-properties fo:color="#4c4c4c" fo:font-weight="normal" officeooo:rsid="00959a01" style:font-weight-asian="normal" style:font-weight-complex="normal"/>
    </style:style>
    <style:style style:name="T49" style:family="text">
      <style:text-properties fo:color="#4c4c4c" fo:font-weight="normal" officeooo:rsid="0049d9bd" style:font-weight-asian="normal" style:font-weight-complex="normal"/>
    </style:style>
    <style:style style:name="T50" style:family="text">
      <style:text-properties fo:color="#4c4c4c" fo:font-weight="normal" officeooo:rsid="0088e946" style:font-weight-asian="normal" style:font-weight-complex="normal"/>
    </style:style>
    <style:style style:name="T51" style:family="text">
      <style:text-properties fo:color="#4c4c4c" officeooo:rsid="001a9d4d"/>
    </style:style>
    <style:style style:name="T52" style:family="text">
      <style:text-properties fo:color="#4c4c4c" fo:font-style="normal" style:letter-kerning="true" style:font-name-asian="DejaVu Sans" style:language-asian="zh" style:country-asian="CN" style:font-style-asian="normal" style:font-name-complex="DejaVu Sans" style:language-complex="hi" style:country-complex="IN" style:font-style-complex="normal"/>
    </style:style>
    <style:style style:name="T53" style:family="text">
      <style:text-properties fo:color="#4c4c4c" fo:font-style="normal" officeooo:rsid="001fdccf" style:letter-kerning="true" style:font-name-asian="DejaVu Sans" style:language-asian="zh" style:country-asian="CN" style:font-style-asian="normal" style:font-name-complex="DejaVu Sans" style:language-complex="hi" style:country-complex="IN" style:font-style-complex="normal"/>
    </style:style>
    <style:style style:name="T54" style:family="text">
      <style:text-properties fo:color="#4c4c4c" fo:font-style="normal" officeooo:rsid="0030c7a6" style:letter-kerning="true" style:font-name-asian="DejaVu Sans" style:language-asian="zh" style:country-asian="CN" style:font-style-asian="normal" style:font-name-complex="DejaVu Sans" style:language-complex="hi" style:country-complex="IN" style:font-style-complex="normal"/>
    </style:style>
    <style:style style:name="T55" style:family="text">
      <style:text-properties fo:color="#4c4c4c" fo:font-style="normal" officeooo:rsid="0036b071" style:letter-kerning="true" style:font-name-asian="DejaVu Sans" style:language-asian="zh" style:country-asian="CN" style:font-style-asian="normal" style:font-name-complex="DejaVu Sans" style:language-complex="hi" style:country-complex="IN" style:font-style-complex="normal"/>
    </style:style>
    <style:style style:name="T56" style:family="text">
      <style:text-properties fo:color="#4c4c4c" fo:font-style="normal" style:letter-kerning="true" style:font-name-asian="Times New Roman2" style:language-asian="zh" style:country-asian="CN" style:font-style-asian="normal" style:font-name-complex="Times New Roman2" style:language-complex="hi" style:country-complex="IN" style:font-style-complex="normal"/>
    </style:style>
    <style:style style:name="T57" style:family="text">
      <style:text-properties fo:color="#4c4c4c" fo:font-style="normal" officeooo:rsid="0036b071" style:letter-kerning="true" style:font-name-asian="Times New Roman2" style:language-asian="zh" style:country-asian="CN" style:font-style-asian="normal" style:font-name-complex="Times New Roman2" style:language-complex="hi" style:country-complex="IN" style:font-style-complex="normal"/>
    </style:style>
    <style:style style:name="T58" style:family="text">
      <style:text-properties fo:color="#4c4c4c" fo:font-style="normal" style:letter-kerning="true" style:language-asian="zh" style:country-asian="CN" style:font-style-asian="normal" style:language-complex="hi" style:country-complex="IN" style:font-style-complex="normal"/>
    </style:style>
    <style:style style:name="T59" style:family="text">
      <style:text-properties fo:color="#4c4c4c" style:letter-kerning="true" style:font-name-asian="DejaVu Sans" style:language-asian="zh" style:country-asian="CN" style:font-name-complex="DejaVu Sans" style:language-complex="hi" style:country-complex="IN"/>
    </style:style>
    <style:style style:name="T60" style:family="text">
      <style:text-properties fo:color="#4c4c4c" style:letter-kerning="true" style:font-name-asian="Times New Roman2" style:language-asian="zh" style:country-asian="CN" style:font-name-complex="Times New Roman2" style:language-complex="hi" style:country-complex="IN"/>
    </style:style>
    <style:style style:name="T61" style:family="text">
      <style:text-properties fo:color="#4c4c4c" officeooo:rsid="00349c94" style:letter-kerning="true" style:font-name-asian="Times New Roman2" style:language-asian="zh" style:country-asian="CN" style:font-name-complex="Times New Roman2" style:language-complex="hi" style:country-complex="IN"/>
    </style:style>
    <style:style style:name="T62" style:family="text">
      <style:text-properties fo:color="#4c4c4c" officeooo:rsid="0034b0e2" style:letter-kerning="true" style:font-name-asian="Times New Roman2" style:language-asian="zh" style:country-asian="CN" style:font-name-complex="Times New Roman2" style:language-complex="hi" style:country-complex="IN"/>
    </style:style>
    <style:style style:name="T63" style:family="text">
      <style:text-properties fo:color="#4c4c4c" style:letter-kerning="true" style:language-asian="zh" style:country-asian="CN" style:language-complex="hi" style:country-complex="IN"/>
    </style:style>
    <style:style style:name="T64" style:family="text">
      <style:text-properties fo:color="#4c4c4c" officeooo:rsid="00349c94" style:letter-kerning="true" style:language-asian="zh" style:country-asian="CN" style:language-complex="hi" style:country-complex="IN"/>
    </style:style>
    <style:style style:name="T65" style:family="text">
      <style:text-properties fo:color="#4c4c4c" style:font-name="Arial1" fo:font-size="10pt" fo:language="en" fo:country="AU" officeooo:rsid="008c37c0" style:font-name-asian="Arial2" style:font-size-asian="10pt" style:font-name-complex="Arial2" style:font-size-complex="10pt"/>
    </style:style>
    <style:style style:name="T66" style:family="text">
      <style:text-properties fo:color="#4c4c4c" style:font-name="Arial1" fo:font-size="10pt" fo:language="en" fo:country="AU" officeooo:rsid="0003adf3" style:font-name-asian="Arial2" style:font-size-asian="10pt" style:language-asian="en" style:country-asian="US" style:font-name-complex="Arial2" style:font-size-complex="10pt"/>
    </style:style>
    <style:style style:name="T67" style:family="text">
      <style:text-properties fo:color="#4c4c4c" fo:font-size="10pt" fo:language="en" fo:country="AU" officeooo:rsid="008c37c0" style:font-name-asian="Arial2" style:font-size-asian="10pt" style:font-name-complex="Arial2" style:font-size-complex="10pt"/>
    </style:style>
    <style:style style:name="T68" style:family="text">
      <style:text-properties fo:color="#4c4c4c" fo:font-size="10pt" fo:language="en" fo:country="AU" officeooo:rsid="0003adf3" style:font-name-asian="Arial2" style:font-size-asian="10pt" style:language-asian="en" style:country-asian="US" style:font-name-complex="Arial2" style:font-size-complex="10pt"/>
    </style:style>
    <style:style style:name="T69" style:family="text">
      <style:text-properties fo:color="#000000"/>
    </style:style>
    <style:style style:name="T70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00" fo:font-style="normal" fo:font-weight="bold" officeooo:rsid="0010826c" style:font-style-asian="normal" style:font-weight-asian="bold" style:font-style-complex="normal" style:font-weight-complex="bold"/>
    </style:style>
    <style:style style:name="T72" style:family="text">
      <style:text-properties fo:color="#000000" fo:font-style="normal" fo:font-weight="bold" officeooo:rsid="0028333a" style:font-style-asian="normal" style:font-weight-asian="bold" style:font-style-complex="normal" style:font-weight-complex="bold"/>
    </style:style>
    <style:style style:name="T73" style:family="text">
      <style:text-properties fo:color="#000000" fo:font-style="normal" fo:font-weight="bold" officeooo:rsid="005dd134" style:font-style-asian="normal" style:font-weight-asian="bold" style:font-style-complex="normal" style:font-weight-complex="bold"/>
    </style:style>
    <style:style style:name="T74" style:family="text">
      <style:text-properties fo:color="#000000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75" style:family="text">
      <style:text-properties fo:color="#000000" fo:font-style="normal" fo:font-weight="bold" officeooo:rsid="0010826c" style:font-name-asian="Times New Roman2" style:font-style-asian="normal" style:font-weight-asian="bold" style:font-name-complex="Times New Roman2" style:font-style-complex="normal" style:font-weight-complex="bold"/>
    </style:style>
    <style:style style:name="T76" style:family="text">
      <style:text-properties fo:color="#000000" fo:font-style="normal" fo:font-weight="bold" officeooo:rsid="005dd134" style:font-name-asian="Times New Roman2" style:font-style-asian="normal" style:font-weight-asian="bold" style:font-name-complex="Times New Roman2" style:font-style-complex="normal" style:font-weight-complex="bold"/>
    </style:style>
    <style:style style:name="T77" style:family="text">
      <style:text-properties fo:color="#000000" fo:font-style="normal" fo:font-weight="bold" officeooo:rsid="0030e83f" style:font-name-asian="Times New Roman2" style:font-style-asian="normal" style:font-weight-asian="bold" style:font-name-complex="Times New Roman2" style:font-style-complex="normal" style:font-weight-complex="bold"/>
    </style:style>
    <style:style style:name="T78" style:family="text">
      <style:text-properties fo:color="#000000" fo:font-style="normal" fo:font-weight="bold" officeooo:rsid="0036617d" style:letter-kerning="true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/>
    </style:style>
    <style:style style:name="T79" style:family="text">
      <style:text-properties fo:color="#000000" fo:font-style="normal" fo:font-weight="bold" officeooo:rsid="0036617d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bold"/>
    </style:style>
    <style:style style:name="T80" style:family="text">
      <style:text-properties fo:color="#000000" fo:font-style="normal" fo:font-weight="bold" officeooo:rsid="005ca27f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bold"/>
    </style:style>
    <style:style style:name="T81" style:family="text">
      <style:text-properties fo:color="#000000" fo:font-style="normal" fo:font-weight="bold" officeooo:rsid="0033321b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bold"/>
    </style:style>
    <style:style style:name="T82" style:family="text">
      <style:text-properties fo:color="#000000" fo:font-style="normal" fo:font-weight="bold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83" style:family="text">
      <style:text-properties fo:color="#000000" fo:font-style="normal" fo:font-weight="bold" officeooo:rsid="0033321b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84" style:family="text">
      <style:text-properties fo:color="#000000" fo:font-style="normal" fo:font-weight="bold" officeooo:rsid="005ca27f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85" style:family="text">
      <style:text-properties fo:color="#000000" fo:font-style="normal" fo:font-weight="bold" officeooo:rsid="0010826c" fo:background-color="#ffffff" loext:char-shading-value="0" style:font-style-asian="normal" style:font-weight-asian="bold" style:font-style-complex="normal" style:font-weight-complex="bold"/>
    </style:style>
    <style:style style:name="T86" style:family="text">
      <style:text-properties fo:color="#000000" fo:font-style="normal" fo:font-weight="bold" officeooo:rsid="0028333a" fo:background-color="#ffffff" loext:char-shading-value="0" style:font-style-asian="normal" style:font-weight-asian="bold" style:font-style-complex="normal" style:font-weight-complex="bold"/>
    </style:style>
    <style:style style:name="T87" style:family="text">
      <style:text-properties fo:color="#000000" fo:font-style="normal" style:font-name-asian="Times New Roman2" style:font-style-asian="normal" style:font-name-complex="Times New Roman2" style:font-style-complex="normal"/>
    </style:style>
    <style:style style:name="T88" style:family="text">
      <style:text-properties fo:color="#000000" fo:font-weight="normal" style:font-name-asian="Arial1" style:font-weight-asian="normal" style:font-name-complex="Arial1" style:font-weight-complex="normal"/>
    </style:style>
    <style:style style:name="T89" style:family="text">
      <style:text-properties fo:color="#000000" fo:font-weight="bold" style:font-weight-asian="bold" style:font-weight-complex="bold"/>
    </style:style>
    <style:style style:name="T90" style:family="text">
      <style:text-properties fo:color="#000000" fo:font-weight="bold" officeooo:rsid="0010826c" style:font-weight-asian="bold" style:font-weight-complex="bold"/>
    </style:style>
    <style:style style:name="T91" style:family="text">
      <style:text-properties fo:color="#000000" fo:font-weight="bold" style:letter-kerning="true" style:language-asian="zh" style:country-asian="CN" style:font-weight-asian="bold" style:language-complex="hi" style:country-complex="IN" style:font-weight-complex="bold"/>
    </style:style>
    <style:style style:name="T92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93" style:family="text">
      <style:text-properties fo:color="#000000" fo:font-weight="bold" officeooo:rsid="0030e83f" style:font-name-asian="Times New Roman2" style:font-weight-asian="bold" style:font-name-complex="Times New Roman2" style:font-weight-complex="bold"/>
    </style:style>
    <style:style style:name="T94" style:family="text">
      <style:text-properties fo:color="#000000" officeooo:rsid="00068515"/>
    </style:style>
    <style:style style:name="T95" style:family="text">
      <style:text-properties fo:color="#000000" style:font-name="Arial1" fo:font-size="10pt" fo:language="en" fo:country="AU" fo:font-style="normal" style:text-underline-style="none" fo:font-weight="normal" officeooo:rsid="001dfa34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6" style:family="text">
      <style:text-properties fo:color="#000000" style:font-name="Arial1" fo:font-size="10pt" fo:language="en" fo:country="AU" fo:font-style="normal" style:text-underline-style="none" fo:font-weight="normal" officeooo:rsid="00435acf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7" style:family="text">
      <style:text-properties fo:color="#000000" style:font-name="Arial1" fo:font-size="10pt" fo:language="en" fo:country="AU" fo:font-style="normal" fo:font-weight="bold" officeooo:rsid="0003adf3" style:font-name-asian="Cambria" style:font-size-asian="10pt" style:font-style-asian="normal" style:font-weight-asian="bold" style:font-name-complex="Cambria" style:font-size-complex="10pt" style:font-weight-complex="bold"/>
    </style:style>
    <style:style style:name="T98" style:family="text">
      <style:text-properties fo:color="#000000" style:font-name="Arial1" fo:font-size="10pt" fo:language="en" fo:country="AU" fo:font-style="normal" fo:font-weight="bold" officeooo:rsid="00449bfb" style:font-name-asian="Cambria" style:font-size-asian="10pt" style:font-style-asian="normal" style:font-weight-asian="bold" style:font-name-complex="Cambria" style:font-size-complex="10pt" style:font-weight-complex="bold"/>
    </style:style>
    <style:style style:name="T99" style:family="text">
      <style:text-properties fo:color="#000000" style:font-name="Arial1" fo:font-size="10pt" fo:language="en" fo:country="AU" fo:font-style="normal" fo:font-weight="bold" officeooo:rsid="0005895b" style:font-name-asian="Cambria" style:font-size-asian="10pt" style:font-style-asian="normal" style:font-weight-asian="bold" style:font-name-complex="Cambria" style:font-size-complex="10pt" style:font-weight-complex="bold"/>
    </style:style>
    <style:style style:name="T100" style:family="text">
      <style:text-properties fo:color="#000000" style:font-name="Arial1" fo:font-size="10pt" fo:language="en" fo:country="AU" fo:font-style="italic" fo:font-weight="bold" officeooo:rsid="0003adf3" style:font-name-asian="Cambria" style:font-size-asian="10pt" style:language-asian="en" style:country-asian="US" style:font-style-asian="italic" style:font-weight-asian="bold" style:font-name-complex="Cambria" style:font-size-complex="10pt" style:font-style-complex="italic" style:font-weight-complex="bold"/>
    </style:style>
    <style:style style:name="T101" style:family="text">
      <style:text-properties fo:color="#000000" style:font-name="Arial1" fo:font-size="10pt" fo:language="en" fo:country="AU" fo:font-style="italic" fo:font-weight="bold" officeooo:rsid="0003adf3" style:font-name-asian="Cambria" style:font-size-asian="10pt" style:font-style-asian="italic" style:font-weight-asian="bold" style:font-name-complex="Cambria" style:font-size-complex="10pt" style:font-style-complex="italic" style:font-weight-complex="bold"/>
    </style:style>
    <style:style style:name="T102" style:family="text">
      <style:text-properties fo:color="#000000" style:font-name="Arial1" fo:font-size="10pt" fo:language="en" fo:country="AU" fo:font-style="italic" fo:font-weight="bold" officeooo:rsid="0003adf3" style:font-size-asian="10pt" style:language-asian="en" style:country-asian="US" style:font-style-asian="italic" style:font-weight-asian="bold" style:font-size-complex="10pt" style:font-style-complex="italic" style:font-weight-complex="bold"/>
    </style:style>
    <style:style style:name="T103" style:family="text">
      <style:text-properties fo:color="#000000" style:font-name="Arial1" fo:font-size="10pt" fo:language="en" fo:country="AU" fo:font-style="italic" fo:font-weight="bold" officeooo:rsid="0003adf3" style:font-size-asian="10pt" style:font-style-asian="italic" style:font-weight-asian="bold" style:font-size-complex="10pt" style:font-style-complex="italic" style:font-weight-complex="bold"/>
    </style:style>
    <style:style style:name="T104" style:family="text">
      <style:text-properties fo:color="#000000" style:font-name="Arial1" fo:font-size="10pt" fo:language="en" fo:country="AU" fo:font-style="italic" officeooo:rsid="0003adf3" style:font-size-asian="10pt" style:language-asian="en" style:country-asian="US" style:font-style-asian="italic" style:font-size-complex="10pt" style:font-style-complex="italic"/>
    </style:style>
    <style:style style:name="T105" style:family="text">
      <style:text-properties fo:color="#000000" style:font-name="Arial1" fo:font-size="10pt" fo:language="en" fo:country="AU" fo:font-style="italic" officeooo:rsid="0003adf3" style:font-size-asian="10pt" style:font-style-asian="italic" style:font-size-complex="10pt" style:font-style-complex="italic"/>
    </style:style>
    <style:style style:name="T106" style:family="text">
      <style:text-properties fo:color="#000000" style:font-name="Arial1" fo:font-size="10pt" fo:language="en" fo:country="AU" fo:font-weight="bold" officeooo:rsid="0003adf3" style:font-size-asian="10pt" style:font-weight-asian="bold" style:font-size-complex="10pt" style:font-weight-complex="bold"/>
    </style:style>
    <style:style style:name="T107" style:family="text">
      <style:text-properties fo:color="#000000" officeooo:rsid="008714c7"/>
    </style:style>
    <style:style style:name="T108" style:family="text">
      <style:text-properties fo:color="#000000" fo:font-size="10pt" fo:language="en" fo:country="GB" fo:font-weight="bold" style:font-size-asian="10pt" style:font-weight-asian="bold" style:font-name-complex="Arial2"/>
    </style:style>
    <style:style style:name="T109" style:family="text">
      <style:text-properties fo:color="#000000" fo:font-size="10pt" fo:language="en" fo:country="GB" fo:font-weight="bold" officeooo:rsid="00075d84" style:font-size-asian="10pt" style:font-weight-asian="bold" style:font-name-complex="Arial2"/>
    </style:style>
    <style:style style:name="T110" style:family="text">
      <style:text-properties fo:color="#000000" fo:font-size="10pt" fo:language="en" fo:country="GB" fo:font-weight="bold" officeooo:rsid="0003adf3" style:font-size-asian="10pt" style:language-asian="en" style:country-asian="US" style:font-weight-asian="bold" style:font-name-complex="Arial2"/>
    </style:style>
    <style:style style:name="T111" style:family="text">
      <style:text-properties fo:color="#000000" fo:font-size="10pt" fo:language="en" fo:country="GB" fo:font-weight="bold" officeooo:rsid="00075d84" style:font-size-asian="10pt" style:language-asian="en" style:country-asian="US" style:font-weight-asian="bold" style:font-name-complex="Arial2"/>
    </style:style>
    <style:style style:name="T112" style:family="text">
      <style:text-properties fo:color="#000000" fo:font-size="10pt" fo:language="en" fo:country="GB" fo:font-weight="normal" officeooo:rsid="00075d84" style:font-size-asian="10pt" style:language-asian="en" style:country-asian="US" style:font-weight-asian="normal" style:font-name-complex="Arial2" style:font-weight-complex="normal"/>
    </style:style>
    <style:style style:name="T113" style:family="text">
      <style:text-properties fo:color="#000000" fo:font-size="10pt" fo:language="en" fo:country="GB" fo:font-style="normal" fo:font-weight="normal" officeooo:rsid="00075d84" style:font-size-asian="10pt" style:language-asian="en" style:country-asian="US" style:font-style-asian="normal" style:font-weight-asian="normal" style:font-name-complex="Arial2" style:font-style-complex="normal" style:font-weight-complex="normal"/>
    </style:style>
    <style:style style:name="T114" style:family="text">
      <style:text-properties fo:color="#000000" fo:font-size="10pt" fo:language="en" fo:country="GB" fo:font-style="normal" fo:font-weight="normal" officeooo:rsid="0003adf3" style:font-size-asian="10pt" style:language-asian="en" style:country-asian="US" style:font-style-asian="normal" style:font-weight-asian="normal" style:font-name-complex="Arial2" style:font-style-complex="normal" style:font-weight-complex="normal"/>
    </style:style>
    <style:style style:name="T115" style:family="text">
      <style:text-properties fo:color="#000000" fo:font-size="10pt" fo:language="en" fo:country="AU" fo:font-style="normal" style:text-underline-style="none" fo:font-weight="normal" officeooo:rsid="001dfa34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6" style:family="text">
      <style:text-properties fo:color="#000000" fo:font-size="10pt" fo:language="en" fo:country="AU" fo:font-style="normal" style:text-underline-style="none" fo:font-weight="normal" officeooo:rsid="00435acf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7" style:family="text">
      <style:text-properties fo:color="#000000" fo:font-size="10pt" fo:language="en" fo:country="AU" fo:font-style="normal" fo:font-weight="bold" officeooo:rsid="0003adf3" style:font-name-asian="Cambria" style:font-size-asian="10pt" style:font-style-asian="normal" style:font-weight-asian="bold" style:font-name-complex="Cambria" style:font-size-complex="10pt" style:font-weight-complex="bold"/>
    </style:style>
    <style:style style:name="T118" style:family="text">
      <style:text-properties fo:color="#000000" fo:font-size="10pt" fo:language="en" fo:country="AU" fo:font-style="normal" fo:font-weight="bold" officeooo:rsid="00449bfb" style:font-name-asian="Cambria" style:font-size-asian="10pt" style:font-style-asian="normal" style:font-weight-asian="bold" style:font-name-complex="Cambria" style:font-size-complex="10pt" style:font-weight-complex="bold"/>
    </style:style>
    <style:style style:name="T119" style:family="text">
      <style:text-properties fo:color="#000000" fo:font-size="10pt" fo:language="en" fo:country="AU" fo:font-style="normal" fo:font-weight="bold" officeooo:rsid="0005895b" style:font-name-asian="Cambria" style:font-size-asian="10pt" style:font-style-asian="normal" style:font-weight-asian="bold" style:font-name-complex="Cambria" style:font-size-complex="10pt" style:font-weight-complex="bold"/>
    </style:style>
    <style:style style:name="T120" style:family="text">
      <style:text-properties fo:color="#000000" fo:font-size="10pt" fo:language="en" fo:country="AU" fo:font-style="italic" fo:font-weight="bold" officeooo:rsid="0003adf3" style:font-name-asian="Cambria" style:font-size-asian="10pt" style:language-asian="en" style:country-asian="US" style:font-style-asian="italic" style:font-weight-asian="bold" style:font-name-complex="Cambria" style:font-size-complex="10pt" style:font-style-complex="italic" style:font-weight-complex="bold"/>
    </style:style>
    <style:style style:name="T121" style:family="text">
      <style:text-properties fo:color="#000000" fo:font-size="10pt" fo:language="en" fo:country="AU" fo:font-style="italic" fo:font-weight="bold" officeooo:rsid="0003adf3" style:font-name-asian="Cambria" style:font-size-asian="10pt" style:font-style-asian="italic" style:font-weight-asian="bold" style:font-name-complex="Cambria" style:font-size-complex="10pt" style:font-style-complex="italic" style:font-weight-complex="bold"/>
    </style:style>
    <style:style style:name="T122" style:family="text">
      <style:text-properties fo:color="#000000" fo:font-size="10pt" fo:language="en" fo:country="AU" fo:font-style="italic" fo:font-weight="bold" officeooo:rsid="0003adf3" style:font-size-asian="10pt" style:language-asian="en" style:country-asian="US" style:font-style-asian="italic" style:font-weight-asian="bold" style:font-size-complex="10pt" style:font-style-complex="italic" style:font-weight-complex="bold"/>
    </style:style>
    <style:style style:name="T123" style:family="text">
      <style:text-properties fo:color="#000000" fo:font-size="10pt" fo:language="en" fo:country="AU" fo:font-style="italic" fo:font-weight="bold" officeooo:rsid="0003adf3" style:font-size-asian="10pt" style:font-style-asian="italic" style:font-weight-asian="bold" style:font-size-complex="10pt" style:font-style-complex="italic" style:font-weight-complex="bold"/>
    </style:style>
    <style:style style:name="T124" style:family="text">
      <style:text-properties fo:color="#000000" fo:font-size="10pt" fo:language="en" fo:country="AU" fo:font-style="italic" officeooo:rsid="0003adf3" style:font-size-asian="10pt" style:language-asian="en" style:country-asian="US" style:font-style-asian="italic" style:font-size-complex="10pt" style:font-style-complex="italic"/>
    </style:style>
    <style:style style:name="T125" style:family="text">
      <style:text-properties fo:color="#000000" fo:font-size="10pt" fo:language="en" fo:country="AU" fo:font-style="italic" officeooo:rsid="0003adf3" style:font-size-asian="10pt" style:font-style-asian="italic" style:font-size-complex="10pt" style:font-style-complex="italic"/>
    </style:style>
    <style:style style:name="T126" style:family="text">
      <style:text-properties fo:color="#000000" fo:font-size="10pt" fo:language="en" fo:country="AU" fo:font-weight="bold" officeooo:rsid="0003adf3" style:font-size-asian="10pt" style:font-weight-asian="bold" style:font-size-complex="10pt" style:font-weight-complex="bold"/>
    </style:style>
    <style:style style:name="T127" style:family="text">
      <style:text-properties fo:color="#000000" style:font-name="Arial" fo:font-size="10pt" fo:language="en" fo:country="GB" fo:font-weight="bold" officeooo:rsid="0003adf3" style:font-size-asian="10pt" style:language-asian="en" style:country-asian="US" style:font-weight-asian="bold" style:font-name-complex="Arial2"/>
    </style:style>
    <style:style style:name="T128" style:family="text">
      <style:text-properties fo:color="#000000" style:font-name="Arial" fo:font-size="10pt" fo:language="en" fo:country="GB" fo:font-weight="bold" officeooo:rsid="00075d84" style:font-size-asian="10pt" style:language-asian="en" style:country-asian="US" style:font-weight-asian="bold" style:font-name-complex="Arial2"/>
    </style:style>
    <style:style style:name="T129" style:family="text">
      <style:text-properties fo:color="#000000" style:font-name="Arial" fo:font-size="10pt" fo:language="en" fo:country="GB" fo:font-weight="normal" officeooo:rsid="00075d84" style:font-size-asian="10pt" style:language-asian="en" style:country-asian="US" style:font-weight-asian="normal" style:font-name-complex="Arial2" style:font-weight-complex="normal"/>
    </style:style>
    <style:style style:name="T130" style:family="text">
      <style:text-properties fo:color="#000000" style:font-name="Arial" fo:font-size="10pt" fo:language="en" fo:country="GB" fo:font-style="normal" fo:font-weight="normal" officeooo:rsid="00075d84" style:font-size-asian="10pt" style:language-asian="en" style:country-asian="US" style:font-style-asian="normal" style:font-weight-asian="normal" style:font-name-complex="Arial2" style:font-style-complex="normal" style:font-weight-complex="normal"/>
    </style:style>
    <style:style style:name="T131" style:family="text">
      <style:text-properties fo:color="#000000" style:font-name="Arial" fo:font-size="10pt" fo:language="en" fo:country="GB" fo:font-style="normal" fo:font-weight="normal" officeooo:rsid="0003adf3" style:font-size-asian="10pt" style:language-asian="en" style:country-asian="US" style:font-style-asian="normal" style:font-weight-asian="normal" style:font-name-complex="Arial2" style:font-style-complex="normal" style:font-weight-complex="normal"/>
    </style:style>
    <style:style style:name="T132" style:family="text">
      <style:text-properties officeooo:rsid="00137645"/>
    </style:style>
    <style:style style:name="T133" style:family="text">
      <style:text-properties officeooo:rsid="001a9d4d"/>
    </style:style>
    <style:style style:name="T134" style:family="text">
      <style:text-properties fo:font-variant="normal" fo:text-transform="none"/>
    </style:style>
    <style:style style:name="T135" style:family="text">
      <style:text-properties fo:font-variant="normal" fo:text-transform="none" style:font-name="Arial" style:font-name-asian="Arial2" style:font-name-complex="Arial2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fo:font-size="6pt" fo:language="en" fo:country="US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37" style:family="text">
      <style:text-properties fo:font-variant="normal" fo:text-transform="none" fo:color="#000000" style:text-line-through-style="none" style:text-line-through-type="none" style:text-position="0% 100%" fo:font-size="6pt" fo:language="en" fo:country="US" fo:font-style="normal" style:text-underline-style="none" fo:font-weight="normal" officeooo:rsid="00456da0" style:font-name-asian="Times New Roman1" style:font-size-asian="6pt" style:font-style-asian="normal" style:font-weight-asian="normal" style:font-name-complex="Times New Roman1" style:font-size-complex="6pt"/>
    </style:style>
    <style:style style:name="T138" style:family="text">
      <style:text-properties fo:font-variant="normal" fo:text-transform="none" fo:color="#000000" style:text-line-through-style="none" style:text-line-through-type="none" style:text-position="0% 100%" fo:font-size="6pt" fo:language="en" fo:country="US" fo:font-style="normal" style:text-underline-style="none" fo:font-weight="normal" officeooo:rsid="000b011a" style:font-name-asian="Times New Roman1" style:font-size-asian="6pt" style:font-style-asian="normal" style:font-weight-asian="normal" style:font-name-complex="Times New Roman1" style:font-size-complex="6pt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Arial2" style:font-style-asian="normal" style:font-weight-asian="bold" style:font-name-complex="Arial2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5b1a90" style:font-name-asian="Arial2" style:font-style-asian="normal" style:font-weight-asian="bold" style:font-name-complex="Arial2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94a565" style:font-name-asian="Arial2" style:font-style-asian="normal" style:font-weight-asian="bold" style:font-name-complex="Arial2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131812" style:font-name-asian="Arial2" style:font-style-asian="normal" style:font-weight-asian="bold" style:font-name-complex="Arial2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0ee790" style:font-name-asian="Arial2" style:font-style-asian="normal" style:font-weight-asian="bold" style:font-name-complex="Arial2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Arial2" style:font-style-asian="normal" style:font-weight-asian="bold" style:font-name-complex="Arial2" style:font-weight-complex="bold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114054" style:font-name-asian="Arial2" style:font-style-asian="normal" style:font-weight-asian="bold" style:font-name-complex="Arial2" style:font-weight-complex="bold"/>
    </style:style>
    <style:style style:name="T14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1" style:font-style-asian="normal" style:font-weight-asian="bold" style:font-name-complex="Times New Roman1" style:font-weight-complex="bold"/>
    </style:style>
    <style:style style:name="T147" style:family="text">
      <style:text-properties fo:font-variant="normal" fo:text-transform="none" fo:color="#000000" style:text-line-through-style="none" style:text-line-through-type="none" style:text-position="0% 100%" style:text-underline-style="none" fo:font-weight="normal" style:font-name-asian="Arial2" style:font-weight-asian="normal" style:font-name-complex="Arial2"/>
    </style:style>
    <style:style style:name="T148" style:family="text">
      <style:text-properties fo:font-variant="normal" fo:text-transform="none" fo:color="#000000" style:text-line-through-style="none" style:text-line-through-type="none" style:text-position="0% 100%" style:text-underline-style="none" fo:font-weight="normal" officeooo:rsid="001ec711" style:font-name-asian="Arial2" style:font-weight-asian="normal" style:font-name-complex="Arial2"/>
    </style:style>
    <style:style style:name="T149" style:family="text">
      <style:text-properties fo:font-variant="normal" fo:text-transform="none" fo:color="#000000" style:font-name-asian="Arial2" style:font-name-complex="Arial2"/>
    </style:style>
    <style:style style:name="T150" style:family="text">
      <style:text-properties fo:font-variant="normal" fo:text-transform="none" fo:color="#000000" style:font-name="Arial1" fo:font-size="10pt" fo:language="en" fo:country="AU" fo:font-style="normal" style:text-underline-style="none" fo:font-weight="bold" officeooo:rsid="00075d84" fo:background-color="#ffffff" loext:char-shading-value="0" style:font-size-asian="10pt" style:language-asian="en" style:country-asian="US" style:font-style-asian="normal" style:font-weight-asian="bold" style:font-name-complex="Arial1" style:font-size-complex="10pt" style:font-style-complex="normal" style:font-weight-complex="bold"/>
    </style:style>
    <style:style style:name="T151" style:family="text">
      <style:text-properties fo:font-variant="normal" fo:text-transform="none" fo:color="#000000" style:font-name="Arial1" fo:font-size="10pt" fo:language="en" fo:country="AU" fo:font-style="normal" style:text-underline-style="none" fo:font-weight="bold" officeooo:rsid="00075d84" style:font-size-asian="10pt" style:language-asian="en" style:country-asian="US" style:font-style-asian="normal" style:font-weight-asian="bold" style:font-name-complex="Arial1" style:font-size-complex="10pt" style:font-style-complex="normal" style:font-weight-complex="bold"/>
    </style:style>
    <style:style style:name="T152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9035cc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3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750a01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4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41cef8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5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10826c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6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75ce09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7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075d84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8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5059e6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9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8dc3c1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0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07bf9b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1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77cef6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2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075d84" fo:background-color="#ffffff" loext:char-shading-value="0" style:font-size-asian="10pt" style:language-asian="en" style:country-asian="US" style:font-style-asian="normal" style:font-weight-asian="normal" style:font-name-complex="Arial1" style:font-size-complex="10pt" style:font-style-complex="normal" style:font-weight-complex="normal"/>
    </style:style>
    <style:style style:name="T163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1dfa34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4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750a0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5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77cef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6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41cef8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7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435acf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8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5b6cdc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9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9035cc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70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55a963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71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075d84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72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4e3d8b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73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075d84" style:font-size-asian="10pt" style:language-asian="en" style:country-asian="US" style:font-style-asian="normal" style:font-weight-asian="normal" style:font-name-complex="Arial1" style:font-size-complex="10pt" style:font-style-complex="normal" style:font-weight-complex="normal"/>
    </style:style>
    <style:style style:name="T174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1dfa34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75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0b011a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76" style:family="text">
      <style:text-properties fo:font-variant="normal" fo:text-transform="none" fo:color="#000000" style:font-name="Arial1" fo:font-size="10pt" fo:language="en" fo:country="AU" fo:font-style="normal" style:text-underline-style="none" fo:font-weight="normal" officeooo:rsid="00435acf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77" style:family="text">
      <style:text-properties fo:font-variant="normal" fo:text-transform="none" fo:color="#000000" fo:font-style="normal" fo:font-weight="bold" officeooo:rsid="005dd134" fo:background-color="#ffffff" loext:char-shading-value="0" style:font-name-asian="Arial2" style:font-style-asian="normal" style:font-weight-asian="bold" style:font-name-complex="Arial2" style:font-style-complex="normal" style:font-weight-complex="bold"/>
    </style:style>
    <style:style style:name="T178" style:family="text">
      <style:text-properties fo:font-variant="normal" fo:text-transform="none" fo:color="#000000" fo:font-style="normal" fo:font-weight="bold" officeooo:rsid="0010826c" fo:background-color="#ffffff" loext:char-shading-value="0" style:font-name-asian="Arial2" style:font-style-asian="normal" style:font-weight-asian="bold" style:font-name-complex="Arial2" style:font-style-complex="normal" style:font-weight-complex="bold"/>
    </style:style>
    <style:style style:name="T179" style:family="text">
      <style:text-properties fo:font-variant="normal" fo:text-transform="none" fo:color="#000000" fo:font-style="normal" fo:font-weight="bold" officeooo:rsid="0028333a" fo:background-color="#ffffff" loext:char-shading-value="0" style:font-name-asian="Arial2" style:font-style-asian="normal" style:font-weight-asian="bold" style:font-name-complex="Arial2" style:font-style-complex="normal" style:font-weight-complex="bold"/>
    </style:style>
    <style:style style:name="T180" style:family="text">
      <style:text-properties fo:font-variant="normal" fo:text-transform="none" fo:color="#000000" fo:font-style="normal" fo:font-weight="bold" style:font-name-asian="Arial2" style:font-style-asian="normal" style:font-weight-asian="bold" style:font-name-complex="Arial2" style:font-style-complex="normal"/>
    </style:style>
    <style:style style:name="T181" style:family="text">
      <style:text-properties fo:font-variant="normal" fo:text-transform="none" fo:color="#000000" fo:font-style="normal" fo:font-weight="bold" officeooo:rsid="0026ceb9" style:font-name-asian="Arial2" style:font-style-asian="normal" style:font-weight-asian="bold" style:font-name-complex="Arial2" style:font-style-complex="normal"/>
    </style:style>
    <style:style style:name="T182" style:family="text">
      <style:text-properties fo:font-variant="normal" fo:text-transform="none" fo:color="#000000" fo:font-style="normal" fo:font-weight="bold" officeooo:rsid="001ec711" style:font-name-asian="Arial2" style:font-style-asian="normal" style:font-weight-asian="bold" style:font-name-complex="Arial2" style:font-style-complex="normal"/>
    </style:style>
    <style:style style:name="T183" style:family="text">
      <style:text-properties fo:font-variant="normal" fo:text-transform="none" fo:color="#000000" fo:font-style="normal" fo:font-weight="bold" officeooo:rsid="005eb757" style:font-name-asian="Arial2" style:font-style-asian="normal" style:font-weight-asian="bold" style:font-name-complex="Arial2" style:font-style-complex="normal"/>
    </style:style>
    <style:style style:name="T184" style:family="text">
      <style:text-properties fo:font-variant="normal" fo:text-transform="none" fo:color="#000000" fo:font-style="normal" style:text-underline-style="none" fo:font-weight="bold" officeooo:rsid="0091cdba" style:font-name-asian="Arial2" style:font-style-asian="normal" style:font-weight-asian="bold" style:font-name-complex="Arial2" style:font-style-complex="normal" style:font-weight-complex="bold"/>
    </style:style>
    <style:style style:name="T185" style:family="text">
      <style:text-properties fo:font-variant="normal" fo:text-transform="none" fo:color="#000000" fo:font-style="normal" style:text-underline-style="none" fo:font-weight="normal" officeooo:rsid="0091cdba" style:font-name-asian="Arial2" style:font-style-asian="normal" style:font-weight-asian="normal" style:font-name-complex="Arial2" style:font-style-complex="normal" style:font-weight-complex="normal"/>
    </style:style>
    <style:style style:name="T186" style:family="text">
      <style:text-properties fo:font-variant="normal" fo:text-transform="none" fo:color="#000000" fo:font-style="normal" style:text-underline-style="none" fo:font-weight="normal" officeooo:rsid="00750a01" style:font-name-asian="Arial2" style:font-style-asian="normal" style:font-weight-asian="normal" style:font-name-complex="Arial2" style:font-style-complex="normal" style:font-weight-complex="normal"/>
    </style:style>
    <style:style style:name="T187" style:family="text">
      <style:text-properties fo:font-variant="normal" fo:text-transform="none" fo:color="#000000" fo:font-style="normal" style:text-underline-style="none" fo:font-weight="normal" officeooo:rsid="007b689a" style:font-name-asian="Arial2" style:font-style-asian="normal" style:font-weight-asian="normal" style:font-name-complex="Arial2" style:font-style-complex="normal" style:font-weight-complex="normal"/>
    </style:style>
    <style:style style:name="T188" style:family="text">
      <style:text-properties fo:font-variant="normal" fo:text-transform="none" fo:color="#000000" fo:font-style="normal" style:text-underline-style="none" fo:font-weight="normal" officeooo:rsid="001eb555" style:font-name-asian="Arial2" style:font-style-asian="normal" style:font-weight-asian="normal" style:font-name-complex="Arial2" style:font-style-complex="normal" style:font-weight-complex="normal"/>
    </style:style>
    <style:style style:name="T189" style:family="text">
      <style:text-properties fo:font-variant="normal" fo:text-transform="none" fo:color="#000000" fo:font-style="normal" style:text-underline-style="none" fo:font-weight="normal" officeooo:rsid="003c3f1c" style:font-name-asian="Arial2" style:font-style-asian="normal" style:font-weight-asian="normal" style:font-name-complex="Arial2" style:font-style-complex="normal" style:font-weight-complex="normal"/>
    </style:style>
    <style:style style:name="T190" style:family="text">
      <style:text-properties fo:font-variant="normal" fo:text-transform="none" fo:color="#000000" fo:font-style="normal" style:text-underline-style="none" fo:font-weight="normal" officeooo:rsid="000caf31" style:font-name-asian="Arial2" style:font-style-asian="normal" style:font-weight-asian="normal" style:font-name-complex="Arial2" style:font-style-complex="normal" style:font-weight-complex="normal"/>
    </style:style>
    <style:style style:name="T191" style:family="text">
      <style:text-properties fo:font-variant="normal" fo:text-transform="none" fo:color="#000000" fo:font-style="normal" style:text-underline-style="none" fo:font-weight="normal" officeooo:rsid="003a5eae" style:font-name-asian="Arial2" style:font-style-asian="normal" style:font-weight-asian="normal" style:font-name-complex="Arial2" style:font-style-complex="normal" style:font-weight-complex="normal"/>
    </style:style>
    <style:style style:name="T192" style:family="text">
      <style:text-properties fo:font-variant="normal" fo:text-transform="none" fo:color="#000000" fo:font-style="normal" style:text-underline-style="none" fo:font-weight="normal" officeooo:rsid="0041cef8" style:font-name-asian="Arial2" style:font-style-asian="normal" style:font-weight-asian="normal" style:font-name-complex="Arial2" style:font-style-complex="normal" style:font-weight-complex="normal"/>
    </style:style>
    <style:style style:name="T193" style:family="text">
      <style:text-properties fo:font-variant="normal" fo:text-transform="none" fo:color="#000000" fo:font-style="normal" style:text-underline-style="none" fo:font-weight="normal" officeooo:rsid="007c58ae" style:font-name-asian="Arial2" style:font-style-asian="normal" style:font-weight-asian="normal" style:font-name-complex="Arial2" style:font-style-complex="normal" style:font-weight-complex="normal"/>
    </style:style>
    <style:style style:name="T194" style:family="text">
      <style:text-properties fo:font-variant="normal" fo:text-transform="none" fo:color="#000000" fo:font-weight="bold" style:font-name-asian="Arial2" style:font-weight-asian="bold" style:font-name-complex="Arial2"/>
    </style:style>
    <style:style style:name="T195" style:family="text">
      <style:text-properties fo:font-variant="normal" fo:text-transform="none" fo:color="#000000" fo:font-weight="bold" officeooo:rsid="0020dcaf" style:font-name-asian="Arial2" style:font-weight-asian="bold" style:font-name-complex="Arial2"/>
    </style:style>
    <style:style style:name="T196" style:family="text">
      <style:text-properties fo:font-variant="normal" fo:text-transform="none" fo:color="#000000" fo:font-size="10pt" fo:language="en" fo:country="AU" fo:font-style="normal" style:text-underline-style="none" fo:font-weight="bold" officeooo:rsid="00075d84" fo:background-color="#ffffff" loext:char-shading-value="0" style:font-size-asian="10pt" style:language-asian="en" style:country-asian="US" style:font-style-asian="normal" style:font-weight-asian="bold" style:font-name-complex="Arial1" style:font-size-complex="10pt" style:font-style-complex="normal" style:font-weight-complex="bold"/>
    </style:style>
    <style:style style:name="T197" style:family="text">
      <style:text-properties fo:font-variant="normal" fo:text-transform="none" fo:color="#000000" fo:font-size="10pt" fo:language="en" fo:country="AU" fo:font-style="normal" style:text-underline-style="none" fo:font-weight="bold" officeooo:rsid="00075d84" style:font-size-asian="10pt" style:language-asian="en" style:country-asian="US" style:font-style-asian="normal" style:font-weight-asian="bold" style:font-name-complex="Arial1" style:font-size-complex="10pt" style:font-style-complex="normal" style:font-weight-complex="bold"/>
    </style:style>
    <style:style style:name="T198" style:family="text">
      <style:text-properties fo:font-variant="normal" fo:text-transform="none" fo:color="#000000" fo:font-size="10pt" fo:language="en" fo:country="AU" fo:font-style="normal" style:text-underline-style="none" fo:font-weight="normal" officeooo:rsid="009035cc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99" style:family="text">
      <style:text-properties fo:font-variant="normal" fo:text-transform="none" fo:color="#000000" fo:font-size="10pt" fo:language="en" fo:country="AU" fo:font-style="normal" style:text-underline-style="none" fo:font-weight="normal" officeooo:rsid="00750a01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0" style:family="text">
      <style:text-properties fo:font-variant="normal" fo:text-transform="none" fo:color="#000000" fo:font-size="10pt" fo:language="en" fo:country="AU" fo:font-style="normal" style:text-underline-style="none" fo:font-weight="normal" officeooo:rsid="0041cef8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1" style:family="text">
      <style:text-properties fo:font-variant="normal" fo:text-transform="none" fo:color="#000000" fo:font-size="10pt" fo:language="en" fo:country="AU" fo:font-style="normal" style:text-underline-style="none" fo:font-weight="normal" officeooo:rsid="0010826c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2" style:family="text">
      <style:text-properties fo:font-variant="normal" fo:text-transform="none" fo:color="#000000" fo:font-size="10pt" fo:language="en" fo:country="AU" fo:font-style="normal" style:text-underline-style="none" fo:font-weight="normal" officeooo:rsid="0075ce09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3" style:family="text">
      <style:text-properties fo:font-variant="normal" fo:text-transform="none" fo:color="#000000" fo:font-size="10pt" fo:language="en" fo:country="AU" fo:font-style="normal" style:text-underline-style="none" fo:font-weight="normal" officeooo:rsid="00075d84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4" style:family="text">
      <style:text-properties fo:font-variant="normal" fo:text-transform="none" fo:color="#000000" fo:font-size="10pt" fo:language="en" fo:country="AU" fo:font-style="normal" style:text-underline-style="none" fo:font-weight="normal" officeooo:rsid="005059e6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5" style:family="text">
      <style:text-properties fo:font-variant="normal" fo:text-transform="none" fo:color="#000000" fo:font-size="10pt" fo:language="en" fo:country="AU" fo:font-style="normal" style:text-underline-style="none" fo:font-weight="normal" officeooo:rsid="008dc3c1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6" style:family="text">
      <style:text-properties fo:font-variant="normal" fo:text-transform="none" fo:color="#000000" fo:font-size="10pt" fo:language="en" fo:country="AU" fo:font-style="normal" style:text-underline-style="none" fo:font-weight="normal" officeooo:rsid="0007bf9b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7" style:family="text">
      <style:text-properties fo:font-variant="normal" fo:text-transform="none" fo:color="#000000" fo:font-size="10pt" fo:language="en" fo:country="AU" fo:font-style="normal" style:text-underline-style="none" fo:font-weight="normal" officeooo:rsid="0077cef6" fo:background-color="#ffffff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8" style:family="text">
      <style:text-properties fo:font-variant="normal" fo:text-transform="none" fo:color="#000000" fo:font-size="10pt" fo:language="en" fo:country="AU" fo:font-style="normal" style:text-underline-style="none" fo:font-weight="normal" officeooo:rsid="00075d84" fo:background-color="#ffffff" loext:char-shading-value="0" style:font-size-asian="10pt" style:language-asian="en" style:country-asian="US" style:font-style-asian="normal" style:font-weight-asian="normal" style:font-name-complex="Arial1" style:font-size-complex="10pt" style:font-style-complex="normal" style:font-weight-complex="normal"/>
    </style:style>
    <style:style style:name="T209" style:family="text">
      <style:text-properties fo:font-variant="normal" fo:text-transform="none" fo:color="#000000" fo:font-size="10pt" fo:language="en" fo:country="AU" fo:font-style="normal" style:text-underline-style="none" fo:font-weight="normal" officeooo:rsid="001dfa34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0" style:family="text">
      <style:text-properties fo:font-variant="normal" fo:text-transform="none" fo:color="#000000" fo:font-size="10pt" fo:language="en" fo:country="AU" fo:font-style="normal" style:text-underline-style="none" fo:font-weight="normal" officeooo:rsid="00750a0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1" style:family="text">
      <style:text-properties fo:font-variant="normal" fo:text-transform="none" fo:color="#000000" fo:font-size="10pt" fo:language="en" fo:country="AU" fo:font-style="normal" style:text-underline-style="none" fo:font-weight="normal" officeooo:rsid="0077cef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2" style:family="text">
      <style:text-properties fo:font-variant="normal" fo:text-transform="none" fo:color="#000000" fo:font-size="10pt" fo:language="en" fo:country="AU" fo:font-style="normal" style:text-underline-style="none" fo:font-weight="normal" officeooo:rsid="0041cef8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3" style:family="text">
      <style:text-properties fo:font-variant="normal" fo:text-transform="none" fo:color="#000000" fo:font-size="10pt" fo:language="en" fo:country="AU" fo:font-style="normal" style:text-underline-style="none" fo:font-weight="normal" officeooo:rsid="00435acf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4" style:family="text">
      <style:text-properties fo:font-variant="normal" fo:text-transform="none" fo:color="#000000" fo:font-size="10pt" fo:language="en" fo:country="AU" fo:font-style="normal" style:text-underline-style="none" fo:font-weight="normal" officeooo:rsid="005b6cdc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5" style:family="text">
      <style:text-properties fo:font-variant="normal" fo:text-transform="none" fo:color="#000000" fo:font-size="10pt" fo:language="en" fo:country="AU" fo:font-style="normal" style:text-underline-style="none" fo:font-weight="normal" officeooo:rsid="009035cc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6" style:family="text">
      <style:text-properties fo:font-variant="normal" fo:text-transform="none" fo:color="#000000" fo:font-size="10pt" fo:language="en" fo:country="AU" fo:font-style="normal" style:text-underline-style="none" fo:font-weight="normal" officeooo:rsid="0055a963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7" style:family="text">
      <style:text-properties fo:font-variant="normal" fo:text-transform="none" fo:color="#000000" fo:font-size="10pt" fo:language="en" fo:country="AU" fo:font-style="normal" style:text-underline-style="none" fo:font-weight="normal" officeooo:rsid="00075d84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8" style:family="text">
      <style:text-properties fo:font-variant="normal" fo:text-transform="none" fo:color="#000000" fo:font-size="10pt" fo:language="en" fo:country="AU" fo:font-style="normal" style:text-underline-style="none" fo:font-weight="normal" officeooo:rsid="004e3d8b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9" style:family="text">
      <style:text-properties fo:font-variant="normal" fo:text-transform="none" fo:color="#000000" fo:font-size="10pt" fo:language="en" fo:country="AU" fo:font-style="normal" style:text-underline-style="none" fo:font-weight="normal" officeooo:rsid="00075d84" style:font-size-asian="10pt" style:language-asian="en" style:country-asian="US" style:font-style-asian="normal" style:font-weight-asian="normal" style:font-name-complex="Arial1" style:font-size-complex="10pt" style:font-style-complex="normal" style:font-weight-complex="normal"/>
    </style:style>
    <style:style style:name="T220" style:family="text">
      <style:text-properties fo:font-variant="normal" fo:text-transform="none" fo:color="#000000" fo:font-size="10pt" fo:language="en" fo:country="AU" fo:font-style="normal" style:text-underline-style="none" fo:font-weight="normal" officeooo:rsid="001dfa34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21" style:family="text">
      <style:text-properties fo:font-variant="normal" fo:text-transform="none" fo:color="#000000" fo:font-size="10pt" fo:language="en" fo:country="AU" fo:font-style="normal" style:text-underline-style="none" fo:font-weight="normal" officeooo:rsid="000b011a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22" style:family="text">
      <style:text-properties fo:font-variant="normal" fo:text-transform="none" fo:color="#000000" fo:font-size="10pt" fo:language="en" fo:country="AU" fo:font-style="normal" style:text-underline-style="none" fo:font-weight="normal" officeooo:rsid="00435acf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23" style:family="text">
      <style:text-properties fo:font-variant="normal" fo:text-transform="none" style:font-name-asian="Arial2" style:font-name-complex="Arial2"/>
    </style:style>
    <style:style style:name="T224" style:family="text">
      <style:text-properties fo:font-variant="normal" fo:text-transform="none" officeooo:rsid="0040d3a8" style:font-name-asian="Arial2" style:font-name-complex="Arial2"/>
    </style:style>
    <style:style style:name="T225" style:family="text">
      <style:text-properties fo:font-variant="normal" fo:text-transform="none" fo:font-weight="bold" style:font-weight-asian="bold" style:font-weight-complex="bold"/>
    </style:style>
    <style:style style:name="T226" style:family="text">
      <style:text-properties fo:font-variant="normal" fo:text-transform="none" fo:font-weight="bold" officeooo:rsid="00435acf" style:font-weight-asian="bold" style:font-weight-complex="bold"/>
    </style:style>
    <style:style style:name="T227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style:font-name-asian="Arial2" style:font-style-asian="normal" style:font-weight-asian="normal" style:font-name-complex="Arial2"/>
    </style:style>
    <style:style style:name="T228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officeooo:rsid="000ee790" style:font-name-asian="Arial2" style:font-style-asian="normal" style:font-weight-asian="normal" style:font-name-complex="Arial2"/>
    </style:style>
    <style:style style:name="T229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officeooo:rsid="005b1a90" style:font-name-asian="Arial2" style:font-style-asian="normal" style:font-weight-asian="normal" style:font-name-complex="Arial2"/>
    </style:style>
    <style:style style:name="T230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officeooo:rsid="00104932" style:font-name-asian="Arial2" style:font-style-asian="normal" style:font-weight-asian="normal" style:font-name-complex="Arial2"/>
    </style:style>
    <style:style style:name="T231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officeooo:rsid="00810609" style:font-name-asian="Arial2" style:font-style-asian="normal" style:font-weight-asian="normal" style:font-name-complex="Arial2"/>
    </style:style>
    <style:style style:name="T232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officeooo:rsid="00114054" style:font-name-asian="Arial2" style:font-style-asian="normal" style:font-weight-asian="normal" style:font-name-complex="Arial2"/>
    </style:style>
    <style:style style:name="T233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/>
    </style:style>
    <style:style style:name="T234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officeooo:rsid="001ec711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/>
    </style:style>
    <style:style style:name="T235" style:family="text">
      <style:text-properties fo:font-variant="normal" fo:text-transform="none" fo:color="#4c4c4c" style:text-line-through-style="none" style:text-line-through-type="none" style:text-position="0% 100%" style:text-underline-style="none" fo:font-weight="normal" style:letter-kerning="true" style:font-name-asian="Arial2" style:language-asian="zh" style:country-asian="CN" style:font-weight-asian="normal" style:font-name-complex="Arial2" style:language-complex="hi" style:country-complex="IN"/>
    </style:style>
    <style:style style:name="T236" style:family="text">
      <style:text-properties fo:font-variant="normal" fo:text-transform="none" fo:color="#4c4c4c" style:text-line-through-style="none" style:text-line-through-type="none" style:text-position="0% 100%" style:text-underline-style="none" fo:font-weight="normal" style:font-name-asian="Arial2" style:font-weight-asian="normal" style:font-name-complex="Arial2"/>
    </style:style>
    <style:style style:name="T237" style:family="text">
      <style:text-properties fo:font-variant="normal" fo:text-transform="none" fo:color="#4c4c4c" style:font-name-asian="Arial2" style:font-name-complex="Arial2"/>
    </style:style>
    <style:style style:name="T238" style:family="text">
      <style:text-properties fo:font-variant="normal" fo:text-transform="none" fo:color="#4c4c4c" officeooo:rsid="000ee790" style:font-name-asian="Arial2" style:font-name-complex="Arial2"/>
    </style:style>
    <style:style style:name="T239" style:family="text">
      <style:text-properties fo:font-variant="normal" fo:text-transform="none" fo:color="#4c4c4c" officeooo:rsid="001a9d4d" style:font-name-asian="Arial2" style:font-name-complex="Arial2"/>
    </style:style>
    <style:style style:name="T240" style:family="text">
      <style:text-properties fo:font-variant="normal" fo:text-transform="none" fo:color="#4c4c4c" officeooo:rsid="006ae24e" style:font-name-asian="Arial2" style:font-name-complex="Arial2"/>
    </style:style>
    <style:style style:name="T241" style:family="text">
      <style:text-properties fo:font-variant="normal" fo:text-transform="none" fo:color="#4c4c4c" officeooo:rsid="00277baf" style:font-name-asian="Arial2" style:font-name-complex="Arial2"/>
    </style:style>
    <style:style style:name="T242" style:family="text">
      <style:text-properties fo:font-variant="normal" fo:text-transform="none" fo:color="#4c4c4c" fo:font-weight="normal" style:font-name-asian="Arial2" style:font-weight-asian="normal" style:font-name-complex="Arial2" style:font-weight-complex="normal"/>
    </style:style>
    <style:style style:name="T243" style:family="text">
      <style:text-properties fo:font-variant="normal" fo:text-transform="none" fo:color="#4c4c4c" fo:font-weight="normal" officeooo:rsid="000ee790" style:font-name-asian="Arial2" style:font-weight-asian="normal" style:font-name-complex="Arial2" style:font-weight-complex="normal"/>
    </style:style>
    <style:style style:name="T244" style:family="text">
      <style:text-properties fo:font-variant="normal" fo:text-transform="none" fo:color="#4c4c4c" fo:font-weight="normal" officeooo:rsid="001be463" style:font-name-asian="Arial2" style:font-weight-asian="normal" style:font-name-complex="Arial2" style:font-weight-complex="normal"/>
    </style:style>
    <style:style style:name="T245" style:family="text">
      <style:text-properties fo:font-variant="normal" fo:text-transform="none" fo:color="#4c4c4c" fo:font-style="normal" fo:font-weight="normal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246" style:family="text">
      <style:text-properties fo:font-variant="normal" fo:text-transform="none" fo:color="#4c4c4c" fo:font-style="normal" fo:font-weight="normal" officeooo:rsid="0003adf3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247" style:family="text">
      <style:text-properties fo:font-variant="normal" fo:text-transform="none" fo:color="#4c4c4c" fo:font-style="normal" fo:font-weight="normal" officeooo:rsid="0005895b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248" style:family="text">
      <style:text-properties fo:font-variant="normal" fo:text-transform="none" fo:color="#4c4c4c" fo:font-style="normal" fo:font-weight="normal" officeooo:rsid="00075d84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249" style:family="text">
      <style:text-properties fo:font-variant="normal" fo:text-transform="none" fo:color="#4c4c4c" fo:font-style="normal" fo:font-weight="normal" officeooo:rsid="0056cc47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250" style:family="text">
      <style:text-properties fo:font-variant="normal" fo:text-transform="none" fo:color="#4c4c4c" fo:font-style="normal" fo:font-weight="normal" officeooo:rsid="005b1a90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251" style:family="text">
      <style:text-properties fo:font-variant="normal" fo:text-transform="none" fo:color="#4c4c4c" fo:font-style="normal" fo:font-weight="normal" officeooo:rsid="0020dcaf" style:letter-kerning="true" fo:background-color="#ffffff" loext:char-shading-value="0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252" style:family="text">
      <style:text-properties fo:font-variant="normal" fo:text-transform="none" fo:color="#4c4c4c" fo:font-style="normal" fo:font-weight="normal" officeooo:rsid="00148cac" style:letter-kerning="true" fo:background-color="#ffffff" loext:char-shading-value="0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253" style:family="text">
      <style:text-properties fo:font-variant="normal" fo:text-transform="none" fo:color="#4c4c4c" fo:font-style="normal" style:letter-kerning="true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T254" style:family="text">
      <style:text-properties fo:font-variant="normal" fo:text-transform="none" fo:color="#4c4c4c" fo:font-style="normal" officeooo:rsid="00449bfb" style:letter-kerning="true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T255" style:family="text">
      <style:text-properties fo:font-variant="normal" fo:text-transform="none" fo:color="#4c4c4c" fo:font-style="normal" officeooo:rsid="001c1e57" style:letter-kerning="true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T256" style:family="text">
      <style:text-properties fo:font-variant="normal" fo:text-transform="none" fo:color="#4c4c4c" fo:font-style="normal" officeooo:rsid="001e039b" style:letter-kerning="true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T257" style:family="text">
      <style:text-properties fo:font-variant="normal" fo:text-transform="none" fo:color="#4c4c4c" style:font-name="Arial1" fo:font-size="10pt" fo:language="en" fo:country="AU" fo:font-style="normal" fo:font-weight="normal" officeooo:rsid="0005895b" style:letter-kerning="true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T258" style:family="text">
      <style:text-properties fo:font-variant="normal" fo:text-transform="none" fo:color="#4c4c4c" style:font-name="Arial1" fo:font-size="10pt" fo:language="en" fo:country="AU" fo:font-style="normal" fo:font-weight="normal" officeooo:rsid="0003adf3" style:letter-kerning="true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T259" style:family="text">
      <style:text-properties fo:font-variant="normal" fo:text-transform="none" fo:color="#4c4c4c" fo:font-size="10pt" fo:language="en" fo:country="AU" fo:font-style="normal" fo:font-weight="normal" officeooo:rsid="0005895b" style:letter-kerning="true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T260" style:family="text">
      <style:text-properties fo:font-variant="normal" fo:text-transform="none" fo:color="#4c4c4c" fo:font-size="10pt" fo:language="en" fo:country="AU" fo:font-style="normal" fo:font-weight="normal" officeooo:rsid="0003adf3" style:letter-kerning="true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text-position="0% 100%" fo:font-style="normal" style:text-underline-style="none" style:font-name-asian="Arial2" style:font-style-asian="normal" style:font-name-complex="Arial2"/>
    </style:style>
    <style:style style:name="T26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131812" style:font-name-asian="Arial2" style:font-style-asian="normal" style:font-name-complex="Arial2"/>
    </style:style>
    <style:style style:name="T263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0ee790" style:font-name-asian="Arial2" style:font-style-asian="normal" style:font-name-complex="Arial2"/>
    </style:style>
    <style:style style:name="T264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810609" style:font-name-asian="Arial2" style:font-style-asian="normal" style:font-name-complex="Arial2"/>
    </style:style>
    <style:style style:name="T265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114054" style:font-name-asian="Arial2" style:font-style-asian="normal" style:font-name-complex="Arial2"/>
    </style:style>
    <style:style style:name="T266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0ee790" style:font-name-asian="Arial2" style:font-style-asian="normal" style:font-weight-asian="normal" style:font-name-complex="Arial2"/>
    </style:style>
    <style:style style:name="T267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1245bf" style:font-name-asian="Arial2" style:font-style-asian="normal" style:font-weight-asian="normal" style:font-name-complex="Arial2"/>
    </style:style>
    <style:style style:name="T268" style:family="text">
      <style:text-properties fo:font-variant="normal" fo:text-transform="none" style:text-line-through-style="none" style:text-line-through-type="none" style:text-position="0% 100%" style:text-underline-style="none" style:font-name-asian="Arial2" style:font-name-complex="Arial2"/>
    </style:style>
    <style:style style:name="T269" style:family="text">
      <style:text-properties fo:font-variant="normal" fo:text-transform="none" style:text-line-through-style="none" style:text-line-through-type="none" style:text-position="0% 100%" style:text-underline-style="none" officeooo:rsid="00371215" style:font-name-asian="Arial2" style:font-name-complex="Arial2"/>
    </style:style>
    <style:style style:name="T270" style:family="text">
      <style:text-properties fo:font-variant="normal" fo:text-transform="none" style:text-line-through-style="none" style:text-line-through-type="none" style:text-position="0% 100%" fo:font-style="italic" style:text-underline-style="none" style:font-name-asian="Arial2" style:font-style-asian="italic" style:font-name-complex="Arial2" style:font-style-complex="italic"/>
    </style:style>
    <style:style style:name="T271" style:family="text">
      <style:text-properties fo:font-variant="normal" fo:text-transform="none" officeooo:rsid="000ee790"/>
    </style:style>
    <style:style style:name="T272" style:family="text">
      <style:text-properties fo:font-variant="normal" fo:text-transform="none" style:use-window-font-color="true" style:text-line-through-style="none" style:text-line-through-type="none" style:text-position="0% 100%" fo:font-style="normal" style:text-underline-style="none" fo:font-weight="bold" officeooo:rsid="009035cc" style:font-name-asian="Arial2" style:font-style-asian="normal" style:font-weight-asian="bold" style:font-name-complex="Arial2" style:font-weight-complex="bold"/>
    </style:style>
    <style:style style:name="T273" style:family="text">
      <style:text-properties fo:font-variant="normal" fo:text-transform="none" style:use-window-font-color="true" style:text-line-through-style="none" style:text-line-through-type="none" style:text-position="0% 100%" fo:font-style="normal" style:text-underline-style="none" fo:font-weight="bold" officeooo:rsid="004b9c36" style:font-name-asian="Arial2" style:font-style-asian="normal" style:font-weight-asian="bold" style:font-name-complex="Arial2" style:font-weight-complex="bold"/>
    </style:style>
    <style:style style:name="T274" style:family="text">
      <style:text-properties fo:font-variant="normal" fo:text-transform="none" officeooo:rsid="007c9e81"/>
    </style:style>
    <style:style style:name="T275" style:family="text">
      <style:text-properties fo:font-variant="normal" fo:text-transform="none" officeooo:rsid="0094260f"/>
    </style:style>
    <style:style style:name="T276" style:family="text">
      <style:text-properties fo:font-variant="normal" fo:text-transform="none" officeooo:rsid="00986e74"/>
    </style:style>
    <style:style style:name="T277" style:family="text">
      <style:text-properties fo:font-variant="normal" fo:text-transform="none" officeooo:rsid="009966a6"/>
    </style:style>
    <style:style style:name="T278" style:family="text">
      <style:text-properties fo:font-variant="normal" fo:text-transform="none" officeooo:rsid="009a02f0"/>
    </style:style>
    <style:style style:name="T279" style:family="text">
      <style:text-properties fo:font-variant="normal" fo:text-transform="none" fo:font-style="normal" fo:font-weight="bold" officeooo:rsid="001c1e57" style:letter-kerning="true" style:font-name-asian="Arial2" style:language-asian="zh" style:country-asian="CN" style:font-style-asian="normal" style:font-weight-asian="bold" style:font-name-complex="Arial2" style:language-complex="hi" style:country-complex="IN" style:font-style-complex="normal"/>
    </style:style>
    <style:style style:name="T280" style:family="text">
      <style:text-properties fo:font-variant="normal" fo:text-transform="none" fo:font-style="normal" fo:font-weight="bold" officeooo:rsid="001e039b" style:letter-kerning="true" style:font-name-asian="Arial2" style:language-asian="zh" style:country-asian="CN" style:font-style-asian="normal" style:font-weight-asian="bold" style:font-name-complex="Arial2" style:language-complex="hi" style:country-complex="IN" style:font-style-complex="normal"/>
    </style:style>
    <style:style style:name="T281" style:family="text">
      <style:text-properties officeooo:rsid="001245bf"/>
    </style:style>
    <style:style style:name="T282" style:family="text">
      <style:text-properties officeooo:rsid="00146e57"/>
    </style:style>
    <style:style style:name="T283" style:family="text">
      <style:text-properties officeooo:rsid="00171cd4"/>
    </style:style>
    <style:style style:name="T284" style:family="text">
      <style:text-properties officeooo:rsid="001f0ef5"/>
    </style:style>
    <style:style style:name="T285" style:family="text">
      <style:text-properties officeooo:rsid="00299160"/>
    </style:style>
    <style:style style:name="T286" style:family="text">
      <style:text-properties officeooo:rsid="002c5f1d"/>
    </style:style>
    <style:style style:name="T287" style:family="text">
      <style:text-properties officeooo:rsid="002e76f6"/>
    </style:style>
    <style:style style:name="T288" style:family="text">
      <style:text-properties officeooo:rsid="0030e83f"/>
    </style:style>
    <style:style style:name="T289" style:family="text">
      <style:text-properties officeooo:rsid="003da906"/>
    </style:style>
    <style:style style:name="T290" style:family="text">
      <style:text-properties style:text-position="super 58%"/>
    </style:style>
    <style:style style:name="T291" style:family="text">
      <style:text-properties officeooo:rsid="0044d6ed"/>
    </style:style>
    <style:style style:name="T292" style:family="text">
      <style:text-properties officeooo:rsid="0049d9bd"/>
    </style:style>
    <style:style style:name="T293" style:family="text">
      <style:text-properties officeooo:rsid="004b9c36"/>
    </style:style>
    <style:style style:name="T294" style:family="text">
      <style:text-properties officeooo:rsid="0056cc47"/>
    </style:style>
    <style:style style:name="T295" style:family="text">
      <style:text-properties officeooo:rsid="005928fb"/>
    </style:style>
    <style:style style:name="T296" style:family="text">
      <style:text-properties officeooo:rsid="005b1a90"/>
    </style:style>
    <style:style style:name="T297" style:family="text">
      <style:text-properties officeooo:rsid="005b6cdc"/>
    </style:style>
    <style:style style:name="T298" style:family="text">
      <style:text-properties officeooo:rsid="007f7c3f"/>
    </style:style>
    <style:style style:name="T299" style:family="text">
      <style:text-properties officeooo:rsid="007f9030"/>
    </style:style>
    <style:style style:name="T300" style:family="text">
      <style:text-properties officeooo:rsid="008714c7"/>
    </style:style>
    <style:style style:name="T301" style:family="text">
      <style:text-properties officeooo:rsid="0040d3a8"/>
    </style:style>
    <style:style style:name="T302" style:family="text">
      <style:text-properties officeooo:rsid="008c37c0"/>
    </style:style>
    <style:style style:name="T303" style:family="text">
      <style:text-properties officeooo:rsid="0091cdba"/>
    </style:style>
    <style:style style:name="T304" style:family="text">
      <style:text-properties officeooo:rsid="0095892b"/>
    </style:style>
    <style:style style:name="T305" style:family="text">
      <style:text-properties officeooo:rsid="00974041"/>
    </style:style>
    <style:style style:name="T306" style:family="text">
      <style:text-properties fo:font-size="6pt" fo:language="en" fo:country="US" officeooo:rsid="00456da0" style:font-size-asian="6pt" style:font-size-complex="6pt"/>
    </style:style>
    <style:style style:name="T307" style:family="text">
      <style:text-properties fo:font-size="6pt" fo:language="en" fo:country="US" officeooo:rsid="0040d3a8" style:font-size-asian="6pt" style:font-size-complex="6pt"/>
    </style:style>
    <style:style style:name="T308" style:family="text">
      <style:text-properties fo:font-size="6pt" style:font-size-asian="6pt" style:font-size-complex="6pt"/>
    </style:style>
    <style:style style:name="T309" style:family="text">
      <style:text-properties officeooo:rsid="0003adf3"/>
    </style:style>
    <style:style style:name="T310" style:family="text">
      <style:text-properties fo:font-style="italic" officeooo:rsid="00075d84" style:font-name-asian="Cambria" style:font-style-asian="italic" style:font-name-complex="Cambria" style:font-style-complex="italic"/>
    </style:style>
    <style:style style:name="T311" style:family="text">
      <style:text-properties fo:font-style="italic" officeooo:rsid="0005895b" style:font-name-asian="Cambria" style:font-style-asian="italic" style:font-name-complex="Cambria" style:font-style-complex="italic"/>
    </style:style>
    <style:style style:name="T312" style:family="text">
      <style:text-properties style:font-name="Arial1" fo:font-size="10pt" fo:language="en" fo:country="AU" officeooo:rsid="00449bfb" style:font-size-asian="10pt" style:font-size-complex="10pt"/>
    </style:style>
    <style:style style:name="T313" style:family="text">
      <style:text-properties style:font-name="Arial1" fo:font-size="10pt" fo:language="en" fo:country="AU" officeooo:rsid="0003adf3" style:font-size-asian="10pt" style:language-asian="en" style:country-asian="US" style:font-size-complex="10pt"/>
    </style:style>
    <style:style style:name="T314" style:family="text">
      <style:text-properties officeooo:rsid="00075d84"/>
    </style:style>
    <style:style style:name="T315" style:family="text">
      <style:text-properties fo:font-size="10pt" fo:language="en" fo:country="AU" officeooo:rsid="00449bfb" style:font-size-asian="10pt" style:font-size-complex="10pt"/>
    </style:style>
    <style:style style:name="T316" style:family="text">
      <style:text-properties fo:font-size="10pt" fo:language="en" fo:country="AU" officeooo:rsid="0003adf3" style:font-size-asian="10pt" style:language-asian="en" style:country-asian="US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style:run-through="foreground"/>
    </style:style>
    <style:style style:name="gr3" style:family="graphic">
      <style:graphic-properties draw:stroke="solid" svg:stroke-width="0.071cm" svg:stroke-color="#3366f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toc-mark-start text:id="IMark94479058529928" text:outline-level="1"/><text:span text:style-name="T223">Teaching Activities</text:span> <text:span text:style-name="T69">– </text:span><text:span text:style-name="T94">Marian-Andrei RIZOIU</text:span><text:toc-mark-end text:id="IMark94479058529928"/></text:p>
      <text:p text:style-name="P45"><text:toc-mark-start text:id="IMark94478961078632" text:outline-level="2"/><draw:g text:anchor-type="as-char" svg:y="0cm" draw:z-index="0" draw:name="Formă1" draw:style-name="gr1"><draw:custom-shape draw:style-name="gr2" draw:text-style-name="P105" svg:width="16.998cm" svg:height="0.632cm" svg:x="0cm" svg:y="0cm"><text:p/><draw:enhanced-geometry svg:viewBox="0 0 21600 21600" draw:type="rectangle" draw:enhanced-path="M 0 0 L 21600 0 21600 21600 0 21600 0 0 Z N"/></draw:custom-shape><draw:line draw:style-name="gr3" draw:text-style-name="P106" svg:x1="0cm" svg:y1="0.316cm" svg:x2="16.713cm" svg:y2="0.316cm"><text:p/></draw:line></draw:g><text:toc-mark-end text:id="IMark94478961078632"/></text:p>
      <text:list xml:id="list4201375561" text:style-name="L1">
        <text:list-item>
          <text:p text:style-name="P47"><text:span text:style-name="T196">Breadth and quality of teaching.</text:span><text:span text:style-name="T198"> </text:span><text:span text:style-name="T199">I h</text:span><text:span text:style-name="T200">old</text:span><text:span text:style-name="T201"> a pedagogical degree in higher education </text:span><text:span text:style-name="T199">and</text:span><text:span text:style-name="T201"> I have </text:span><text:span text:style-name="T202">a teaching</text:span><text:span text:style-name="T201"> experience of </text:span><text:span text:style-name="T203">over </text:span><text:span text:style-name="T204">10</text:span><text:span text:style-name="T201"> years. </text:span><text:span text:style-name="T203">I have taught in </text:span><text:span text:style-name="T208">four </text:span><text:span text:style-name="T203">countries (Romania, France. Ukraine and Australia), and </text:span><text:span text:style-name="T201">I </text:span><text:span text:style-name="T202">have </text:span><text:span text:style-name="T199">delivered </text:span><text:span text:style-name="T201">more than </text:span><text:span text:style-name="T205">6</text:span><text:span text:style-name="T208">5</text:span><text:span text:style-name="T205">0</text:span><text:span text:style-name="T201"> hours of lectures and tutoring for </text:span><text:span text:style-name="T206">Undergraduate</text:span><text:span text:style-name="T199">s</text:span><text:span text:style-name="T206">,</text:span><text:span text:style-name="T201"> Masters </text:span><text:span text:style-name="T199">and Honours </text:span><text:span text:style-name="T207">and</text:span><text:span text:style-name="T115"> </text:span><text:span text:style-name="T209">I </text:span><text:span text:style-name="T210">lecture</text:span><text:span text:style-name="T211">d</text:span><text:span text:style-name="T210"> in</text:span><text:span text:style-name="T209"> international </text:span><text:span text:style-name="T212">excellence </text:span><text:span text:style-name="T210">degree </text:span><text:span text:style-name="T209">programs, </text:span><text:span text:style-name="T212">such as </text:span><text:span text:style-name="T209">the</text:span><text:span text:style-name="T220"> Master</text:span><text:span text:style-name="T221">s</text:span><text:span text:style-name="T220"> Erasmus Mundus Excellence DMKM</text:span><text:span text:style-name="T116"><text:note text:id="ftn1" text:note-class="footnote"><text:note-citation>1</text:note-citation><text:note-body><text:p text:style-name="P1"><text:span text:style-name="T136">European Master of Excellence in Machine Learning and Knowledge Discovery.</text:span><text:span text:style-name="T306"> </text:span><text:a xlink:type="simple" xlink:href="http://www.em-dmkm.eu/" text:style-name="Internet_20_link" text:visited-style-name="Visited_20_Internet_20_Link"><text:span text:style-name="T308">Website</text:span></text:a><text:span text:style-name="T307">.</text:span></text:p></text:note-body></text:note></text:span><text:span text:style-name="T213"> and</text:span><text:span text:style-name="T222"> </text:span><text:span text:style-name="T221">the </text:span><text:span text:style-name="T222">Franco-Ukrainian Master</text:span><text:span text:style-name="T221">s</text:span><text:span text:style-name="T222"> IDSM</text:span><text:span text:style-name="T116"><text:note text:id="ftn2" text:note-class="footnote"><text:note-citation>2</text:note-citation><text:note-body><text:p text:style-name="P2"><text:span text:style-name="T137">Master </text:span><text:span text:style-name="T138">of </text:span><text:span text:style-name="T137">Business Intelligence and Statistics for Management.</text:span><text:span text:style-name="T306"> </text:span><text:a xlink:type="simple" xlink:href="http://www.univ-lyon2.fr/formation/masters-1/master-1-informatique-decisionnelle-et-statistique-pour-le-management-idsm--446187.kjsp" text:style-name="Internet_20_link" text:visited-style-name="Visited_20_Internet_20_Link"><text:span text:style-name="T308">Website</text:span></text:a><text:span text:style-name="T307">.</text:span></text:p></text:note-body></text:note></text:span><text:span text:style-name="T116"> </text:span><text:span text:style-name="T213">(cooperation between </text:span><text:span text:style-name="T210">the </text:span><text:span text:style-name="T213">University </text:span><text:span text:style-name="T214">Lumiere </text:span><text:span text:style-name="T213">Lyon and the University of Kharkov, Ukraine).</text:span></text:p>
        </text:list-item>
        <text:list-item>
          <text:p text:style-name="P23"><text:span text:style-name="T226">S</text:span><text:span text:style-name="T225">upervision completion.</text:span><text:span text:style-name="T134"> </text:span><text:span text:style-name="T278">More than 45 students: </text:span><text:span text:style-name="T134">4 PhD students, </text:span><text:span text:style-name="T277">2</text:span><text:span text:style-name="T134"> RA/postdoc, 1 visiting postgrad students, </text:span><text:span text:style-name="T275">5</text:span><text:span text:style-name="T134"> Honours (Masters by research) students, </text:span><text:span text:style-name="T276">4 summer scholar students, </text:span><text:span text:style-name="T134">more than 30 coursework masters students (</text:span><text:span text:style-name="T274">complete list here b</text:span><text:span text:style-name="T134">e</text:span><text:span text:style-name="T274">low.</text:span><text:span text:style-name="T134">)</text:span></text:p>
        </text:list-item>
        <text:list-item>
          <text:p text:style-name="P47"><text:span text:style-name="T197">Student evaluation</text:span><text:span text:style-name="T215">. </text:span><text:span text:style-name="T219">During my time at ANU</text:span><text:span text:style-name="T216">, I </text:span><text:span text:style-name="T217">consistently </text:span><text:span text:style-name="T216">obtained</text:span><text:span text:style-name="T218"> </text:span><text:span text:style-name="T216">high</text:span><text:span text:style-name="T217">er than school average</text:span><text:span text:style-name="T216"> </text:span><text:span text:style-name="T218">evaluations in </text:span><text:span text:style-name="T217">the </text:span><text:span text:style-name="T218">ANU’s official Student Experience of Learning and Teaching.</text:span></text:p>
        </text:list-item>
        <text:list-item>
          <text:p text:style-name="P54"><text:span text:style-name="T184">Diverse teaching.</text:span><text:span text:style-name="T185"> </text:span><text:span text:style-name="T186">I taught </text:span><text:span text:style-name="T187">a wide range of </text:span><text:span text:style-name="T186">CS subjects</text:span><text:span text:style-name="T188"> (Programming, Calculus, Network</text:span><text:span text:style-name="T189">ing</text:span><text:span text:style-name="T188">, </text:span><text:span text:style-name="T190">A</text:span><text:span text:style-name="T188">lgorithms </text:span><text:span text:style-name="T189">Design</text:span><text:span text:style-name="T188">), </text:span><text:span text:style-name="T187">of </text:span><text:span text:style-name="T188">Machine Learning and Data Mining </text:span><text:span text:style-name="T187">subjects </text:span><text:span text:style-name="T188">(association rules mining, decision trees, clustering, symbolic learning, </text:span><text:span text:style-name="T191">ensemble</text:span><text:span text:style-name="T188"> methods) </text:span><text:span text:style-name="T192">and Social Media Analysis. </text:span><text:span text:style-name="T193">This documents details the complete list of these courses.</text:span></text:p>
        </text:list-item>
      </text:list>
      <text:p text:style-name="P75"/>
      <text:p text:style-name="P75">COURSES AND UNITS DEVELOPMENT</text:p>
      <text:p text:style-name="P76"><text:span text:style-name="T109">At</text:span><text:span text:style-name="T108"> </text:span><text:span text:style-name="T110">Australian National University (2016-2019) </text:span><text:span text:style-name="T112">convened</text:span><text:span text:style-name="T111"> </text:span><text:span text:style-name="T113">the course of</text:span><text:span text:style-name="T114"> Document Analysis, which is aimed at third year Bachelors and Masters students. I reconstructed the Social Media Analysis section using elements of the innovative blended learning approach: starting from a real social network dataset, the students are guided through social network construction and analysis. Examples and todos follow each other in a natural order, all into a Jupyter Notebook. My efforts received an excellent student feedback in SELT – ANU’s official student feedback. </text:span><text:span text:style-name="T113">Here below are several such samples:</text:span></text:p>
      <text:p text:style-name="P77">“Marian was amazing and probably the best COMP lecturer I've had in ages,”</text:p>
      <text:p text:style-name="P77">“Engaging and entertaining. Simplifies a lot of complex concepts with ease.”</text:p>
      <text:p text:style-name="P77">“Excellent lecturer skill, the lectures are well-paced and funny in general. Though have accents, but the speaking is at proper speed and is easily understandable.”</text:p>
      <text:p text:style-name="P77">“Bloke loves his social media, enthusiasm”</text:p>
      <text:list xml:id="list825221955" text:style-name="WWNum27">
        <text:list-header>
          <text:p text:style-name="P78"/>
        </text:list-header>
      </text:list>
      <text:p text:style-name="P41">STUDENT SUPERVISION</text:p>
      <text:p text:style-name="P24"/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60">2018 – 2019:</text:p>
          </table:table-cell>
          <table:table-cell table:style-name="Tabel4.A1" office:value-type="string">
            <text:p text:style-name="P79"><text:span text:style-name="T305">4</text:span> summer scholar program students: Zheyuan Liu, Haowen Li, Zongyang He, <text:span text:style-name="T305">Shidi Li</text:span> <text:span text:style-name="T301">(Australian National University</text:span>) <text:span text:style-name="T47">travel incidents duration prediction; traffic flow modelling and prediction.</text:span></text:p>
          </table:table-cell>
        </table:table-row>
        <table:table-row table:style-name="Tabel4.1">
          <table:table-cell table:style-name="Tabel4.A1" office:value-type="string">
            <text:p text:style-name="P61">2018:</text:p>
          </table:table-cell>
          <table:table-cell table:style-name="Tabel4.A1" office:value-type="string">
            <text:p text:style-name="P80">2 Research Associate: Tianyu Wang and Rohit Ram (on research grants). </text:p>
            <text:p text:style-name="P98"><text:span text:style-name="T48">T</text:span><text:span text:style-name="T47">ransfer learning for HateSpeech detection; bot detection algorithms.</text:span></text:p>
          </table:table-cell>
        </table:table-row>
        <table:table-row table:style-name="Tabel4.1">
          <table:table-cell table:style-name="Tabel4.A1" office:value-type="string">
            <text:p text:style-name="P62">2018 – present:</text:p>
          </table:table-cell>
          <table:table-cell table:style-name="Tabel4.A1" office:value-type="string">
            <text:p text:style-name="P81">Main supervisor of two PhD students: Quyu Kong and Rui Zhang <text:span text:style-name="T301">(Australian National University </text:span>&amp; Data61<text:span text:style-name="T301">) </text:span><text:span text:style-name="T47">Linking epidemic models and Hawkes processes; Non-parametric Bayesian estimation of Hawkes processes</text:span><text:span text:style-name="T49">.</text:span></text:p>
          </table:table-cell>
        </table:table-row>
        <table:table-row table:style-name="Tabel4.1">
          <table:table-cell table:style-name="Tabel4.A1" office:value-type="string">
            <text:p text:style-name="P62">2018 – present:</text:p>
          </table:table-cell>
          <table:table-cell table:style-name="Tabel4.A1" office:value-type="string">
            <text:p text:style-name="P81">2 Honours students<text:span text:style-name="T304">(</text:span>Shidi Li and Rohit Ram<text:span text:style-name="T304">)</text:span> <text:span text:style-name="T50">Developing</text:span><text:span text:style-name="T47"> the theory of interval-censored Hawkes processes; influence measures in social media.</text:span></text:p>
          </table:table-cell>
        </table:table-row>
        <table:table-row table:style-name="Tabel4.1">
          <table:table-cell table:style-name="Tabel4.A1" office:value-type="string">
            <text:p text:style-name="P63">2017</text:p>
            <text:p text:style-name="P63"><text:span text:style-name="T297">June to Dec</text:span>:</text:p>
          </table:table-cell>
          <table:table-cell table:style-name="Tabel4.A1" office:value-type="string">
            <text:p text:style-name="P82">Visiting PhD Research student (Tongji University) – <text:span text:style-name="T304">Shubing Shan</text:span></text:p>
            <text:p text:style-name="P99"><text:span text:style-name="T49">Popularity </text:span><text:span text:style-name="T47">L</text:span><text:span text:style-name="T49">inking professions (developer, librarian, CEO) to psychological traits inferred from text.</text:span></text:p>
          </table:table-cell>
        </table:table-row>
        <table:table-row table:style-name="Tabel4.1">
          <table:table-cell table:style-name="Tabel4.A1" table:number-rows-spanned="2" office:value-type="string">
            <text:p text:style-name="P64">201<text:span text:style-name="T292">6</text:span> – <text:span text:style-name="T300">2017:</text:span></text:p>
          </table:table-cell>
          <table:table-cell table:style-name="Tabel4.A1" office:value-type="string">
            <text:p text:style-name="P83">Co-supervision <text:span text:style-name="T299">of the </text:span>PhD student <text:span text:style-name="T292">Siqi Wu</text:span> (A<text:span text:style-name="T292">ustralian </text:span>N<text:span text:style-name="T292">ational </text:span>U<text:span text:style-name="T292">niversity</text:span>)</text:p>
            <text:p text:style-name="P85">Popularity dynamics in a large collection of tweeted Youtube videos.</text:p>
          </table:table-cell>
        </table:table-row>
        <table:table-row table:style-name="Tabel4.1">
          <table:covered-table-cell/>
          <table:table-cell table:style-name="Tabel4.A1" office:value-type="string">
            <text:p text:style-name="P88">4 Masters/<text:span text:style-name="T297">Honours</text:span> projects <text:span text:style-name="T303">(Quyu Kong, Yifei Zhang, Rui Zhang, </text:span><text:span text:style-name="T107">Shidi Li</text:span><text:span text:style-name="T303">).</text:span></text:p>
            <text:p text:style-name="P100">Quantifying user influence in social networks, EM for point processes, Detecting the reduction in online diversity.</text:p>
          </table:table-cell>
        </table:table-row>
        <table:table-row table:style-name="Tabel4.1">
          <table:table-cell table:style-name="Tabel4.A1" office:value-type="string">
            <text:p text:style-name="P64">2015 – present:</text:p>
          </table:table-cell>
          <table:table-cell table:style-name="Tabel4.A1" office:value-type="string">
            <text:p text:style-name="P83">Co-supervision <text:span text:style-name="T298">of the </text:span>PhD student Swapnil Mishra (ANU &amp; NICTA) </text:p>
            <text:p text:style-name="P101">Prediction of popularity in Social Media.</text:p>
          </table:table-cell>
        </table:table-row>
        <text:soft-page-break/>
        <table:table-row table:style-name="Tabel4.1">
          <table:table-cell table:style-name="Tabel4.A1" office:value-type="string">
            <text:p text:style-name="P65"><text:span text:style-name="T223">201</text:span><text:span text:style-name="T224">4</text:span><text:span text:style-name="T223"> – 201</text:span><text:span text:style-name="T224">5</text:span><text:span text:style-name="T223">:</text:span></text:p>
          </table:table-cell>
          <table:table-cell table:style-name="Tabel4.A1" office:value-type="string">
            <text:p text:style-name="P89"><text:span text:style-name="T272">3</text:span><text:span text:style-name="T273"> </text:span><text:span text:style-name="T140">Honours</text:span><text:span text:style-name="T139"> Research Project <text:s/>(</text:span><text:span text:style-name="T141">Mingyuan Cui, Sina Eghbal, Zimin Wan</text:span><text:span text:style-name="T139">)</text:span><text:span text:style-name="T227"> </text:span></text:p>
            <text:p text:style-name="P102">Develop <text:span text:style-name="T296">visualisation</text:span> tool for big social graphs, analyze information diffusion in social networks and link to popularity evolution.</text:p>
          </table:table-cell>
        </table:table-row>
        <table:table-row table:style-name="Tabel4.1">
          <table:table-cell table:style-name="Tabel4.A1" table:number-rows-spanned="3" office:value-type="string">
            <text:p text:style-name="P65"><text:span text:style-name="T223">201</text:span><text:span text:style-name="T224">2</text:span><text:span text:style-name="T223"> – 201</text:span><text:span text:style-name="T224">3</text:span><text:span text:style-name="T223">:</text:span></text:p>
          </table:table-cell>
          <table:table-cell table:style-name="Tabel4.A1" office:value-type="string">
            <text:p text:style-name="P90"><text:span text:style-name="T139">Case Study (Master</text:span><text:span text:style-name="T142">s</text:span><text:span text:style-name="T139"> European Erasmus Mundus DMKM)</text:span></text:p>
            <text:p text:style-name="P90"><text:span text:style-name="T227">Improve and </text:span><text:span text:style-name="T229">optimise</text:span><text:span text:style-name="T227"> a topic extraction engine, from a corpus of texts </text:span><text:span text:style-name="T230">of</text:span><text:span text:style-name="T227"> discussion forums.</text:span></text:p>
          </table:table-cell>
        </table:table-row>
        <table:table-row table:style-name="Tabel4.1">
          <table:covered-table-cell/>
          <table:table-cell table:style-name="Tabel4.A1" office:value-type="string">
            <text:p text:style-name="P90"><text:span text:style-name="T143">R</text:span><text:span text:style-name="T139">esearch </text:span><text:span text:style-name="T143">Initiation </text:span><text:span text:style-name="T139">(Master</text:span><text:span text:style-name="T143">s</text:span><text:span text:style-name="T139"> </text:span><text:span text:style-name="T143">Computer Science</text:span><text:span text:style-name="T139">)</text:span></text:p>
            <text:p text:style-name="P90"><text:span text:style-name="T227">Improving </text:span><text:span text:style-name="T228">the</text:span><text:span text:style-name="T227"> </text:span><text:span text:style-name="T229">visualisation</text:span><text:span text:style-name="T227"> </text:span><text:span text:style-name="T228">of online </text:span><text:span text:style-name="T227">social networks, extracted from discussion </text:span><text:span text:style-name="T228">web </text:span><text:span text:style-name="T227">forums.</text:span></text:p>
          </table:table-cell>
        </table:table-row>
        <table:table-row table:style-name="Tabel4.1">
          <table:covered-table-cell/>
          <table:table-cell table:style-name="Tabel4.A1" office:value-type="string">
            <text:p text:style-name="P90"><text:span text:style-name="T144">Academic Tutor </text:span><text:span text:style-name="T145">for student professional i</text:span><text:span text:style-name="T144">nternship</text:span><text:span text:style-name="T146"> </text:span></text:p>
            <text:p text:style-name="P90"><text:span text:style-name="T231">After 3 semesters of coursework, student did a one-month internships in industry (</text:span><text:span text:style-name="T227">in banks, insurance companies or software development </text:span><text:span text:style-name="T232">enterprises</text:span><text:span text:style-name="T231">)</text:span><text:span text:style-name="T227">.</text:span></text:p>
          </table:table-cell>
        </table:table-row>
        <table:table-row table:style-name="Tabel4.1">
          <table:table-cell table:style-name="Tabel4.A1" office:value-type="string">
            <text:p text:style-name="P25">2011 – 2012:</text:p>
          </table:table-cell>
          <table:table-cell table:style-name="Tabel4.A1" office:value-type="string">
            <text:p text:style-name="P92"><text:span text:style-name="T261">Case Study (Master</text:span><text:span text:style-name="T262">s</text:span><text:span text:style-name="T261"> European Erasmus Mundus DMKM)</text:span></text:p>
            <text:p text:style-name="P3"><text:span text:style-name="T281">Develop a visualisation tool for</text:span><text:span text:style-name="T266"> online </text:span><text:span text:style-name="T267">social networks, extracted from discussion </text:span><text:span text:style-name="T266">web </text:span><text:span text:style-name="T267">forums.</text:span></text:p>
          </table:table-cell>
        </table:table-row>
        <table:table-row table:style-name="Tabel4.14">
          <table:table-cell table:style-name="Tabel4.A1" table:number-rows-spanned="3" office:value-type="string">
            <text:p text:style-name="P26">2010 – 2011 :</text:p>
          </table:table-cell>
          <table:table-cell table:style-name="Tabel4.A1" office:value-type="string">
            <text:p text:style-name="P92"><text:span text:style-name="T261">Case Study (Master</text:span><text:span text:style-name="T262">s</text:span><text:span text:style-name="T261"> European Erasmus Mundus DMKM)</text:span></text:p>
            <text:p text:style-name="P4">Improve an article retrieving platform from online media journals, develop parsers, creation of a data warehouse and textual topic extraction.</text:p>
          </table:table-cell>
        </table:table-row>
        <table:table-row table:style-name="Tabel4.14">
          <table:covered-table-cell/>
          <table:table-cell table:style-name="Tabel4.A1" office:value-type="string">
            <text:p text:style-name="P92"><text:span text:style-name="T263">R</text:span><text:span text:style-name="T261">esearch </text:span><text:span text:style-name="T263">Initiation </text:span><text:span text:style-name="T261">(Master</text:span><text:span text:style-name="T263">s</text:span><text:span text:style-name="T261"> </text:span><text:span text:style-name="T263">Computer Science</text:span><text:span text:style-name="T261">)</text:span></text:p>
            <text:p text:style-name="P5">Develop a temporal <text:span text:style-name="T296">visualisation</text:span> tool for textual topics, extracted from online discussion forums.</text:p>
          </table:table-cell>
        </table:table-row>
        <table:table-row table:style-name="Tabel4.14">
          <table:covered-table-cell/>
          <table:table-cell table:style-name="Tabel4.A1" office:value-type="string">
            <text:p text:style-name="P90"><text:span text:style-name="T144">Academic Tutor </text:span><text:span text:style-name="T145">for student professional i</text:span><text:span text:style-name="T144">nternship</text:span><text:span text:style-name="T146"> </text:span></text:p>
            <text:p text:style-name="P94"><text:span text:style-name="T264">After 3 semesters of coursework, student did a one-month internships in industry (</text:span><text:span text:style-name="T261">in banks, insurance companies or software development </text:span><text:span text:style-name="T265">enterprises</text:span><text:span text:style-name="T264">)</text:span></text:p>
          </table:table-cell>
        </table:table-row>
        <table:table-row table:style-name="Tabel4.1">
          <table:table-cell table:style-name="Tabel4.A1" office:value-type="string">
            <text:p text:style-name="P27">2009 – 2010 :</text:p>
          </table:table-cell>
          <table:table-cell table:style-name="Tabel4.A1" office:value-type="string">
            <text:p text:style-name="P93"><text:span text:style-name="T263">R</text:span><text:span text:style-name="T261">esearch </text:span><text:span text:style-name="T263">Initiation </text:span><text:span text:style-name="T261">(Master</text:span><text:span text:style-name="T263">s</text:span><text:span text:style-name="T261"> </text:span><text:span text:style-name="T263">Computer Science</text:span><text:span text:style-name="T261">)</text:span></text:p>
            <text:p text:style-name="P6"><text:span text:style-name="T283">Develop</text:span> <text:span text:style-name="T282">an article retrieving platform from online media journals, develop parsers, creation of a data warehouse and textual topic extraction.</text:span></text:p>
          </table:table-cell>
        </table:table-row>
      </table:table>
      <text:p text:style-name="P43"/>
      <text:h text:style-name="P22" text:outline-level="3">TAUGHT SUBJECTS</text:h>
      <text:p text:style-name="P24"/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row table:style-name="Tabel5.1">
          <table:table-cell table:style-name="Tabel5.A1" office:value-type="string">
            <text:p text:style-name="P70">Year</text:p>
          </table:table-cell>
          <table:table-cell table:style-name="Tabel5.A1" office:value-type="string">
            <text:p text:style-name="P84">Sem</text:p>
          </table:table-cell>
          <table:table-cell table:style-name="Tabel5.A1" office:value-type="string">
            <text:p text:style-name="P70"><text:span text:style-name="T289">Course name</text:span> (type and level) and brief description</text:p>
          </table:table-cell>
          <table:table-cell table:style-name="Tabel5.A1" office:value-type="string">
            <text:p text:style-name="P29">vol</text:p>
          </table:table-cell>
        </table:table-row>
        <table:table-row table:style-name="Tabel5.1">
          <table:table-cell table:style-name="Tabel5.A2" table:number-rows-spanned="3" office:value-type="string">
            <text:p text:style-name="P55"/>
            <text:p text:style-name="P55">20<text:span text:style-name="T309">20</text:span>:</text:p>
            <text:p text:style-name="P58"><text:span text:style-name="T67">Lecturer @</text:span><text:span text:style-name="T68">UTS</text:span></text:p>
          </table:table-cell>
          <table:table-cell table:style-name="Tabel5.A2" office:value-type="string">
            <text:p text:style-name="P13">Sem. 2</text:p>
          </table:table-cell>
          <table:table-cell table:style-name="Tabel5.A2" office:value-type="string">
            <text:p text:style-name="P73"><text:span text:style-name="T310">Series of guest lectures</text:span><text:span text:style-name="T42"> </text:span><text:span text:style-name="T41">CSS1 student mentoring, course code: 41078 </text:span><text:span text:style-name="T42">(50 students, undergrad).</text:span><text:span text:style-name="T44"> </text:span><text:span text:style-name="T246">Detecting organised opinion manipulation, detecting bots and trolls.</text:span></text:p>
          </table:table-cell>
          <table:table-cell table:style-name="Tabel5.A2" office:value-type="string">
            <text:p text:style-name="P35">8h</text:p>
          </table:table-cell>
        </table:table-row>
        <table:table-row table:style-name="Tabel5.1">
          <table:covered-table-cell/>
          <table:table-cell table:style-name="Tabel5.A2" table:number-rows-spanned="2" office:value-type="string">
            <text:p text:style-name="P13">Sem. 1</text:p>
          </table:table-cell>
          <table:table-cell table:style-name="Tabel5.A2" office:value-type="string">
            <text:p text:style-name="P73"><text:span text:style-name="T311">Guest lecture</text:span><text:span text:style-name="T43"> </text:span><text:span text:style-name="T41">Introduction to Data Analytics, course code: 31250 </text:span><text:span text:style-name="T43">(50 students, undergrad).</text:span><text:span text:style-name="T45"> </text:span><text:span text:style-name="T247">Examples of </text:span><text:span text:style-name="T248">analysis of real-world social media data.</text:span></text:p>
          </table:table-cell>
          <table:table-cell table:style-name="Tabel5.A2" office:value-type="string">
            <text:p text:style-name="P35">2h</text:p>
          </table:table-cell>
        </table:table-row>
        <table:table-row table:style-name="Tabel5.1">
          <table:covered-table-cell/>
          <table:covered-table-cell/>
          <table:table-cell table:style-name="Tabel5.A2" office:value-type="string">
            <text:p text:style-name="P74"><text:span text:style-name="T120">Invited</text:span><text:span text:style-name="T121"> Lecture</text:span><text:span text:style-name="T117"> </text:span><text:span text:style-name="T118">Statistical Machine Learning </text:span><text:span text:style-name="T119">(200 Honours and Masters students, ANU College of Engineering). </text:span><text:span text:style-name="T259">Applied data analytics and designing predictive experiments.</text:span></text:p>
          </table:table-cell>
          <table:table-cell table:style-name="Tabel5.A2" office:value-type="string">
            <text:p text:style-name="P35">3h</text:p>
          </table:table-cell>
        </table:table-row>
        <table:table-row table:style-name="Tabel5.1">
          <table:table-cell table:style-name="Tabel5.A2" table:number-rows-spanned="2" office:value-type="string">
            <text:p text:style-name="P58"><text:span text:style-name="T315">201</text:span><text:span text:style-name="T316">9</text:span><text:span text:style-name="T315">:</text:span></text:p>
            <text:p text:style-name="P58"><text:span text:style-name="T67">Lecturer @</text:span><text:span text:style-name="T68">UTS</text:span></text:p>
          </table:table-cell>
          <table:table-cell table:style-name="Tabel5.A2" office:value-type="string">
            <text:p text:style-name="P13">Sem. 2</text:p>
          </table:table-cell>
          <table:table-cell table:style-name="Tabel5.A2" office:value-type="string">
            <text:p text:style-name="P59"><text:span text:style-name="T122">Invited</text:span><text:span text:style-name="T123"> Lecture</text:span><text:span text:style-name="T126"> Computational Propaganda (20 postgrad students, ANU National Security College). </text:span><text:span text:style-name="T260">Detecting organised opinion manipulation, detecting bots and trolls.</text:span></text:p>
          </table:table-cell>
          <table:table-cell table:style-name="Tabel5.A2" office:value-type="string">
            <text:p text:style-name="P36">3h</text:p>
          </table:table-cell>
        </table:table-row>
        <table:table-row table:style-name="Tabel5.1">
          <table:covered-table-cell/>
          <table:table-cell table:style-name="Tabel5.A2" office:value-type="string">
            <text:p text:style-name="P13">Sem. 1</text:p>
          </table:table-cell>
          <table:table-cell table:style-name="Tabel5.A2" office:value-type="string">
            <text:p text:style-name="P59"><text:span text:style-name="T123">Invited Lecturer</text:span><text:span text:style-name="T126"> Research Methods Qualitative module (Honours and PhD students, </text:span><text:span text:style-name="T119">ANU College of Engineering)</text:span><text:span text:style-name="T126"> </text:span><text:span text:style-name="T260">Apply quantitative, data science and machine learning for inferential problems.</text:span></text:p>
          </table:table-cell>
          <table:table-cell table:style-name="Tabel5.A2" office:value-type="string">
            <text:p text:style-name="P48"><text:span text:style-name="T124">3</text:span><text:span text:style-name="T125">h</text:span></text:p>
          </table:table-cell>
        </table:table-row>
        <table:table-row table:style-name="Tabel5.1">
          <table:table-cell table:style-name="Tabel5.A2" table:number-rows-spanned="2" office:value-type="string">
            <text:p text:style-name="P55">201<text:span text:style-name="T302">8</text:span>:</text:p>
            <text:p text:style-name="P72"><text:span text:style-name="T302">Lecturer @</text:span>ANU</text:p>
          </table:table-cell>
          <table:table-cell table:style-name="Tabel5.A2" office:value-type="string">
            <text:p text:style-name="P13">Sem. 2</text:p>
          </table:table-cell>
          <table:table-cell table:style-name="Tabel5.A2" office:value-type="string">
            <text:p text:style-name="P66"><text:span text:style-name="T294">Convener </text:span>Document Analysis (3<text:span text:style-name="T290">rd</text:span> year Undergraduate and Hono<text:span text:style-name="T294">u</text:span>rs) <text:span text:style-name="T249">Linear classifiers, c</text:span><text:span text:style-name="T245">lustering, graph theory, </text:span><text:span text:style-name="T250">visualisation</text:span><text:span text:style-name="T245"> tools, centrality and community measures, sentiment analysis.</text:span></text:p>
          </table:table-cell>
          <table:table-cell table:style-name="Tabel5.A2" office:value-type="string">
            <text:p text:style-name="P37"><text:span text:style-name="T294">40</text:span>h</text:p>
          </table:table-cell>
        </table:table-row>
        <table:table-row table:style-name="Tabel5.1">
          <table:covered-table-cell/>
          <table:table-cell table:style-name="Tabel5.A2" office:value-type="string">
            <text:p text:style-name="P13">Sem. 1</text:p>
          </table:table-cell>
          <table:table-cell table:style-name="Tabel5.A2" office:value-type="string">
            <text:p text:style-name="P59"><text:span text:style-name="T126">Research Methods Qualitative module (Honours and PhD students) </text:span><text:span text:style-name="T260">Apply quantitative, data science and machine learning for inferential problems.</text:span></text:p>
          </table:table-cell>
          <table:table-cell table:style-name="Tabel5.A2" office:value-type="string">
            <text:p text:style-name="P36">20h</text:p>
          </table:table-cell>
        </table:table-row>
        <table:table-row table:style-name="Tabel5.1">
          <table:table-cell table:style-name="Tabel5.A2" office:value-type="string">
            <text:p text:style-name="P55">201<text:span text:style-name="T294">7</text:span>:</text:p>
            <text:p text:style-name="P72"><text:span text:style-name="T293">Research Fellow @</text:span>ANU</text:p>
          </table:table-cell>
          <table:table-cell table:style-name="Tabel5.A2" office:value-type="string">
            <text:p text:style-name="P13">Sem. 2</text:p>
          </table:table-cell>
          <table:table-cell table:style-name="Tabel5.A2" office:value-type="string">
            <text:p text:style-name="P66"><text:span text:style-name="T294">Convener </text:span>Document Analysis (3<text:span text:style-name="T290">rd</text:span> year Undergraduate and Hono<text:span text:style-name="T294">u</text:span>rs) <text:span text:style-name="T249">Linear classifiers, c</text:span><text:span text:style-name="T245">lustering, graph theory, </text:span><text:span text:style-name="T250">visualisation</text:span><text:span text:style-name="T245"> tools, centrality and community measures, sentiment analysis.</text:span></text:p>
          </table:table-cell>
          <table:table-cell table:style-name="Tabel5.A2" office:value-type="string">
            <text:p text:style-name="P37"><text:span text:style-name="T294">40</text:span>h</text:p>
          </table:table-cell>
        </table:table-row>
        <text:soft-page-break/>
        <table:table-row table:style-name="Tabel5.1">
          <table:table-cell table:style-name="Tabel5.A2" table:number-rows-spanned="2" office:value-type="string">
            <text:p text:style-name="P55">201<text:span text:style-name="T293">6</text:span>:</text:p>
            <text:p text:style-name="P72"><text:span text:style-name="T293">Research Fellow @</text:span>ANU</text:p>
          </table:table-cell>
          <table:table-cell table:style-name="Tabel5.A2" office:value-type="string">
            <text:p text:style-name="P13">Sem. 2</text:p>
          </table:table-cell>
          <table:table-cell table:style-name="Tabel5.A2" office:value-type="string">
            <text:p text:style-name="P66"><text:span text:style-name="T294">Convener </text:span>Document Analysis (3<text:span text:style-name="T290">rd</text:span> year Undergraduate and Hono<text:span text:style-name="T294">u</text:span>rs) <text:span text:style-name="T249">Linear classifiers, c</text:span><text:span text:style-name="T245">lustering, graph theory, </text:span><text:span text:style-name="T250">visualisation</text:span><text:span text:style-name="T245"> tools, centrality and community measures, sentiment analysis.</text:span></text:p>
          </table:table-cell>
          <table:table-cell table:style-name="Tabel5.A2" office:value-type="string">
            <text:p text:style-name="P30"><text:span text:style-name="T294">40</text:span>h</text:p>
          </table:table-cell>
        </table:table-row>
        <table:table-row table:style-name="Tabel5.1">
          <table:covered-table-cell/>
          <table:table-cell table:style-name="Tabel5.A2" office:value-type="string">
            <text:p text:style-name="P13">Sem. 1</text:p>
          </table:table-cell>
          <table:table-cell table:style-name="Tabel5.A2" office:value-type="string">
            <text:p text:style-name="P67">Advanced Databases and Data Mining (3<text:span text:style-name="T290">rd</text:span> year Undergratuate)</text:p>
            <text:p text:style-name="P68"><text:span text:style-name="T253">C</text:span><text:span text:style-name="T254">oncepts of data warehousing and OLAP techniques, </text:span><text:span text:style-name="T253">fundamental data mining algorithms.</text:span></text:p>
          </table:table-cell>
          <table:table-cell table:style-name="Tabel5.A2" office:value-type="string">
            <text:p text:style-name="P31">30h</text:p>
          </table:table-cell>
        </table:table-row>
        <table:table-row table:style-name="Tabel5.1">
          <table:table-cell table:style-name="Tabel5.A2" office:value-type="string">
            <text:p text:style-name="P55">2015:</text:p>
            <text:p text:style-name="P72">adjunct <text:span text:style-name="T293">@</text:span>ANU</text:p>
          </table:table-cell>
          <table:table-cell table:style-name="Tabel5.A2" office:value-type="string">
            <text:p text:style-name="P13">Sem. 2</text:p>
          </table:table-cell>
          <table:table-cell table:style-name="Tabel5.A2" office:value-type="string">
            <text:p text:style-name="P66">Document Analysis (3<text:span text:style-name="T290">rd</text:span> year Undergraduate and Honnors) <text:span text:style-name="T245">Notions of classification and clustering, graph theory, visualization tools, centrality and community measures, sentiment analysis.</text:span></text:p>
          </table:table-cell>
          <table:table-cell table:style-name="Tabel5.A2" office:value-type="string">
            <text:p text:style-name="P30"><text:span text:style-name="T291">20</text:span>h</text:p>
          </table:table-cell>
        </table:table-row>
        <table:table-row table:style-name="Tabel5.1">
          <table:table-cell table:style-name="Tabel5.A2" table:number-rows-spanned="4" office:value-type="string">
            <text:p text:style-name="P56"><text:span text:style-name="T149">201</text:span><text:span text:style-name="T134">3 – 201</text:span><text:span text:style-name="T271">4:</text:span></text:p>
            <text:p text:style-name="P56"><text:span text:style-name="T237">Teaching </text:span><text:span text:style-name="T238">assistant</text:span></text:p>
            <text:p text:style-name="P56"/>
            <text:p text:style-name="P91"><text:span text:style-name="T227">Universit</text:span><text:span text:style-name="T228">y</text:span></text:p>
            <text:p text:style-name="P86">Lyon 2</text:p>
          </table:table-cell>
          <table:table-cell table:style-name="Tabel5.A2" table:number-rows-spanned="3" office:value-type="string">
            <text:p text:style-name="P14">Sem.<text:span text:style-name="T19"> </text:span>1</text:p>
          </table:table-cell>
          <table:table-cell table:style-name="Tabel5.A2" office:value-type="string">
            <text:p text:style-name="P69"><text:span text:style-name="T279">Software Methodologies </text:span><text:span text:style-name="T280">(Tutoring</text:span><text:span text:style-name="T279"> Master</text:span><text:span text:style-name="T280">s</text:span><text:span text:style-name="T279"> Erasmus Mundus DMKM)</text:span><text:span text:style-name="T255"> Development of computer systems, </text:span><text:span text:style-name="T256">complex</text:span><text:span text:style-name="T255"> systems.</text:span></text:p>
          </table:table-cell>
          <table:table-cell table:style-name="Tabel5.A2" office:value-type="string">
            <text:p text:style-name="P30">15h</text:p>
          </table:table-cell>
        </table:table-row>
        <table:table-row table:style-name="Tabel5.1">
          <table:covered-table-cell/>
          <table:covered-table-cell/>
          <table:table-cell table:style-name="Tabel5.A2" office:value-type="string">
            <text:p text:style-name="P57"><text:span text:style-name="T180">Numerical </text:span><text:span text:style-name="T181">Machine </text:span><text:span text:style-name="T180">Learning (</text:span><text:span text:style-name="T177">Lecturing</text:span><text:span text:style-name="T182"> Master </text:span><text:span text:style-name="T180">Erasmus Mundus DMKM) </text:span><text:span text:style-name="T234">A</text:span><text:span text:style-name="T233">ssociation rules </text:span><text:span text:style-name="T234">m</text:span><text:span text:style-name="T233">ining and </text:span><text:span text:style-name="T234">ensemble methods</text:span><text:span text:style-name="T233">.</text:span></text:p>
          </table:table-cell>
          <table:table-cell table:style-name="Tabel5.A2" office:value-type="string">
            <text:p text:style-name="P30">3h</text:p>
          </table:table-cell>
        </table:table-row>
        <table:table-row table:style-name="Tabel5.1">
          <table:covered-table-cell/>
          <table:covered-table-cell/>
          <table:table-cell table:style-name="Tabel5.A2" office:value-type="string">
            <text:p text:style-name="P38"><text:span text:style-name="T10">Object Oriented Programming</text:span><text:span text:style-name="T7"> </text:span><text:span text:style-name="T9">(</text:span><text:span text:style-name="T28">Lecturing&amp;</text:span><text:span text:style-name="T31">Tutoring</text:span><text:span text:style-name="T26"> </text:span><text:span text:style-name="T8">Masters IDSM Kharkov) </text:span></text:p>
            <text:p text:style-name="P52">Introduction in object-oriented programming, Java GUIs, APIs.</text:p>
          </table:table-cell>
          <table:table-cell table:style-name="Tabel5.A2" office:value-type="string">
            <text:p text:style-name="P32">25h</text:p>
          </table:table-cell>
        </table:table-row>
        <table:table-row table:style-name="Tabel5.1">
          <table:covered-table-cell/>
          <table:table-cell table:style-name="Tabel5.A2" office:value-type="string">
            <text:p text:style-name="P14">Sem.<text:span text:style-name="T19"> </text:span>2</text:p>
          </table:table-cell>
          <table:table-cell table:style-name="Tabel5.A2" office:value-type="string">
            <text:p text:style-name="P57"><text:span text:style-name="T194">Data Mining (</text:span><text:span text:style-name="T178">Tutor</text:span><text:span text:style-name="T179">ing</text:span><text:span text:style-name="T194"> Master</text:span><text:span text:style-name="T195">s</text:span><text:span text:style-name="T194"> IDSM Kharkov) </text:span><text:span text:style-name="T251">D</text:span><text:span text:style-name="T252">ata analysis </text:span><text:span text:style-name="T251">in R</text:span><text:span text:style-name="T252">: processing and data cleaning, statistical analysis, data mining.</text:span></text:p>
          </table:table-cell>
          <table:table-cell table:style-name="Tabel5.A2" office:value-type="string">
            <text:p text:style-name="P33">14h</text:p>
          </table:table-cell>
        </table:table-row>
        <table:table-row table:style-name="Tabel5.1">
          <table:table-cell table:style-name="Tabel5.A2" table:number-rows-spanned="7" office:value-type="string">
            <text:p text:style-name="P56"><text:span text:style-name="T149">201</text:span><text:span text:style-name="T134">2 – 2013:</text:span></text:p>
            <text:p text:style-name="P56"><text:span text:style-name="T237">Teaching </text:span><text:span text:style-name="T238">assistant</text:span></text:p>
            <text:p text:style-name="P56"/>
            <text:p text:style-name="P91"><text:span text:style-name="T227">Universit</text:span><text:span text:style-name="T228">y</text:span></text:p>
            <text:p text:style-name="P86">Lyon 2</text:p>
          </table:table-cell>
          <table:table-cell table:style-name="Tabel5.A2" table:number-rows-spanned="4" office:value-type="string">
            <text:p text:style-name="P14">Sem.<text:span text:style-name="T19"> </text:span>1</text:p>
          </table:table-cell>
          <table:table-cell table:style-name="Tabel5.A2" office:value-type="string">
            <text:p text:style-name="P69"><text:span text:style-name="T279">Software Methodologies </text:span><text:span text:style-name="T280">(Tutoring</text:span><text:span text:style-name="T279"> Master</text:span><text:span text:style-name="T280">s</text:span><text:span text:style-name="T279"> Erasmus Mundus DMKM)</text:span><text:span text:style-name="T255"> Development of computer systems, </text:span><text:span text:style-name="T256">complex</text:span><text:span text:style-name="T255"> systems.</text:span></text:p>
          </table:table-cell>
          <table:table-cell table:style-name="Tabel5.A2" office:value-type="string">
            <text:p text:style-name="P30">15h</text:p>
          </table:table-cell>
        </table:table-row>
        <table:table-row table:style-name="Tabel5.18">
          <table:covered-table-cell/>
          <table:covered-table-cell/>
          <table:table-cell table:style-name="Tabel5.A2" office:value-type="string">
            <text:p text:style-name="P39"><text:span text:style-name="T284">Object Oriented Programming</text:span> <text:span text:style-name="T132">(</text:span><text:span text:style-name="T33">Lecturing&amp;</text:span><text:span text:style-name="T40">Tutoring</text:span><text:span text:style-name="T32"> </text:span><text:span text:style-name="T133">Masters Computer Science)</text:span></text:p>
            <text:p text:style-name="P7">Introduction in object-oriented programming, Java GUIs, APIs.</text:p>
          </table:table-cell>
          <table:table-cell table:style-name="Tabel5.A2" office:value-type="string">
            <text:p text:style-name="P32">25h</text:p>
          </table:table-cell>
        </table:table-row>
        <table:table-row table:style-name="Tabel5.18">
          <table:covered-table-cell/>
          <table:covered-table-cell/>
          <table:table-cell table:style-name="Tabel5.A2" office:value-type="string">
            <text:p text:style-name="P15"><text:span text:style-name="T14">Scientific Calculation</text:span><text:span text:style-name="T13"> </text:span><text:span text:style-name="T7">(</text:span><text:span text:style-name="T2">Tutor</text:span><text:span text:style-name="T3">ing</text:span><text:span text:style-name="T13"> </text:span><text:span text:style-name="T14">undergraduates</text:span><text:span text:style-name="T7">) </text:span><text:span text:style-name="T235">Programming in Octave, statistical and graphical calculations, time series analysis.</text:span></text:p>
          </table:table-cell>
          <table:table-cell table:style-name="Tabel5.A2" office:value-type="string">
            <text:p text:style-name="P32">14h</text:p>
          </table:table-cell>
        </table:table-row>
        <table:table-row table:style-name="Tabel5.18">
          <table:covered-table-cell/>
          <table:covered-table-cell/>
          <table:table-cell table:style-name="Tabel5.A2" office:value-type="string">
            <text:p text:style-name="P57"><text:span text:style-name="T180">Numerical </text:span><text:span text:style-name="T181">Machine </text:span><text:span text:style-name="T180">Learning ( </text:span><text:span text:style-name="T177">Lecturing</text:span><text:span text:style-name="T182"> Master </text:span><text:span text:style-name="T180">Erasmus Mundus DMKM)</text:span><text:span text:style-name="T233"> </text:span><text:span text:style-name="T234">A</text:span><text:span text:style-name="T233">ssociation rules </text:span><text:span text:style-name="T234">m</text:span><text:span text:style-name="T233">ining and </text:span><text:span text:style-name="T234">ensemble methods</text:span><text:span text:style-name="T233">.</text:span></text:p>
          </table:table-cell>
          <table:table-cell table:style-name="Tabel5.A2" office:value-type="string">
            <text:p text:style-name="P34">3h</text:p>
          </table:table-cell>
        </table:table-row>
        <table:table-row table:style-name="Tabel5.18">
          <table:covered-table-cell/>
          <table:table-cell table:style-name="Tabel5.A2" table:number-rows-spanned="3" office:value-type="string">
            <text:p text:style-name="P14">Sem.<text:span text:style-name="T19"> </text:span>2</text:p>
          </table:table-cell>
          <table:table-cell table:style-name="Tabel5.A2" office:value-type="string">
            <text:p text:style-name="P104"><text:span text:style-name="T7">UNIX </text:span><text:span text:style-name="T11">Operating Systems </text:span><text:span text:style-name="T7">et C </text:span><text:span text:style-name="T11">programming language </text:span><text:span text:style-name="T7">(</text:span><text:span text:style-name="T4">Lecturing&amp;</text:span><text:span text:style-name="T5">Tutoring</text:span><text:span text:style-name="T1"> </text:span><text:span text:style-name="T6">undergraduates </text:span><text:span text:style-name="T7">IDS) </text:span><text:span text:style-name="T51">U</text:span><text:span text:style-name="T239">s</text:span><text:span text:style-name="T240">a</text:span><text:span text:style-name="T241">ge</text:span><text:span text:style-name="T239"> and </text:span><text:span text:style-name="T241">administration of </text:span><text:span text:style-name="T239">UNIX systems, Bash programming, </text:span><text:span text:style-name="T241">C </text:span><text:span text:style-name="T239">language programming.</text:span></text:p>
          </table:table-cell>
          <table:table-cell table:style-name="Tabel5.A2" office:value-type="string">
            <text:p text:style-name="P32">25h</text:p>
          </table:table-cell>
        </table:table-row>
        <table:table-row table:style-name="Tabel5.1">
          <table:covered-table-cell/>
          <table:covered-table-cell/>
          <table:table-cell table:style-name="Tabel5.A2" office:value-type="string">
            <text:p text:style-name="P49"><text:span text:style-name="T90">Symbolic learning (</text:span><text:span text:style-name="T71">Tutor</text:span><text:span text:style-name="T72">ing</text:span><text:span text:style-name="T75"> </text:span><text:span text:style-name="T71">Master</text:span><text:span text:style-name="T75"> </text:span><text:span text:style-name="T71">Erasmus</text:span><text:span text:style-name="T75"> </text:span><text:span text:style-name="T71">Mundus</text:span><text:span text:style-name="T75"> </text:span><text:span text:style-name="T71">DMKM)</text:span></text:p>
            <text:p text:style-name="P53"><text:span text:style-name="T285">Introduction to artificial </text:span>intelligence, <text:span text:style-name="T285">machine learning</text:span>, Formal Concept Analysis, Decision Trees, Association Rules.</text:p>
          </table:table-cell>
          <table:table-cell table:style-name="Tabel5.A2" office:value-type="string">
            <text:p text:style-name="P30">15h</text:p>
          </table:table-cell>
        </table:table-row>
        <table:table-row table:style-name="Tabel5.1">
          <table:covered-table-cell/>
          <table:covered-table-cell/>
          <table:table-cell table:style-name="Tabel5.A2" office:value-type="string">
            <text:p text:style-name="P38"><text:span text:style-name="T10">Object Oriented Programming</text:span><text:span text:style-name="T7"> </text:span><text:span text:style-name="T9">(</text:span><text:span text:style-name="T29">Lecturing&amp;</text:span><text:span text:style-name="T30">Tutoring</text:span><text:span text:style-name="T26"> </text:span><text:span text:style-name="T8">Masters IDSM Kharkov) </text:span></text:p>
            <text:p text:style-name="P52">Introduction in object-oriented programming, Java GUIs, APIs.</text:p>
          </table:table-cell>
          <table:table-cell table:style-name="Tabel5.A2" office:value-type="string">
            <text:p text:style-name="P32">25h</text:p>
          </table:table-cell>
        </table:table-row>
        <table:table-row table:style-name="Tabel5.1">
          <table:table-cell table:style-name="Tabel5.A38" table:number-rows-spanned="4" office:value-type="string">
            <text:p text:style-name="P28">2011<text:span text:style-name="T17"> – </text:span>2012:</text:p>
            <text:p text:style-name="P50"><text:span text:style-name="T88"><text:s/></text:span><text:span text:style-name="T242">Teaching </text:span><text:span text:style-name="T243">assistant</text:span></text:p>
            <text:p text:style-name="P56"/>
            <text:p text:style-name="P91"><text:span text:style-name="T227">Universit</text:span><text:span text:style-name="T228">y</text:span></text:p>
            <text:p text:style-name="P44">Lyon 2</text:p>
          </table:table-cell>
          <table:table-cell table:style-name="Tabel5.B26" table:number-rows-spanned="3" office:value-type="string">
            <text:p text:style-name="P14">Sem.<text:span text:style-name="T19"> </text:span>1</text:p>
          </table:table-cell>
          <table:table-cell table:style-name="Tabel5.C38" office:value-type="string">
            <text:p text:style-name="P51"><text:span text:style-name="T76">Numerical Calculus</text:span><text:span text:style-name="T74"> (</text:span><text:span text:style-name="T76">Lecturing&amp;</text:span><text:span text:style-name="T80">Tutoring</text:span><text:span text:style-name="T81"> undergraduates</text:span><text:span text:style-name="T74">)</text:span><text:span text:style-name="T87"> </text:span></text:p>
            <text:p text:style-name="P8"><text:span text:style-name="T24">Personalised</text:span><text:span text:style-name="T20"> functions and</text:span><text:span text:style-name="T19"> </text:span>VBA <text:span text:style-name="T286">macros</text:span>,<text:span text:style-name="T19"> </text:span><text:span text:style-name="T20">Excel visual interfaces.</text:span></text:p>
          </table:table-cell>
          <table:table-cell table:style-name="Tabel5.D38" office:value-type="string">
            <text:p text:style-name="P34">21h</text:p>
          </table:table-cell>
        </table:table-row>
        <table:table-row table:style-name="Tabel5.1">
          <table:covered-table-cell/>
          <table:covered-table-cell/>
          <table:table-cell table:style-name="Tabel5.C38" office:value-type="string">
            <text:p text:style-name="P17"><text:span text:style-name="T14">Scientific Calculation</text:span><text:span text:style-name="T13"> </text:span><text:span text:style-name="T7">(</text:span><text:span text:style-name="T2">Tutor</text:span><text:span text:style-name="T3">ing</text:span><text:span text:style-name="T13"> </text:span><text:span text:style-name="T14">undergraduates</text:span><text:span text:style-name="T7">) </text:span><text:span text:style-name="T236">Programming in Octave, statistical and graphical calculations, time series analysis.</text:span></text:p>
          </table:table-cell>
          <table:table-cell table:style-name="Tabel5.D38" office:value-type="string">
            <text:p text:style-name="P34">14h</text:p>
          </table:table-cell>
        </table:table-row>
        <table:table-row table:style-name="Tabel5.1">
          <table:covered-table-cell/>
          <table:covered-table-cell/>
          <table:table-cell table:style-name="Tabel5.C38" office:value-type="string">
            <text:p text:style-name="P57"><text:span text:style-name="T180">Numerical </text:span><text:span text:style-name="T183">Machine </text:span><text:span text:style-name="T180">Learning (</text:span><text:span text:style-name="T177">Lecturing</text:span><text:span text:style-name="T182"> Master </text:span><text:span text:style-name="T180">Erasmus Mundus DMKM)</text:span></text:p>
            <text:p text:style-name="P95"><text:span text:style-name="T148">A</text:span><text:span text:style-name="T147">ssociation rules </text:span><text:span text:style-name="T148">m</text:span><text:span text:style-name="T147">ining and </text:span><text:span text:style-name="T148">ensemble methods</text:span><text:span text:style-name="T147">.</text:span></text:p>
          </table:table-cell>
          <table:table-cell table:style-name="Tabel5.D38" office:value-type="string">
            <text:p text:style-name="P34">3h</text:p>
          </table:table-cell>
        </table:table-row>
        <table:table-row table:style-name="Tabel5.1">
          <table:covered-table-cell/>
          <table:table-cell table:style-name="Tabel5.B38" office:value-type="string">
            <text:p text:style-name="P14">Sem.<text:span text:style-name="T19"> </text:span>2</text:p>
          </table:table-cell>
          <table:table-cell table:style-name="Tabel5.C38" office:value-type="string">
            <text:p text:style-name="P40"><text:span text:style-name="T37">Numerical Calculus</text:span><text:span text:style-name="T36"> (</text:span><text:span text:style-name="T37">Lecturing&amp;</text:span><text:span text:style-name="T38">Tutoring</text:span><text:span text:style-name="T39"> undergraduates</text:span><text:span text:style-name="T36">) </text:span></text:p>
            <text:p text:style-name="P8"><text:span text:style-name="T24">Personalised</text:span><text:span text:style-name="T20"> functions and</text:span><text:span text:style-name="T19"> VBA </text:span><text:span text:style-name="T20">macros</text:span><text:span text:style-name="T19">, </text:span><text:span text:style-name="T20">Excel visual interfaces.</text:span></text:p>
          </table:table-cell>
          <table:table-cell table:style-name="Tabel5.D38" office:value-type="string">
            <text:p text:style-name="P18">42h</text:p>
          </table:table-cell>
        </table:table-row>
        <table:table-row table:style-name="Tabel5.1">
          <table:table-cell table:style-name="Tabel5.A31" table:number-rows-spanned="4" office:value-type="string">
            <text:p text:style-name="P28">2010<text:span text:style-name="T17"> – </text:span>2011:</text:p>
            <text:p text:style-name="P56"><text:span text:style-name="T237">Teaching </text:span><text:span text:style-name="T238">assistant</text:span></text:p>
            <text:p text:style-name="P56"/>
            <text:p text:style-name="P91"><text:span text:style-name="T227">Universit</text:span><text:span text:style-name="T228">y</text:span></text:p>
            <text:p text:style-name="P87">Lyon 2</text:p>
          </table:table-cell>
          <table:table-cell table:style-name="Tabel5.B29" table:number-rows-spanned="2" office:value-type="string">
            <text:p text:style-name="P14">Sem.<text:span text:style-name="T19"> </text:span>1</text:p>
          </table:table-cell>
          <table:table-cell table:style-name="Tabel5.C38" office:value-type="string">
            <text:p text:style-name="P20">Initiation<text:span text:style-name="T19"> </text:span><text:span text:style-name="T21">in </text:span>programm<text:span text:style-name="T287">ing</text:span><text:span text:style-name="T19"> </text:span><text:span text:style-name="T21">in </text:span>Visual<text:span text:style-name="T19"> </text:span>Basic<text:span text:style-name="T19"> </text:span>(<text:span text:style-name="T34">Tutor</text:span><text:span text:style-name="T35">ing</text:span><text:span text:style-name="T287"> undergrads</text:span>)</text:p>
            <text:p text:style-name="P8"><text:span text:style-name="T18">Notions</text:span><text:span text:style-name="T19"> </text:span><text:span text:style-name="T22">of</text:span><text:span text:style-name="T19"> </text:span>programm<text:span text:style-name="T22">ing in </text:span>Visual<text:span text:style-name="T19"> </text:span>Basic,<text:span text:style-name="T19"> </text:span><text:span text:style-name="T22">sort </text:span>algorithms,<text:span text:style-name="T19"> </text:span><text:span text:style-name="T22">data structures</text:span>,<text:span text:style-name="T19"> </text:span><text:span text:style-name="T22">graphical interfaces.</text:span></text:p>
          </table:table-cell>
          <table:table-cell table:style-name="Tabel5.D38" office:value-type="string">
            <text:p text:style-name="P18">21h</text:p>
          </table:table-cell>
        </table:table-row>
        <table:table-row table:style-name="Tabel5.1">
          <table:covered-table-cell/>
          <table:covered-table-cell/>
          <table:table-cell table:style-name="Tabel5.C38" office:value-type="string">
            <text:p text:style-name="P38"><text:span text:style-name="T10">Object Oriented Programming</text:span><text:span text:style-name="T7"> </text:span><text:span text:style-name="T9">(</text:span><text:span text:style-name="T25">Tutor</text:span><text:span text:style-name="T27">ing</text:span><text:span text:style-name="T26"> </text:span><text:span text:style-name="T8">Masters Computer Science) </text:span><text:span text:style-name="T53">Introduction in object-oriented programming, Java GUI, </text:span><text:span text:style-name="T54">API</text:span></text:p>
          </table:table-cell>
          <table:table-cell table:style-name="Tabel5.D38" office:value-type="string">
            <text:p text:style-name="P18">6h</text:p>
          </table:table-cell>
        </table:table-row>
        <table:table-row table:style-name="Tabel5.1">
          <table:covered-table-cell/>
          <table:table-cell table:style-name="Tabel5.B31" table:number-rows-spanned="2" office:value-type="string">
            <text:p text:style-name="P14">Sem.<text:span text:style-name="T19"> </text:span>2</text:p>
          </table:table-cell>
          <table:table-cell table:style-name="Tabel5.C38" office:value-type="string">
            <text:p text:style-name="P51"><text:span text:style-name="T76">Numerical Calculus</text:span><text:span text:style-name="T74"> (</text:span><text:span text:style-name="T76">Lecturing&amp;</text:span><text:span text:style-name="T80">Tutoring</text:span><text:span text:style-name="T81"> undergraduates</text:span><text:span text:style-name="T74">) </text:span><text:span text:style-name="T87"><text:s/></text:span></text:p>
            <text:p text:style-name="P9"><text:span text:style-name="T24">Personalised</text:span><text:span text:style-name="T20"> functions and</text:span><text:span text:style-name="T19"> </text:span>VBA <text:span text:style-name="T286">macros</text:span>,<text:span text:style-name="T19"> </text:span><text:span text:style-name="T20">Excel visual interfaces.</text:span></text:p>
          </table:table-cell>
          <table:table-cell table:style-name="Tabel5.D38" office:value-type="string">
            <text:p text:style-name="P18">11h</text:p>
          </table:table-cell>
        </table:table-row>
        <table:table-row table:style-name="Tabel5.1">
          <table:covered-table-cell/>
          <table:covered-table-cell/>
          <table:table-cell table:style-name="Tabel5.C38" office:value-type="string">
            <text:p text:style-name="P21"><text:span text:style-name="T91">ACCESS</text:span><text:span text:style-name="T92"> </text:span><text:span text:style-name="T93">Databases </text:span><text:span text:style-name="T89">(</text:span><text:span text:style-name="T85">Tutor</text:span><text:span text:style-name="T86">ing</text:span><text:span text:style-name="T92"> </text:span><text:span text:style-name="T77">undergraduates</text:span><text:span text:style-name="T92"> </text:span><text:span text:style-name="T89">IDEA)</text:span></text:p>
            <text:p text:style-name="P10"><text:span text:style-name="T18">Introduction</text:span><text:span text:style-name="T19"> </text:span><text:span text:style-name="T23">to databases, tables, queries</text:span><text:span text:style-name="T19">, </text:span><text:span text:style-name="T23">reports.</text:span></text:p>
          </table:table-cell>
          <table:table-cell table:style-name="Tabel5.D38" office:value-type="string">
            <text:p text:style-name="P18">28h</text:p>
          </table:table-cell>
        </table:table-row>
        <text:soft-page-break/>
        <table:table-row table:style-name="Tabel5.1">
          <table:table-cell table:style-name="Tabel5.A34" table:number-rows-spanned="3" office:value-type="string">
            <text:p text:style-name="P28">2009<text:span text:style-name="T17"> – </text:span>2010:</text:p>
            <text:p text:style-name="P56"><text:span text:style-name="T237">Teaching </text:span><text:span text:style-name="T238">assistant</text:span></text:p>
            <text:p text:style-name="P56"/>
            <text:p text:style-name="P91"><text:span text:style-name="T227">Universit</text:span><text:span text:style-name="T228">y</text:span></text:p>
            <text:p text:style-name="P87">Lyon 2</text:p>
          </table:table-cell>
          <table:table-cell table:style-name="Tabel5.B38" office:value-type="string">
            <text:p text:style-name="P14">Sem.<text:span text:style-name="T19"> </text:span>1</text:p>
          </table:table-cell>
          <table:table-cell table:style-name="Tabel5.C38" office:value-type="string">
            <text:p text:style-name="P20">Initiation<text:span text:style-name="T19"> </text:span><text:span text:style-name="T21">in </text:span>programm<text:span text:style-name="T287">ing</text:span><text:span text:style-name="T19"> </text:span><text:span text:style-name="T21">in </text:span>Visual<text:span text:style-name="T19"> </text:span>Basic<text:span text:style-name="T19"> </text:span>(<text:span text:style-name="T34">Tutor</text:span><text:span text:style-name="T35">ing</text:span><text:span text:style-name="T287"> undergrads</text:span>)</text:p>
            <text:p text:style-name="P9"><text:span text:style-name="T18">Notions</text:span><text:span text:style-name="T19"> </text:span><text:span text:style-name="T22">of</text:span><text:span text:style-name="T19"> </text:span>programm<text:span text:style-name="T22">ing in </text:span>Visual<text:span text:style-name="T19"> </text:span>Basic,<text:span text:style-name="T19"> </text:span><text:span text:style-name="T22">sort </text:span>algorithms,<text:span text:style-name="T19"> </text:span><text:span text:style-name="T22">data structures</text:span>,<text:span text:style-name="T19"> </text:span><text:span text:style-name="T22">graphical interfaces.</text:span></text:p>
          </table:table-cell>
          <table:table-cell table:style-name="Tabel5.D38" office:value-type="string">
            <text:p text:style-name="P18">42h</text:p>
          </table:table-cell>
        </table:table-row>
        <table:table-row table:style-name="Tabel5.1">
          <table:covered-table-cell/>
          <table:table-cell table:style-name="Tabel5.B34" table:number-rows-spanned="2" office:value-type="string">
            <text:p text:style-name="P14">Sem.<text:span text:style-name="T19"> </text:span>2</text:p>
          </table:table-cell>
          <table:table-cell table:style-name="Tabel5.C38" office:value-type="string">
            <text:p text:style-name="P51"><text:span text:style-name="T76">Numerical Calculus</text:span><text:span text:style-name="T74"> </text:span><text:span text:style-name="T70">(</text:span><text:span text:style-name="T73">Lecturing&amp;</text:span><text:span text:style-name="T84">Tutoring</text:span><text:span text:style-name="T83"> undergraduates</text:span><text:span text:style-name="T70">)</text:span><text:span text:style-name="T87"> </text:span></text:p>
            <text:p text:style-name="P9"><text:span text:style-name="T24">Personalised</text:span><text:span text:style-name="T20"> functions and</text:span><text:span text:style-name="T19"> VBA </text:span><text:span text:style-name="T20">macros</text:span><text:span text:style-name="T19">, </text:span><text:span text:style-name="T20">Excel visual interfaces.</text:span></text:p>
          </table:table-cell>
          <table:table-cell table:style-name="Tabel5.D38" office:value-type="string">
            <text:p text:style-name="P18">11h</text:p>
          </table:table-cell>
        </table:table-row>
        <table:table-row table:style-name="Tabel5.1">
          <table:covered-table-cell/>
          <table:covered-table-cell/>
          <table:table-cell table:style-name="Tabel5.C38" office:value-type="string">
            <text:p text:style-name="P21"><text:span text:style-name="T91">ACCESS</text:span><text:span text:style-name="T92"> </text:span><text:span text:style-name="T93">Databases </text:span><text:span text:style-name="T89">(</text:span><text:span text:style-name="T84">Tutoring</text:span><text:span text:style-name="T83"> undergraduates</text:span><text:span text:style-name="T89">)</text:span></text:p>
            <text:p text:style-name="P11">Introduction <text:span text:style-name="T288">to databases, tables, queries</text:span>, <text:span text:style-name="T288">reports.</text:span></text:p>
          </table:table-cell>
          <table:table-cell table:style-name="Tabel5.D38" office:value-type="string">
            <text:p text:style-name="P18">14h</text:p>
          </table:table-cell>
        </table:table-row>
        <table:table-row table:style-name="Tabel5.1">
          <table:table-cell table:style-name="Tabel5.A38" office:value-type="string">
            <text:p text:style-name="P28">2008<text:span text:style-name="T17"> – </text:span>2009 :</text:p>
            <text:p text:style-name="P50"><text:span text:style-name="T88"><text:s/></text:span><text:span text:style-name="T244">TA</text:span></text:p>
            <text:p text:style-name="P71">Polytechnic</text:p>
            <text:p text:style-name="P87">Bucharest</text:p>
          </table:table-cell>
          <table:table-cell table:style-name="Tabel5.B38" office:value-type="string">
            <text:p text:style-name="P14">Sem.<text:span text:style-name="T19"> </text:span>1</text:p>
          </table:table-cell>
          <table:table-cell table:style-name="Tabel5.C38" office:value-type="string">
            <text:p text:style-name="P16"><text:span text:style-name="T7">Communication </text:span><text:span text:style-name="T12">Networks</text:span><text:span text:style-name="T7"> (</text:span><text:span text:style-name="T15">Tutoring</text:span><text:span text:style-name="T16"> Engineer</text:span><text:span text:style-name="T15">ing </text:span><text:span text:style-name="T16">undergraduates</text:span><text:span text:style-name="T7">) </text:span><text:span text:style-name="T59">Notions</text:span><text:span text:style-name="T60"> </text:span><text:span text:style-name="T61">of networking, communication protocols </text:span><text:span text:style-name="T63">(TCP,</text:span><text:span text:style-name="T60"> </text:span><text:span text:style-name="T63">IP,</text:span><text:span text:style-name="T60"> </text:span><text:span text:style-name="T63">SSH),</text:span><text:span text:style-name="T60"> </text:span><text:span text:style-name="T63">rout</text:span><text:span text:style-name="T64">ing protocols</text:span><text:span text:style-name="T60"> </text:span><text:span text:style-name="T63">(OSPF,</text:span><text:span text:style-name="T60"> </text:span><text:span text:style-name="T63">RIP,</text:span><text:span text:style-name="T60"> </text:span><text:span text:style-name="T63">IS-IS),</text:span><text:span text:style-name="T60"> </text:span><text:span text:style-name="T62">local networks</text:span><text:span text:style-name="T63">.</text:span></text:p>
          </table:table-cell>
          <table:table-cell table:style-name="Tabel5.D38" office:value-type="string">
            <text:p text:style-name="P18">56h</text:p>
          </table:table-cell>
        </table:table-row>
        <table:table-row table:style-name="Tabel5.1">
          <table:table-cell table:style-name="Tabel5.A38" office:value-type="string">
            <text:p text:style-name="P28">2007<text:span text:style-name="T17"> – </text:span>2008 :</text:p>
            <text:p text:style-name="P50"><text:span text:style-name="T88"><text:s/></text:span><text:span text:style-name="T46">TA</text:span></text:p>
            <text:p text:style-name="P71">Polytechnic</text:p>
            <text:p text:style-name="P87">Bucharest</text:p>
          </table:table-cell>
          <table:table-cell table:style-name="Tabel5.B38" office:value-type="string">
            <text:p text:style-name="P14">Sem.<text:span text:style-name="T19"> </text:span>2</text:p>
          </table:table-cell>
          <table:table-cell table:style-name="Tabel5.C38" office:value-type="string">
            <text:p text:style-name="P12"><text:span text:style-name="T78">Constructing and </text:span><text:span text:style-name="T79">implementing algorithms</text:span><text:span text:style-name="T82"> (</text:span><text:span text:style-name="T84">Tutoring</text:span><text:span text:style-name="T83"> Engineer</text:span><text:span text:style-name="T84">ing </text:span><text:span text:style-name="T83">undergraduates</text:span><text:span text:style-name="T82">) </text:span><text:span text:style-name="T52">Initiation</text:span><text:span text:style-name="T56"> </text:span><text:span text:style-name="T57">to the construction of algorithms, data structures</text:span><text:span text:style-name="T58">,</text:span><text:span text:style-name="T56"> </text:span><text:span text:style-name="T57">graph structures and algorithms</text:span><text:span text:style-name="T58">,</text:span><text:span text:style-name="T56"> </text:span><text:span text:style-name="T57">spatial and temporal complexity calculation</text:span><text:span text:style-name="T55">.</text:span></text:p>
          </table:table-cell>
          <table:table-cell table:style-name="Tabel5.D38" office:value-type="string">
            <text:p text:style-name="P18">56h</text:p>
          </table:table-cell>
        </table:table-row>
        <table:table-row table:style-name="Tabel5.1">
          <table:table-cell table:style-name="Tabel5.A38" office:value-type="string">
            <text:p text:style-name="P28"/>
          </table:table-cell>
          <table:table-cell table:style-name="Tabel5.B38" office:value-type="string">
            <text:p text:style-name="P14"/>
          </table:table-cell>
          <table:table-cell table:style-name="Tabel5.C38" office:value-type="string">
            <text:p text:style-name="P96">Total:</text:p>
          </table:table-cell>
          <table:table-cell table:style-name="Tabel5.D38" office:value-type="string">
            <text:p text:style-name="P19"><text:span text:style-name="T302">6</text:span><text:span text:style-name="T314">53</text:span><text:span text:style-name="T295">h</text:span></text:p>
          </table:table-cell>
        </table:table-row>
        <table:table-row table:style-name="Tabel5.1">
          <table:table-cell table:style-name="Tabel5.A38" office:value-type="string">
            <text:p text:style-name="P28"/>
          </table:table-cell>
          <table:table-cell table:style-name="Tabel5.B38" office:value-type="string">
            <text:p text:style-name="P14"/>
          </table:table-cell>
          <table:table-cell table:style-name="Tabel5.C38" office:value-type="string">
            <text:p text:style-name="P12"/>
          </table:table-cell>
          <table:table-cell table:style-name="Tabel5.D38" office:value-type="string">
            <text:p text:style-name="P18"/>
          </table:table-cell>
        </table:table-row>
        <table:table-row table:style-name="Tabel5.1">
          <table:table-cell table:style-name="Tabel5.A39" table:number-columns-spanned="2" office:value-type="string">
            <text:p text:style-name="P28"><text:span text:style-name="T223">Other courses capable to teach</text:span>:</text:p>
          </table:table-cell>
          <table:covered-table-cell/>
          <table:table-cell table:style-name="Tabel5.C39" table:number-columns-spanned="2" office:value-type="string">
            <text:p text:style-name="P97"><text:span text:style-name="T268">Operating System, </text:span><text:span text:style-name="T269">P</text:span><text:span text:style-name="T268">rogramming Languages (C/C++, Java, Python, C# </text:span><text:span text:style-name="T270">etc.</text:span><text:span text:style-name="T268">), Algorithms, Data Structures, </text:span><text:span text:style-name="T269">A</text:span><text:span text:style-name="T268">ssembler, Databases, Object Oriented Programming, Parallel Programming, </text:span><text:span text:style-name="T269">Operating Systems Programming</text:span><text:span text:style-name="T268">, Web Programming, Data Mining / Machine Learning.</text:span></text:p>
          </table:table-cell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Arial Unicode MS" svg:font-family="'Arial Unicode MS'"/>
    <style:font-face style:name="DejaVu Sans1" svg:font-family="'DejaVu Sans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, 'MS Mincho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0" fo:widows="0" text:number-lines="false" text:line-number="0"/>
      <style:text-properties style:font-name="Times New Roman" fo:font-family="'Times New Roman'" style:font-family-generic="roman" fo:font-size="12pt" fo:language="fr" fo:country="FR" style:letter-kerning="true" style:font-size-asian="12pt" style:language-asian="zh" style:country-asian="CN" style:font-name-complex="DejaVu Sans1" style:font-family-complex="'DejaVu Sans'" style:font-size-complex="12pt" style:language-complex="hi" style:country-complex="IN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fr" fo:country="FR" style:letter-kerning="true" style:font-size-asian="10pt" style:language-asian="zh" style:country-asian="CN" style:font-name-complex="Courier New" style:font-family-complex="'Courier New'" style:font-family-generic-complex="modern" style:font-size-complex="10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style:punctuation-wrap="simple" style:vertical-align="auto">
        <style:tab-stops>
          <style:tab-stop style:position="15.921cm" style:type="right"/>
        </style:tab-stops>
      </style:paragraph-properties>
      <style:text-properties fo:text-transform="uppercas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fo:color="#000000" style:font-name="OpenSymbol" fo:font-family="OpenSymbol" style:font-name-asian="OpenSymbol2" style:font-family-asian="OpenSymbol, 'Arial Unicode MS'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9" style:display-name="ListLabel 18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1" style:display-name="ListLabel 19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2" style:display-name="ListLabel 19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93" style:display-name="ListLabel 19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4" style:display-name="ListLabel 19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5" style:display-name="ListLabel 19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96" style:display-name="ListLabel 19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7" style:display-name="ListLabel 19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Zeichenformat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2" text:style-name="Zeichenformat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3" text:style-name="Zeichenformat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5" text:style-name="Zeichenformat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6" text:style-name="Zeichenformat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8" text:style-name="Zeichenformat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9" text:style-name="Zeichenformat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fo:font-family="Verdana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89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191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192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194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195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197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an-Andrei RIZOIU</meta:initial-creator>
    <meta:creation-date>2014-05-24T15:12:06.949991736</meta:creation-date>
    <dc:date>2021-05-19T10:14:35.452849277</dc:date>
    <dc:creator>Marian-Andrei RIZOIU</dc:creator>
    <meta:editing-duration>PT14H44M57S</meta:editing-duration>
    <meta:editing-cycles>151</meta:editing-cycles>
    <meta:generator>LibreOffice/6.4.7.2$Linux_X86_64 LibreOffice_project/40$Build-2</meta:generator>
    <meta:document-statistic meta:table-count="2" meta:image-count="0" meta:object-count="0" meta:page-count="4" meta:paragraph-count="215" meta:word-count="1563" meta:character-count="11533" meta:non-whitespace-character-count="10152"/>
  </office:meta>
</office:document-meta>
</file>